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580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2H57M24.885S">
            <text:p>12:57:24.89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57M24.92S">
            <text:p>12:57:24.92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2H57M24.938S">
            <text:p>12:57:24.94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2H57M24.957S">
            <text:p>12:57:24.96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2H57M24.972S">
            <text:p>12:57:24.97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2H57M24.987S">
            <text:p>12:57:24.99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2H57M25.017S">
            <text:p>12:57:25.02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2H57M25.045S">
            <text:p>12:57:25.05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2H57M25.024S">
            <text:p>12:57:25.02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2H57M25.062S">
            <text:p>12:57:25.06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2H57M25.076S">
            <text:p>12:57:25.08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2H57M25.089S">
            <text:p>12:57:25.09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2H57M24.927S">
            <text:p>12:57:24.93</text:p>
          </table:table-cell>
          <table:table-cell office:value-type="string">
            <text:p>TC0002_PlannerB 2-1</text:p>
          </table:table-cell>
          <table:table-cell office:value-type="string">
            <text:p>/login.do</text:p>
          </table:table-cell>
          <table:table-cell office:value-type="float" office:value="226">
            <text:p>226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2H57M24.892S">
            <text:p>12:57:24.89</text:p>
          </table:table-cell>
          <table:table-cell office:value-type="string">
            <text:p>TC0001_PlannerA 1-1</text:p>
          </table:table-cell>
          <table:table-cell office:value-type="string">
            <text:p>/login.do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2H57M25.13S">
            <text:p>12:57:25.13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2H57M25.115S">
            <text:p>12:57:25.12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2H57M25.166S">
            <text:p>12:57:25.17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2H57M25.149S">
            <text:p>12:57:25.15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2H57M25.182S">
            <text:p>12:57:25.18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2H57M25.2S">
            <text:p>12:57:25.20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2H57M25.219S">
            <text:p>12:57:25.22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2H57M25.232S">
            <text:p>12:57:25.23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2H57M25.246S">
            <text:p>12:57:25.25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2H57M25.27S">
            <text:p>12:57:25.27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2H57M25.285S">
            <text:p>12:57:25.29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2H57M24.98S">
            <text:p>12:57:24.98</text:p>
          </table:table-cell>
          <table:table-cell office:value-type="string">
            <text:p>TC0002_PlannerB 2-2</text:p>
          </table:table-cell>
          <table:table-cell office:value-type="string">
            <text:p>/login.do</text:p>
          </table:table-cell>
          <table:table-cell office:value-type="float" office:value="356">
            <text:p>356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2H57M25.302S">
            <text:p>12:57:25.30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2H57M25.322S">
            <text:p>12:57:25.32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2H57M25.335S">
            <text:p>12:57:25.34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2H57M24.945S">
            <text:p>12:57:24.95</text:p>
          </table:table-cell>
          <table:table-cell office:value-type="string">
            <text:p>TC0001_PlannerA 1-2</text:p>
          </table:table-cell>
          <table:table-cell office:value-type="string">
            <text:p>/login.do</text:p>
          </table:table-cell>
          <table:table-cell office:value-type="float" office:value="413">
            <text:p>413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2H57M25.353S">
            <text:p>12:57:25.35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2H57M25.038S">
            <text:p>12:57:25.04</text:p>
          </table:table-cell>
          <table:table-cell office:value-type="string">
            <text:p>TC0003_PlannerC 3-2</text:p>
          </table:table-cell>
          <table:table-cell office:value-type="string">
            <text:p>/login.do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2H57M25.374S">
            <text:p>12:57:25.37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2H57M25.388S">
            <text:p>12:57:25.39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2H57M25.405S">
            <text:p>12:57:25.41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2H57M25.069S">
            <text:p>12:57:25.07</text:p>
          </table:table-cell>
          <table:table-cell office:value-type="string">
            <text:p>TC0002_PlannerB 2-3</text:p>
          </table:table-cell>
          <table:table-cell office:value-type="string">
            <text:p>/login.do</text:p>
          </table:table-cell>
          <table:table-cell office:value-type="float" office:value="361">
            <text:p>361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2H57M25.105S">
            <text:p>12:57:25.11</text:p>
          </table:table-cell>
          <table:table-cell office:value-type="string">
            <text:p>TC0002_PlannerB 2-4</text:p>
          </table:table-cell>
          <table:table-cell office:value-type="string">
            <text:p>/login.do</text:p>
          </table:table-cell>
          <table:table-cell office:value-type="float" office:value="340">
            <text:p>34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2H57M25.44S">
            <text:p>12:57:25.44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2H57M25.427S">
            <text:p>12:57:25.43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2H57M25.457S">
            <text:p>12:57:25.46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2H57M24.962S">
            <text:p>12:57:24.96</text:p>
          </table:table-cell>
          <table:table-cell office:value-type="string">
            <text:p>TC0003_PlannerC 3-1</text:p>
          </table:table-cell>
          <table:table-cell office:value-type="string">
            <text:p>/login.do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2H57M25.479S">
            <text:p>12:57:25.48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2H57M25.491S">
            <text:p>12:57:25.49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2H57M25.507S">
            <text:p>12:57:25.51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2H57M25.067S">
            <text:p>12:57:25.07</text:p>
          </table:table-cell>
          <table:table-cell office:value-type="string">
            <text:p>TC0001_PlannerA 1-4</text:p>
          </table:table-cell>
          <table:table-cell office:value-type="string">
            <text:p>/login.do</text:p>
          </table:table-cell>
          <table:table-cell office:value-type="float" office:value="457">
            <text:p>457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2H57M25.535S">
            <text:p>12:57:25.54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2H57M25.543S">
            <text:p>12:57:25.54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2H57M25.078S">
            <text:p>12:57:25.08</text:p>
          </table:table-cell>
          <table:table-cell office:value-type="string">
            <text:p>TC0003_PlannerC 3-3</text:p>
          </table:table-cell>
          <table:table-cell office:value-type="string">
            <text:p>/login.do</text:p>
          </table:table-cell>
          <table:table-cell office:value-type="float" office:value="485">
            <text:p>48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2H57M25.56S">
            <text:p>12:57:25.56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2H57M25.346S">
            <text:p>12:57:25.35</text:p>
          </table:table-cell>
          <table:table-cell office:value-type="string">
            <text:p>TC0003_PlannerC 3-8</text:p>
          </table:table-cell>
          <table:table-cell office:value-type="string">
            <text:p>/login.do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2H57M25.595S">
            <text:p>12:57:25.60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2H57M25.606S">
            <text:p>12:57:25.61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2H57M25.611S">
            <text:p>12:57:25.61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2H57M25.648S">
            <text:p>12:57:25.65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2H57M25.016S">
            <text:p>12:57:25.02</text:p>
          </table:table-cell>
          <table:table-cell office:value-type="string">
            <text:p>TC0001_PlannerA 1-3</text:p>
          </table:table-cell>
          <table:table-cell office:value-type="string">
            <text:p>/login.do</text:p>
          </table:table-cell>
          <table:table-cell office:value-type="float" office:value="639">
            <text:p>639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2H57M25.648S">
            <text:p>12:57:25.65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2H57M25.664S">
            <text:p>12:57:25.66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2H57M25.698S">
            <text:p>12:57:25.70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2H57M25.708S">
            <text:p>12:57:25.71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2H57M25.714S">
            <text:p>12:57:25.71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2H57M25.75S">
            <text:p>12:57:25.75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2H57M25.767S">
            <text:p>12:57:25.77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2H57M25.754S">
            <text:p>12:57:25.75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2H57M25.801S">
            <text:p>12:57:25.80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2H57M25.46S">
            <text:p>12:57:25.46</text:p>
          </table:table-cell>
          <table:table-cell office:value-type="string">
            <text:p>TC0003_PlannerC 3-10</text:p>
          </table:table-cell>
          <table:table-cell office:value-type="string">
            <text:p>/login.do</text:p>
          </table:table-cell>
          <table:table-cell office:value-type="float" office:value="344">
            <text:p>34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2H57M25.818S">
            <text:p>12:57:25.82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2H57M25.446S">
            <text:p>12:57:25.45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400">
            <text:p>40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2H57M25.823S">
            <text:p>12:57:25.82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2H57M25.43S">
            <text:p>12:57:25.43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426">
            <text:p>426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2H57M25.384S">
            <text:p>12:57:25.38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476">
            <text:p>476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2H57M25.854S">
            <text:p>12:57:25.85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2H57M25.868S">
            <text:p>12:57:25.87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2H57M25.875S">
            <text:p>12:57:25.88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2H57M25.904S">
            <text:p>12:57:25.90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2H57M25.655S">
            <text:p>12:57:25.66</text:p>
          </table:table-cell>
          <table:table-cell office:value-type="string">
            <text:p>TC0001_PlannerA 1-3</text:p>
          </table:table-cell>
          <table:table-cell office:value-type="string">
            <text:p>/;jsessionid=lh1vm01a5fzp13wv1peqjmq0f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2H57M25.936S">
            <text:p>12:57:25.94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2H57M25.466S">
            <text:p>12:57:25.47</text:p>
          </table:table-cell>
          <table:table-cell office:value-type="string">
            <text:p>TC0001_PlannerA 1-12</text:p>
          </table:table-cell>
          <table:table-cell office:value-type="string">
            <text:p>/login.do</text:p>
          </table:table-cell>
          <table:table-cell office:value-type="float" office:value="478">
            <text:p>47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2H57M25.979S">
            <text:p>12:57:25.98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2H57M25.42S">
            <text:p>12:57:25.42</text:p>
          </table:table-cell>
          <table:table-cell office:value-type="string">
            <text:p>TC0001_PlannerA 1-11</text:p>
          </table:table-cell>
          <table:table-cell office:value-type="string">
            <text:p>/login.do</text:p>
          </table:table-cell>
          <table:table-cell office:value-type="float" office:value="571">
            <text:p>57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2H57M25.34S">
            <text:p>12:57:25.34</text:p>
          </table:table-cell>
          <table:table-cell office:value-type="string">
            <text:p>TC0001_PlannerA 1-9</text:p>
          </table:table-cell>
          <table:table-cell office:value-type="string">
            <text:p>/login.do</text:p>
          </table:table-cell>
          <table:table-cell office:value-type="float" office:value="659">
            <text:p>65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2H57M25.454S">
            <text:p>12:57:25.45</text:p>
          </table:table-cell>
          <table:table-cell office:value-type="string">
            <text:p>TC0002_PlannerB 2-11</text:p>
          </table:table-cell>
          <table:table-cell office:value-type="string">
            <text:p>/login.do</text:p>
          </table:table-cell>
          <table:table-cell office:value-type="float" office:value="561">
            <text:p>56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2H57M25.371S">
            <text:p>12:57:25.37</text:p>
          </table:table-cell>
          <table:table-cell office:value-type="string">
            <text:p>TC0001_PlannerA 1-10</text:p>
          </table:table-cell>
          <table:table-cell office:value-type="string">
            <text:p>/login.do</text:p>
          </table:table-cell>
          <table:table-cell office:value-type="float" office:value="723">
            <text:p>72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2H57M25.4S">
            <text:p>12:57:25.40</text:p>
          </table:table-cell>
          <table:table-cell office:value-type="string">
            <text:p>TC0002_PlannerB 2-10</text:p>
          </table:table-cell>
          <table:table-cell office:value-type="string">
            <text:p>/login.do</text:p>
          </table:table-cell>
          <table:table-cell office:value-type="float" office:value="742">
            <text:p>74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2H57M25.355S">
            <text:p>12:57:25.36</text:p>
          </table:table-cell>
          <table:table-cell office:value-type="string">
            <text:p>TC0002_PlannerB 2-9</text:p>
          </table:table-cell>
          <table:table-cell office:value-type="string">
            <text:p>/login.do</text:p>
          </table:table-cell>
          <table:table-cell office:value-type="float" office:value="799">
            <text:p>79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2H57M25.39S">
            <text:p>12:57:25.39</text:p>
          </table:table-cell>
          <table:table-cell office:value-type="string">
            <text:p>TC0003_PlannerC 3-9</text:p>
          </table:table-cell>
          <table:table-cell office:value-type="string">
            <text:p>/login.do</text:p>
          </table:table-cell>
          <table:table-cell office:value-type="float" office:value="807">
            <text:p>80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2H57M25.336S">
            <text:p>12:57:25.34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876">
            <text:p>876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2H57M25.299S">
            <text:p>12:57:25.30</text:p>
          </table:table-cell>
          <table:table-cell office:value-type="string">
            <text:p>TC0002_PlannerB 2-8</text:p>
          </table:table-cell>
          <table:table-cell office:value-type="string">
            <text:p>/login.do</text:p>
          </table:table-cell>
          <table:table-cell office:value-type="float" office:value="951">
            <text:p>95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2H57M25.359S">
            <text:p>12:57:25.36</text:p>
          </table:table-cell>
          <table:table-cell office:value-type="string">
            <text:p>TC0001_PlannerA 1-2</text:p>
          </table:table-cell>
          <table:table-cell office:value-type="string">
            <text:p>/;jsessionid=lh1vm01a5fzp13wv1peqjmq0f</text:p>
          </table:table-cell>
          <table:table-cell office:value-type="float" office:value="908">
            <text:p>908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2H57M25.255S">
            <text:p>12:57:25.26</text:p>
          </table:table-cell>
          <table:table-cell office:value-type="string">
            <text:p>TC0002_PlannerB 2-7</text:p>
          </table:table-cell>
          <table:table-cell office:value-type="string">
            <text:p>/login.do</text:p>
          </table:table-cell>
          <table:table-cell office:value-type="float" office:value="1110">
            <text:p>111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2H57M25.279S">
            <text:p>12:57:25.28</text:p>
          </table:table-cell>
          <table:table-cell office:value-type="string">
            <text:p>TC0003_PlannerC 3-7</text:p>
          </table:table-cell>
          <table:table-cell office:value-type="string">
            <text:p>/login.do</text:p>
          </table:table-cell>
          <table:table-cell office:value-type="float" office:value="1096">
            <text:p>109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2H57M25.267S">
            <text:p>12:57:25.27</text:p>
          </table:table-cell>
          <table:table-cell office:value-type="string">
            <text:p>TC0001_PlannerA 1-8</text:p>
          </table:table-cell>
          <table:table-cell office:value-type="string">
            <text:p>/login.do</text:p>
          </table:table-cell>
          <table:table-cell office:value-type="float" office:value="1133">
            <text:p>113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2H57M25.236S">
            <text:p>12:57:25.24</text:p>
          </table:table-cell>
          <table:table-cell office:value-type="string">
            <text:p>TC0003_PlannerC 3-6</text:p>
          </table:table-cell>
          <table:table-cell office:value-type="string">
            <text:p>/login.do</text:p>
          </table:table-cell>
          <table:table-cell office:value-type="float" office:value="1202">
            <text:p>120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2H57M25.215S">
            <text:p>12:57:25.22</text:p>
          </table:table-cell>
          <table:table-cell office:value-type="string">
            <text:p>TC0001_PlannerA 1-7</text:p>
          </table:table-cell>
          <table:table-cell office:value-type="string">
            <text:p>/login.do</text:p>
          </table:table-cell>
          <table:table-cell office:value-type="float" office:value="1258">
            <text:p>125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2H57M25.198S">
            <text:p>12:57:25.20</text:p>
          </table:table-cell>
          <table:table-cell office:value-type="string">
            <text:p>TC0002_PlannerB 2-6</text:p>
          </table:table-cell>
          <table:table-cell office:value-type="string">
            <text:p>/login.do</text:p>
          </table:table-cell>
          <table:table-cell office:value-type="float" office:value="1312">
            <text:p>131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2H57M25.173S">
            <text:p>12:57:25.17</text:p>
          </table:table-cell>
          <table:table-cell office:value-type="string">
            <text:p>TC0003_PlannerC 3-5</text:p>
          </table:table-cell>
          <table:table-cell office:value-type="string">
            <text:p>/login.do</text:p>
          </table:table-cell>
          <table:table-cell office:value-type="float" office:value="1379">
            <text:p>137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2H57M25.162S">
            <text:p>12:57:25.16</text:p>
          </table:table-cell>
          <table:table-cell office:value-type="string">
            <text:p>TC0003_PlannerC 3-4</text:p>
          </table:table-cell>
          <table:table-cell office:value-type="string">
            <text:p>/login.do</text:p>
          </table:table-cell>
          <table:table-cell office:value-type="float" office:value="1442">
            <text:p>144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2H57M25.153S">
            <text:p>12:57:25.15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1491">
            <text:p>1491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2H57M25.158S">
            <text:p>12:57:25.16</text:p>
          </table:table-cell>
          <table:table-cell office:value-type="string">
            <text:p>TC0002_PlannerB 2-5</text:p>
          </table:table-cell>
          <table:table-cell office:value-type="string">
            <text:p>/login.do</text:p>
          </table:table-cell>
          <table:table-cell office:value-type="float" office:value="1555">
            <text:p>155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2H57M25.174S">
            <text:p>12:57:25.17</text:p>
          </table:table-cell>
          <table:table-cell office:value-type="string">
            <text:p>TC0001_PlannerA 1-6</text:p>
          </table:table-cell>
          <table:table-cell office:value-type="string">
            <text:p>/login.do</text:p>
          </table:table-cell>
          <table:table-cell office:value-type="float" office:value="1550">
            <text:p>155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2H57M26.604S">
            <text:p>12:57:26.60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2H57M25.109S">
            <text:p>12:57:25.11</text:p>
          </table:table-cell>
          <table:table-cell office:value-type="string">
            <text:p>TC0001_PlannerA 1-5</text:p>
          </table:table-cell>
          <table:table-cell office:value-type="string">
            <text:p>/login.do</text:p>
          </table:table-cell>
          <table:table-cell office:value-type="float" office:value="1893">
            <text:p>189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2H57M25.156S">
            <text:p>12:57:25.16</text:p>
          </table:table-cell>
          <table:table-cell office:value-type="string">
            <text:p>TC0001_PlannerA 1-1</text:p>
          </table:table-cell>
          <table:table-cell office:value-type="string">
            <text:p>/;jsessionid=lh1vm01a5fzp13wv1peqjmq0f</text:p>
          </table:table-cell>
          <table:table-cell office:value-type="float" office:value="1858">
            <text:p>1858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2H57M26.645S">
            <text:p>12:57:26.65</text:p>
          </table:table-cell>
          <table:table-cell office:value-type="string">
            <text:p>TC0002_PlannerB 2-1</text:p>
          </table:table-cell>
          <table:table-cell office:value-type="string">
            <text:p>/home</text:p>
          </table:table-cell>
          <table:table-cell office:value-type="float" office:value="381">
            <text:p>381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2H57M26.551S">
            <text:p>12:57:26.55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490">
            <text:p>49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2H57M26.474S">
            <text:p>12:57:26.47</text:p>
          </table:table-cell>
          <table:table-cell office:value-type="string">
            <text:p>TC0001_PlannerA 1-7</text:p>
          </table:table-cell>
          <table:table-cell office:value-type="string">
            <text:p>/;jsessionid=lh1vm01a5fzp13wv1peqjmq0f</text:p>
          </table:table-cell>
          <table:table-cell office:value-type="float" office:value="578">
            <text:p>57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2H57M26.439S">
            <text:p>12:57:26.44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627">
            <text:p>62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2H57M26.4S">
            <text:p>12:57:26.40</text:p>
          </table:table-cell>
          <table:table-cell office:value-type="string">
            <text:p>TC0001_PlannerA 1-8</text:p>
          </table:table-cell>
          <table:table-cell office:value-type="string">
            <text:p>/;jsessionid=lh1vm01a5fzp13wv1peqjmq0f</text:p>
          </table:table-cell>
          <table:table-cell office:value-type="float" office:value="676">
            <text:p>67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2H57M26.51S">
            <text:p>12:57:26.51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577">
            <text:p>57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2H57M26.375S">
            <text:p>12:57:26.38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723">
            <text:p>72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2H57M26.366S">
            <text:p>12:57:26.37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2H57M26.268S">
            <text:p>12:57:26.27</text:p>
          </table:table-cell>
          <table:table-cell office:value-type="string">
            <text:p>TC0001_PlannerA 1-2</text:p>
          </table:table-cell>
          <table:table-cell office:value-type="string">
            <text:p>/home</text:p>
          </table:table-cell>
          <table:table-cell office:value-type="float" office:value="862">
            <text:p>862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2H57M26.251S">
            <text:p>12:57:26.25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891">
            <text:p>89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2H57M26.213S">
            <text:p>12:57:26.21</text:p>
          </table:table-cell>
          <table:table-cell office:value-type="string">
            <text:p>TC0002_PlannerB 2-2</text:p>
          </table:table-cell>
          <table:table-cell office:value-type="string">
            <text:p>/home</text:p>
          </table:table-cell>
          <table:table-cell office:value-type="float" office:value="942">
            <text:p>942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2H57M26.198S">
            <text:p>12:57:26.20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968">
            <text:p>96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2H57M26.154S">
            <text:p>12:57:26.15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1026">
            <text:p>102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2H57M26.143S">
            <text:p>12:57:26.14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1051">
            <text:p>105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2H57M25.991S">
            <text:p>12:57:25.99</text:p>
          </table:table-cell>
          <table:table-cell office:value-type="string">
            <text:p>TC0001_PlannerA 1-11</text:p>
          </table:table-cell>
          <table:table-cell office:value-type="string">
            <text:p>/;jsessionid=lh1vm01a5fzp13wv1peqjmq0f</text:p>
          </table:table-cell>
          <table:table-cell office:value-type="float" office:value="1213">
            <text:p>121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2H57M26.095S">
            <text:p>12:57:26.10</text:p>
          </table:table-cell>
          <table:table-cell office:value-type="string">
            <text:p>TC0001_PlannerA 1-10</text:p>
          </table:table-cell>
          <table:table-cell office:value-type="string">
            <text:p>/;jsessionid=lh1vm01a5fzp13wv1peqjmq0f</text:p>
          </table:table-cell>
          <table:table-cell office:value-type="float" office:value="1142">
            <text:p>114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2H57M26.016S">
            <text:p>12:57:26.02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1235">
            <text:p>123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2H57M25.999S">
            <text:p>12:57:26.00</text:p>
          </table:table-cell>
          <table:table-cell office:value-type="string">
            <text:p>TC0001_PlannerA 1-9</text:p>
          </table:table-cell>
          <table:table-cell office:value-type="string">
            <text:p>/;jsessionid=lh1vm01a5fzp13wv1peqjmq0f</text:p>
          </table:table-cell>
          <table:table-cell office:value-type="float" office:value="1264">
            <text:p>126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2H57M25.983S">
            <text:p>12:57:25.98</text:p>
          </table:table-cell>
          <table:table-cell office:value-type="string">
            <text:p>TC0003_PlannerC 3-20</text:p>
          </table:table-cell>
          <table:table-cell office:value-type="string">
            <text:p>/login.do</text:p>
          </table:table-cell>
          <table:table-cell office:value-type="float" office:value="1292">
            <text:p>129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2H57M25.944S">
            <text:p>12:57:25.94</text:p>
          </table:table-cell>
          <table:table-cell office:value-type="string">
            <text:p>TC0001_PlannerA 1-12</text:p>
          </table:table-cell>
          <table:table-cell office:value-type="string">
            <text:p>/;jsessionid=lh1vm01a5fzp13wv1peqjmq0f</text:p>
          </table:table-cell>
          <table:table-cell office:value-type="float" office:value="1386">
            <text:p>138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2H57M25.917S">
            <text:p>12:57:25.92</text:p>
          </table:table-cell>
          <table:table-cell office:value-type="string">
            <text:p>TC0001_PlannerA 1-3</text:p>
          </table:table-cell>
          <table:table-cell office:value-type="string">
            <text:p>/home</text:p>
          </table:table-cell>
          <table:table-cell office:value-type="float" office:value="1465">
            <text:p>1465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2H57M25.911S">
            <text:p>12:57:25.91</text:p>
          </table:table-cell>
          <table:table-cell office:value-type="string">
            <text:p>TC0002_PlannerB 2-20</text:p>
          </table:table-cell>
          <table:table-cell office:value-type="string">
            <text:p>/login.do</text:p>
          </table:table-cell>
          <table:table-cell office:value-type="float" office:value="1510">
            <text:p>151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2H57M25.94S">
            <text:p>12:57:25.94</text:p>
          </table:table-cell>
          <table:table-cell office:value-type="string">
            <text:p>TC0003_PlannerC 3-19</text:p>
          </table:table-cell>
          <table:table-cell office:value-type="string">
            <text:p>/login.do</text:p>
          </table:table-cell>
          <table:table-cell office:value-type="float" office:value="1492">
            <text:p>149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2H57M25.881S">
            <text:p>12:57:25.88</text:p>
          </table:table-cell>
          <table:table-cell office:value-type="string">
            <text:p>TC0003_PlannerC 3-18</text:p>
          </table:table-cell>
          <table:table-cell office:value-type="string">
            <text:p>/login.do</text:p>
          </table:table-cell>
          <table:table-cell office:value-type="float" office:value="1598">
            <text:p>159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2H57M25.873S">
            <text:p>12:57:25.87</text:p>
          </table:table-cell>
          <table:table-cell office:value-type="string">
            <text:p>TC0001_PlannerA 1-20</text:p>
          </table:table-cell>
          <table:table-cell office:value-type="string">
            <text:p>/login.do</text:p>
          </table:table-cell>
          <table:table-cell office:value-type="float" office:value="1697">
            <text:p>169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2H57M25.863S">
            <text:p>12:57:25.86</text:p>
          </table:table-cell>
          <table:table-cell office:value-type="string">
            <text:p>TC0002_PlannerB 2-19</text:p>
          </table:table-cell>
          <table:table-cell office:value-type="string">
            <text:p>/login.do</text:p>
          </table:table-cell>
          <table:table-cell office:value-type="float" office:value="1727">
            <text:p>172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2H57M25.852S">
            <text:p>12:57:25.85</text:p>
          </table:table-cell>
          <table:table-cell office:value-type="string">
            <text:p>TC0003_PlannerC 3-17</text:p>
          </table:table-cell>
          <table:table-cell office:value-type="string">
            <text:p>/login.do</text:p>
          </table:table-cell>
          <table:table-cell office:value-type="float" office:value="1751">
            <text:p>175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2H57M25.86S">
            <text:p>12:57:25.86</text:p>
          </table:table-cell>
          <table:table-cell office:value-type="string">
            <text:p>TC0003_PlannerC 3-2</text:p>
          </table:table-cell>
          <table:table-cell office:value-type="string">
            <text:p>/home</text:p>
          </table:table-cell>
          <table:table-cell office:value-type="float" office:value="1754">
            <text:p>175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2H57M25.847S">
            <text:p>12:57:25.85</text:p>
          </table:table-cell>
          <table:table-cell office:value-type="string">
            <text:p>TC0002_PlannerB 2-4</text:p>
          </table:table-cell>
          <table:table-cell office:value-type="string">
            <text:p>/home</text:p>
          </table:table-cell>
          <table:table-cell office:value-type="float" office:value="1834">
            <text:p>183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2H57M25.856S">
            <text:p>12:57:25.86</text:p>
          </table:table-cell>
          <table:table-cell office:value-type="string">
            <text:p>TC0002_PlannerB 2-3</text:p>
          </table:table-cell>
          <table:table-cell office:value-type="string">
            <text:p>/home</text:p>
          </table:table-cell>
          <table:table-cell office:value-type="float" office:value="1836">
            <text:p>1836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2H57M25.824S">
            <text:p>12:57:25.82</text:p>
          </table:table-cell>
          <table:table-cell office:value-type="string">
            <text:p>TC0001_PlannerA 1-19</text:p>
          </table:table-cell>
          <table:table-cell office:value-type="string">
            <text:p>/login.do</text:p>
          </table:table-cell>
          <table:table-cell office:value-type="float" office:value="1879">
            <text:p>187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2H57M25.806S">
            <text:p>12:57:25.81</text:p>
          </table:table-cell>
          <table:table-cell office:value-type="string">
            <text:p>TC0002_PlannerB 2-18</text:p>
          </table:table-cell>
          <table:table-cell office:value-type="string">
            <text:p>/login.do</text:p>
          </table:table-cell>
          <table:table-cell office:value-type="float" office:value="1940">
            <text:p>194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2H57M25.806S">
            <text:p>12:57:25.81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1953">
            <text:p>195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2H57M25.788S">
            <text:p>12:57:25.79</text:p>
          </table:table-cell>
          <table:table-cell office:value-type="string">
            <text:p>TC0003_PlannerC 3-16</text:p>
          </table:table-cell>
          <table:table-cell office:value-type="string">
            <text:p>/login.do</text:p>
          </table:table-cell>
          <table:table-cell office:value-type="float" office:value="2009">
            <text:p>200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2H57M25.771S">
            <text:p>12:57:25.77</text:p>
          </table:table-cell>
          <table:table-cell office:value-type="string">
            <text:p>TC0001_PlannerA 1-18</text:p>
          </table:table-cell>
          <table:table-cell office:value-type="string">
            <text:p>/login.do</text:p>
          </table:table-cell>
          <table:table-cell office:value-type="float" office:value="2077">
            <text:p>207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2H57M25.754S">
            <text:p>12:57:25.75</text:p>
          </table:table-cell>
          <table:table-cell office:value-type="string">
            <text:p>TC0002_PlannerB 2-17</text:p>
          </table:table-cell>
          <table:table-cell office:value-type="string">
            <text:p>/login.do</text:p>
          </table:table-cell>
          <table:table-cell office:value-type="float" office:value="2138">
            <text:p>213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2H57M25.708S">
            <text:p>12:57:25.71</text:p>
          </table:table-cell>
          <table:table-cell office:value-type="string">
            <text:p>TC0002_PlannerB 2-16</text:p>
          </table:table-cell>
          <table:table-cell office:value-type="string">
            <text:p>/login.do</text:p>
          </table:table-cell>
          <table:table-cell office:value-type="float" office:value="2245">
            <text:p>224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2H57M25.727S">
            <text:p>12:57:25.73</text:p>
          </table:table-cell>
          <table:table-cell office:value-type="string">
            <text:p>TC0001_PlannerA 1-17</text:p>
          </table:table-cell>
          <table:table-cell office:value-type="string">
            <text:p>/login.do</text:p>
          </table:table-cell>
          <table:table-cell office:value-type="float" office:value="2245">
            <text:p>224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2H57M25.721S">
            <text:p>12:57:25.72</text:p>
          </table:table-cell>
          <table:table-cell office:value-type="string">
            <text:p>TC0003_PlannerC 3-15</text:p>
          </table:table-cell>
          <table:table-cell office:value-type="string">
            <text:p>/login.do</text:p>
          </table:table-cell>
          <table:table-cell office:value-type="float" office:value="2285">
            <text:p>228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2H57M25.671S">
            <text:p>12:57:25.67</text:p>
          </table:table-cell>
          <table:table-cell office:value-type="string">
            <text:p>TC0001_PlannerA 1-16</text:p>
          </table:table-cell>
          <table:table-cell office:value-type="string">
            <text:p>/login.do</text:p>
          </table:table-cell>
          <table:table-cell office:value-type="float" office:value="2382">
            <text:p>238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2H57M25.665S">
            <text:p>12:57:25.67</text:p>
          </table:table-cell>
          <table:table-cell office:value-type="string">
            <text:p>TC0003_PlannerC 3-14</text:p>
          </table:table-cell>
          <table:table-cell office:value-type="string">
            <text:p>/login.do</text:p>
          </table:table-cell>
          <table:table-cell office:value-type="float" office:value="2420">
            <text:p>242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2H57M25.653S">
            <text:p>12:57:25.65</text:p>
          </table:table-cell>
          <table:table-cell office:value-type="string">
            <text:p>TC0002_PlannerB 2-15</text:p>
          </table:table-cell>
          <table:table-cell office:value-type="string">
            <text:p>/login.do</text:p>
          </table:table-cell>
          <table:table-cell office:value-type="float" office:value="2464">
            <text:p>246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2H57M25.617S">
            <text:p>12:57:25.62</text:p>
          </table:table-cell>
          <table:table-cell office:value-type="string">
            <text:p>TC0001_PlannerA 1-15</text:p>
          </table:table-cell>
          <table:table-cell office:value-type="string">
            <text:p>/login.do</text:p>
          </table:table-cell>
          <table:table-cell office:value-type="float" office:value="2539">
            <text:p>253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2H57M25.614S">
            <text:p>12:57:25.61</text:p>
          </table:table-cell>
          <table:table-cell office:value-type="string">
            <text:p>TC0003_PlannerC 3-13</text:p>
          </table:table-cell>
          <table:table-cell office:value-type="string">
            <text:p>/login.do</text:p>
          </table:table-cell>
          <table:table-cell office:value-type="float" office:value="2580">
            <text:p>258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2H57M25.541S">
            <text:p>12:57:25.54</text:p>
          </table:table-cell>
          <table:table-cell office:value-type="string">
            <text:p>TC0003_PlannerC 3-12</text:p>
          </table:table-cell>
          <table:table-cell office:value-type="string">
            <text:p>/login.do</text:p>
          </table:table-cell>
          <table:table-cell office:value-type="float" office:value="2775">
            <text:p>277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2H57M25.59S">
            <text:p>12:57:25.59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2739">
            <text:p>273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2H57M25.565S">
            <text:p>12:57:25.57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2782">
            <text:p>278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2H57M25.568S">
            <text:p>12:57:25.57</text:p>
          </table:table-cell>
          <table:table-cell office:value-type="string">
            <text:p>TC0001_PlannerA 1-14</text:p>
          </table:table-cell>
          <table:table-cell office:value-type="string">
            <text:p>/login.do</text:p>
          </table:table-cell>
          <table:table-cell office:value-type="float" office:value="2826">
            <text:p>282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2H57M25.6S">
            <text:p>12:57:25.60</text:p>
          </table:table-cell>
          <table:table-cell office:value-type="string">
            <text:p>TC0002_PlannerB 2-14</text:p>
          </table:table-cell>
          <table:table-cell office:value-type="string">
            <text:p>/login.do</text:p>
          </table:table-cell>
          <table:table-cell office:value-type="float" office:value="2805">
            <text:p>280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2H57M25.549S">
            <text:p>12:57:25.55</text:p>
          </table:table-cell>
          <table:table-cell office:value-type="string">
            <text:p>TC0002_PlannerB 2-13</text:p>
          </table:table-cell>
          <table:table-cell office:value-type="string">
            <text:p>/login.do</text:p>
          </table:table-cell>
          <table:table-cell office:value-type="float" office:value="2898">
            <text:p>289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2H57M25.525S">
            <text:p>12:57:25.53</text:p>
          </table:table-cell>
          <table:table-cell office:value-type="string">
            <text:p>TC0001_PlannerA 1-4</text:p>
          </table:table-cell>
          <table:table-cell office:value-type="string">
            <text:p>/;jsessionid=lh1vm01a5fzp13wv1peqjmq0f</text:p>
          </table:table-cell>
          <table:table-cell office:value-type="float" office:value="2942">
            <text:p>2942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2H57M25.496S">
            <text:p>12:57:25.50</text:p>
          </table:table-cell>
          <table:table-cell office:value-type="string">
            <text:p>TC0002_PlannerB 2-12</text:p>
          </table:table-cell>
          <table:table-cell office:value-type="string">
            <text:p>/login.do</text:p>
          </table:table-cell>
          <table:table-cell office:value-type="float" office:value="3027">
            <text:p>302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2H57M28.007S">
            <text:p>12:57:28.01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700">
            <text:p>70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2H57M28.394S">
            <text:p>12:57:28.39</text:p>
          </table:table-cell>
          <table:table-cell office:value-type="string">
            <text:p>TC0001_PlannerA 1-14</text:p>
          </table:table-cell>
          <table:table-cell office:value-type="string">
            <text:p>/;jsessionid=lh1vm01a5fzp13wv1peqjmq0f</text:p>
          </table:table-cell>
          <table:table-cell office:value-type="float" office:value="448">
            <text:p>44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2H57M25.519S">
            <text:p>12:57:25.52</text:p>
          </table:table-cell>
          <table:table-cell office:value-type="string">
            <text:p>TC0001_PlannerA 1-13</text:p>
          </table:table-cell>
          <table:table-cell office:value-type="string">
            <text:p>/login.do</text:p>
          </table:table-cell>
          <table:table-cell office:value-type="float" office:value="3405">
            <text:p>340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2H57M25.473S">
            <text:p>12:57:25.47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3462">
            <text:p>3462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2H57M25.486S">
            <text:p>12:57:25.49</text:p>
          </table:table-cell>
          <table:table-cell office:value-type="string">
            <text:p>TC0003_PlannerC 3-11</text:p>
          </table:table-cell>
          <table:table-cell office:value-type="string">
            <text:p>/login.do</text:p>
          </table:table-cell>
          <table:table-cell office:value-type="float" office:value="3464">
            <text:p>346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2H57M28.467S">
            <text:p>12:57:28.47</text:p>
          </table:table-cell>
          <table:table-cell office:value-type="string">
            <text:p>TC0001_PlannerA 1-4</text:p>
          </table:table-cell>
          <table:table-cell office:value-type="string">
            <text:p>/home</text:p>
          </table:table-cell>
          <table:table-cell office:value-type="float" office:value="492">
            <text:p>492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2H57M28.448S">
            <text:p>12:57:28.45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612">
            <text:p>61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2H57M28.406S">
            <text:p>12:57:28.41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655">
            <text:p>65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2H57M28.347S">
            <text:p>12:57:28.35</text:p>
          </table:table-cell>
          <table:table-cell office:value-type="string">
            <text:p>TC0003_PlannerC 3-3</text:p>
          </table:table-cell>
          <table:table-cell office:value-type="string">
            <text:p>/home</text:p>
          </table:table-cell>
          <table:table-cell office:value-type="float" office:value="723">
            <text:p>72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2H57M28.33S">
            <text:p>12:57:28.33</text:p>
          </table:table-cell>
          <table:table-cell office:value-type="string">
            <text:p>TC0003_PlannerC 3-8</text:p>
          </table:table-cell>
          <table:table-cell office:value-type="string">
            <text:p>/home</text:p>
          </table:table-cell>
          <table:table-cell office:value-type="float" office:value="754">
            <text:p>75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2H57M28.195S">
            <text:p>12:57:28.20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911">
            <text:p>91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2H57M28.156S">
            <text:p>12:57:28.16</text:p>
          </table:table-cell>
          <table:table-cell office:value-type="string">
            <text:p>TC0001_PlannerA 1-15</text:p>
          </table:table-cell>
          <table:table-cell office:value-type="string">
            <text:p>/;jsessionid=lh1vm01a5fzp13wv1peqjmq0f</text:p>
          </table:table-cell>
          <table:table-cell office:value-type="float" office:value="978">
            <text:p>97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2H57M28.118S">
            <text:p>12:57:28.12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1052">
            <text:p>105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2H57M28.086S">
            <text:p>12:57:28.09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1099">
            <text:p>109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2H57M28.054S">
            <text:p>12:57:28.05</text:p>
          </table:table-cell>
          <table:table-cell office:value-type="string">
            <text:p>TC0001_PlannerA 1-16</text:p>
          </table:table-cell>
          <table:table-cell office:value-type="string">
            <text:p>/;jsessionid=lh1vm01a5fzp13wv1peqjmq0f</text:p>
          </table:table-cell>
          <table:table-cell office:value-type="float" office:value="1166">
            <text:p>116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2H57M27.972S">
            <text:p>12:57:27.97</text:p>
          </table:table-cell>
          <table:table-cell office:value-type="string">
            <text:p>TC0001_PlannerA 1-17</text:p>
          </table:table-cell>
          <table:table-cell office:value-type="string">
            <text:p>/;jsessionid=lh1vm01a5fzp13wv1peqjmq0f</text:p>
          </table:table-cell>
          <table:table-cell office:value-type="float" office:value="1254">
            <text:p>125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2H57M27.954S">
            <text:p>12:57:27.95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1276">
            <text:p>127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2H57M28.318S">
            <text:p>12:57:28.32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920">
            <text:p>92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2H57M27.893S">
            <text:p>12:57:27.89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1355">
            <text:p>135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2H57M27.85S">
            <text:p>12:57:27.85</text:p>
          </table:table-cell>
          <table:table-cell office:value-type="string">
            <text:p>TC0001_PlannerA 1-18</text:p>
          </table:table-cell>
          <table:table-cell office:value-type="string">
            <text:p>/;jsessionid=lh1vm01a5fzp13wv1peqjmq0f</text:p>
          </table:table-cell>
          <table:table-cell office:value-type="float" office:value="1415">
            <text:p>141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2H57M27.799S">
            <text:p>12:57:27.80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1481">
            <text:p>148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2H57M27.014S">
            <text:p>12:57:27.01</text:p>
          </table:table-cell>
          <table:table-cell office:value-type="string">
            <text:p>TC0001_PlannerA 1-1</text:p>
          </table:table-cell>
          <table:table-cell office:value-type="string">
            <text:p>/home</text:p>
          </table:table-cell>
          <table:table-cell office:value-type="float" office:value="2346">
            <text:p>2346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2H57M27.759S">
            <text:p>12:57:27.76</text:p>
          </table:table-cell>
          <table:table-cell office:value-type="string">
            <text:p>TC0003_PlannerC 3-10</text:p>
          </table:table-cell>
          <table:table-cell office:value-type="string">
            <text:p>/home</text:p>
          </table:table-cell>
          <table:table-cell office:value-type="float" office:value="1667">
            <text:p>166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2H57M27.088S">
            <text:p>12:57:27.09</text:p>
          </table:table-cell>
          <table:table-cell office:value-type="string">
            <text:p>TC0002_PlannerB 2-6</text:p>
          </table:table-cell>
          <table:table-cell office:value-type="string">
            <text:p>/home</text:p>
          </table:table-cell>
          <table:table-cell office:value-type="float" office:value="2374">
            <text:p>237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2H57M27.746S">
            <text:p>12:57:27.75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1831">
            <text:p>183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2H57M27.603S">
            <text:p>12:57:27.60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2108">
            <text:p>210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2H57M27.59S">
            <text:p>12:57:27.59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2123">
            <text:p>212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2H57M27.571S">
            <text:p>12:57:27.57</text:p>
          </table:table-cell>
          <table:table-cell office:value-type="string">
            <text:p>TC0001_PlannerA 1-20</text:p>
          </table:table-cell>
          <table:table-cell office:value-type="string">
            <text:p>/;jsessionid=lh1vm01a5fzp13wv1peqjmq0f</text:p>
          </table:table-cell>
          <table:table-cell office:value-type="float" office:value="2152">
            <text:p>215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2H57M27.479S">
            <text:p>12:57:27.48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2258">
            <text:p>225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2H57M27.433S">
            <text:p>12:57:27.43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2387">
            <text:p>238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2H57M27.423S">
            <text:p>12:57:27.42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2412">
            <text:p>241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2H57M27.33S">
            <text:p>12:57:27.33</text:p>
          </table:table-cell>
          <table:table-cell office:value-type="string">
            <text:p>TC0001_PlannerA 1-12</text:p>
          </table:table-cell>
          <table:table-cell office:value-type="string">
            <text:p>/home</text:p>
          </table:table-cell>
          <table:table-cell office:value-type="float" office:value="2515">
            <text:p>251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2H57M27.275S">
            <text:p>12:57:27.28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2584">
            <text:p>258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2H57M27.264S">
            <text:p>12:57:27.26</text:p>
          </table:table-cell>
          <table:table-cell office:value-type="string">
            <text:p>TC0001_PlannerA 1-9</text:p>
          </table:table-cell>
          <table:table-cell office:value-type="string">
            <text:p>/home</text:p>
          </table:table-cell>
          <table:table-cell office:value-type="float" office:value="2608">
            <text:p>260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2H57M27.239S">
            <text:p>12:57:27.24</text:p>
          </table:table-cell>
          <table:table-cell office:value-type="string">
            <text:p>TC0001_PlannerA 1-10</text:p>
          </table:table-cell>
          <table:table-cell office:value-type="string">
            <text:p>/home</text:p>
          </table:table-cell>
          <table:table-cell office:value-type="float" office:value="2656">
            <text:p>265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2H57M27.251S">
            <text:p>12:57:27.25</text:p>
          </table:table-cell>
          <table:table-cell office:value-type="string">
            <text:p>TC0002_PlannerB 2-11</text:p>
          </table:table-cell>
          <table:table-cell office:value-type="string">
            <text:p>/home</text:p>
          </table:table-cell>
          <table:table-cell office:value-type="float" office:value="2658">
            <text:p>265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2H57M27.204S">
            <text:p>12:57:27.20</text:p>
          </table:table-cell>
          <table:table-cell office:value-type="string">
            <text:p>TC0001_PlannerA 1-11</text:p>
          </table:table-cell>
          <table:table-cell office:value-type="string">
            <text:p>/home</text:p>
          </table:table-cell>
          <table:table-cell office:value-type="float" office:value="2711">
            <text:p>271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2H57M27.195S">
            <text:p>12:57:27.20</text:p>
          </table:table-cell>
          <table:table-cell office:value-type="string">
            <text:p>TC0002_PlannerB 2-10</text:p>
          </table:table-cell>
          <table:table-cell office:value-type="string">
            <text:p>/home</text:p>
          </table:table-cell>
          <table:table-cell office:value-type="float" office:value="2733">
            <text:p>273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2H57M27.185S">
            <text:p>12:57:27.19</text:p>
          </table:table-cell>
          <table:table-cell office:value-type="string">
            <text:p>TC0002_PlannerB 2-9</text:p>
          </table:table-cell>
          <table:table-cell office:value-type="string">
            <text:p>/home</text:p>
          </table:table-cell>
          <table:table-cell office:value-type="float" office:value="2757">
            <text:p>275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2H57M27.167S">
            <text:p>12:57:27.17</text:p>
          </table:table-cell>
          <table:table-cell office:value-type="string">
            <text:p>TC0003_PlannerC 3-9</text:p>
          </table:table-cell>
          <table:table-cell office:value-type="string">
            <text:p>/home</text:p>
          </table:table-cell>
          <table:table-cell office:value-type="float" office:value="2787">
            <text:p>278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2H57M27.143S">
            <text:p>12:57:27.14</text:p>
          </table:table-cell>
          <table:table-cell office:value-type="string">
            <text:p>TC0002_PlannerB 2-8</text:p>
          </table:table-cell>
          <table:table-cell office:value-type="string">
            <text:p>/home</text:p>
          </table:table-cell>
          <table:table-cell office:value-type="float" office:value="2824">
            <text:p>282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2H57M27.114S">
            <text:p>12:57:27.11</text:p>
          </table:table-cell>
          <table:table-cell office:value-type="string">
            <text:p>TC0002_PlannerB 2-7</text:p>
          </table:table-cell>
          <table:table-cell office:value-type="string">
            <text:p>/home</text:p>
          </table:table-cell>
          <table:table-cell office:value-type="float" office:value="2863">
            <text:p>286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2H57M27.099S">
            <text:p>12:57:27.10</text:p>
          </table:table-cell>
          <table:table-cell office:value-type="string">
            <text:p>TC0003_PlannerC 3-7</text:p>
          </table:table-cell>
          <table:table-cell office:value-type="string">
            <text:p>/home</text:p>
          </table:table-cell>
          <table:table-cell office:value-type="float" office:value="2895">
            <text:p>289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2H57M27.077S">
            <text:p>12:57:27.08</text:p>
          </table:table-cell>
          <table:table-cell office:value-type="string">
            <text:p>TC0001_PlannerA 1-8</text:p>
          </table:table-cell>
          <table:table-cell office:value-type="string">
            <text:p>/home</text:p>
          </table:table-cell>
          <table:table-cell office:value-type="float" office:value="2929">
            <text:p>292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2H57M27.067S">
            <text:p>12:57:27.07</text:p>
          </table:table-cell>
          <table:table-cell office:value-type="string">
            <text:p>TC0003_PlannerC 3-6</text:p>
          </table:table-cell>
          <table:table-cell office:value-type="string">
            <text:p>/home</text:p>
          </table:table-cell>
          <table:table-cell office:value-type="float" office:value="2948">
            <text:p>294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2H57M27.054S">
            <text:p>12:57:27.05</text:p>
          </table:table-cell>
          <table:table-cell office:value-type="string">
            <text:p>TC0001_PlannerA 1-7</text:p>
          </table:table-cell>
          <table:table-cell office:value-type="string">
            <text:p>/home</text:p>
          </table:table-cell>
          <table:table-cell office:value-type="float" office:value="2972">
            <text:p>297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2H57M27.041S">
            <text:p>12:57:27.04</text:p>
          </table:table-cell>
          <table:table-cell office:value-type="string">
            <text:p>TC0003_PlannerC 3-5</text:p>
          </table:table-cell>
          <table:table-cell office:value-type="string">
            <text:p>/home</text:p>
          </table:table-cell>
          <table:table-cell office:value-type="float" office:value="2998">
            <text:p>299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2H57M27.003S">
            <text:p>12:57:27.00</text:p>
          </table:table-cell>
          <table:table-cell office:value-type="string">
            <text:p>TC0001_PlannerA 1-5</text:p>
          </table:table-cell>
          <table:table-cell office:value-type="string">
            <text:p>/;jsessionid=lh1vm01a5fzp13wv1peqjmq0f</text:p>
          </table:table-cell>
          <table:table-cell office:value-type="float" office:value="3048">
            <text:p>304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2H57M26.975S">
            <text:p>12:57:26.98</text:p>
          </table:table-cell>
          <table:table-cell office:value-type="string">
            <text:p>TC0003_PlannerC 3-4</text:p>
          </table:table-cell>
          <table:table-cell office:value-type="string">
            <text:p>/home</text:p>
          </table:table-cell>
          <table:table-cell office:value-type="float" office:value="3104">
            <text:p>310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2H57M26.725S">
            <text:p>12:57:26.73</text:p>
          </table:table-cell>
          <table:table-cell office:value-type="string">
            <text:p>TC0001_PlannerA 1-6</text:p>
          </table:table-cell>
          <table:table-cell office:value-type="string">
            <text:p>/;jsessionid=lh1vm01a5fzp13wv1peqjmq0f</text:p>
          </table:table-cell>
          <table:table-cell office:value-type="float" office:value="3364">
            <text:p>336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2H57M26.714S">
            <text:p>12:57:26.71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3392">
            <text:p>339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2H57M28.528S">
            <text:p>12:57:28.53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1591">
            <text:p>159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2H57M28.706S">
            <text:p>12:57:28.71</text:p>
          </table:table-cell>
          <table:table-cell office:value-type="string">
            <text:p>TC0003_PlannerC 3-15</text:p>
          </table:table-cell>
          <table:table-cell office:value-type="string">
            <text:p>/home</text:p>
          </table:table-cell>
          <table:table-cell office:value-type="float" office:value="1425">
            <text:p>142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2H57M28.952S">
            <text:p>12:57:28.95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1262">
            <text:p>126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2H57M28.936S">
            <text:p>12:57:28.94</text:p>
          </table:table-cell>
          <table:table-cell office:value-type="string">
            <text:p>TC0003_PlannerC 3-1</text:p>
          </table:table-cell>
          <table:table-cell office:value-type="string">
            <text:p>/home</text:p>
          </table:table-cell>
          <table:table-cell office:value-type="float" office:value="1321">
            <text:p>1321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2H57M28.926S">
            <text:p>12:57:28.93</text:p>
          </table:table-cell>
          <table:table-cell office:value-type="string">
            <text:p>TC0001_PlannerA 1-13</text:p>
          </table:table-cell>
          <table:table-cell office:value-type="string">
            <text:p>/;jsessionid=lh1vm01a5fzp13wv1peqjmq0f</text:p>
          </table:table-cell>
          <table:table-cell office:value-type="float" office:value="1343">
            <text:p>134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2H57M27.704S">
            <text:p>12:57:27.70</text:p>
          </table:table-cell>
          <table:table-cell office:value-type="string">
            <text:p>TC0001_PlannerA 1-19</text:p>
          </table:table-cell>
          <table:table-cell office:value-type="string">
            <text:p>/;jsessionid=lh1vm01a5fzp13wv1peqjmq0f</text:p>
          </table:table-cell>
          <table:table-cell office:value-type="float" office:value="2577">
            <text:p>257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2H57M29.061S">
            <text:p>12:57:29.06</text:p>
          </table:table-cell>
          <table:table-cell office:value-type="string">
            <text:p>TC0002_PlannerB 2-13</text:p>
          </table:table-cell>
          <table:table-cell office:value-type="string">
            <text:p>/home</text:p>
          </table:table-cell>
          <table:table-cell office:value-type="float" office:value="1259">
            <text:p>125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2H57M28.843S">
            <text:p>12:57:28.84</text:p>
          </table:table-cell>
          <table:table-cell office:value-type="string">
            <text:p>TC0001_PlannerA 1-14</text:p>
          </table:table-cell>
          <table:table-cell office:value-type="string">
            <text:p>/home</text:p>
          </table:table-cell>
          <table:table-cell office:value-type="float" office:value="1493">
            <text:p>149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2H57M30.107S">
            <text:p>12:57:30.11</text:p>
          </table:table-cell>
          <table:table-cell office:value-type="string">
            <text:p>TC0002_PlannerB 2-5</text:p>
          </table:table-cell>
          <table:table-cell office:value-type="string">
            <text:p>/home</text:p>
          </table:table-cell>
          <table:table-cell office:value-type="float" office:value="326">
            <text:p>32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2H57M30.121S">
            <text:p>12:57:30.12</text:p>
          </table:table-cell>
          <table:table-cell office:value-type="string">
            <text:p>TC0002_PlannerB 2-12</text:p>
          </table:table-cell>
          <table:table-cell office:value-type="string">
            <text:p>/home</text:p>
          </table:table-cell>
          <table:table-cell office:value-type="float" office:value="336">
            <text:p>33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2H57M30.051S">
            <text:p>12:57:30.05</text:p>
          </table:table-cell>
          <table:table-cell office:value-type="string">
            <text:p>TC0001_PlannerA 1-5</text:p>
          </table:table-cell>
          <table:table-cell office:value-type="string">
            <text:p>/home</text:p>
          </table:table-cell>
          <table:table-cell office:value-type="float" office:value="484">
            <text:p>48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2H57M30.09S">
            <text:p>12:57:30.09</text:p>
          </table:table-cell>
          <table:table-cell office:value-type="string">
            <text:p>TC0001_PlannerA 1-6</text:p>
          </table:table-cell>
          <table:table-cell office:value-type="string">
            <text:p>/home</text:p>
          </table:table-cell>
          <table:table-cell office:value-type="float" office:value="492">
            <text:p>49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2H57M29.713S">
            <text:p>12:57:29.71</text:p>
          </table:table-cell>
          <table:table-cell office:value-type="string">
            <text:p>TC0002_PlannerB 2-19</text:p>
          </table:table-cell>
          <table:table-cell office:value-type="string">
            <text:p>/home</text:p>
          </table:table-cell>
          <table:table-cell office:value-type="float" office:value="1237">
            <text:p>123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2H57M29.821S">
            <text:p>12:57:29.82</text:p>
          </table:table-cell>
          <table:table-cell office:value-type="string">
            <text:p>TC0003_PlannerC 3-19</text:p>
          </table:table-cell>
          <table:table-cell office:value-type="string">
            <text:p>/home</text:p>
          </table:table-cell>
          <table:table-cell office:value-type="float" office:value="1185">
            <text:p>118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2H57M29.738S">
            <text:p>12:57:29.74</text:p>
          </table:table-cell>
          <table:table-cell office:value-type="string">
            <text:p>TC0003_PlannerC 3-18</text:p>
          </table:table-cell>
          <table:table-cell office:value-type="string">
            <text:p>/home</text:p>
          </table:table-cell>
          <table:table-cell office:value-type="float" office:value="1280">
            <text:p>128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2H57M29.723S">
            <text:p>12:57:29.72</text:p>
          </table:table-cell>
          <table:table-cell office:value-type="string">
            <text:p>TC0001_PlannerA 1-20</text:p>
          </table:table-cell>
          <table:table-cell office:value-type="string">
            <text:p>/home</text:p>
          </table:table-cell>
          <table:table-cell office:value-type="float" office:value="1306">
            <text:p>130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2H57M29.578S">
            <text:p>12:57:29.58</text:p>
          </table:table-cell>
          <table:table-cell office:value-type="string">
            <text:p>TC0002_PlannerB 2-18</text:p>
          </table:table-cell>
          <table:table-cell office:value-type="string">
            <text:p>/home</text:p>
          </table:table-cell>
          <table:table-cell office:value-type="float" office:value="1480">
            <text:p>148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2H57M29.712S">
            <text:p>12:57:29.71</text:p>
          </table:table-cell>
          <table:table-cell office:value-type="string">
            <text:p>TC0003_PlannerC 3-17</text:p>
          </table:table-cell>
          <table:table-cell office:value-type="string">
            <text:p>/home</text:p>
          </table:table-cell>
          <table:table-cell office:value-type="float" office:value="1362">
            <text:p>136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2H57M29.86S">
            <text:p>12:57:29.86</text:p>
          </table:table-cell>
          <table:table-cell office:value-type="string">
            <text:p>TC0003_PlannerC 3-20</text:p>
          </table:table-cell>
          <table:table-cell office:value-type="string">
            <text:p>/home</text:p>
          </table:table-cell>
          <table:table-cell office:value-type="float" office:value="1227">
            <text:p>122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2H57M29.835S">
            <text:p>12:57:29.84</text:p>
          </table:table-cell>
          <table:table-cell office:value-type="string">
            <text:p>TC0002_PlannerB 2-20</text:p>
          </table:table-cell>
          <table:table-cell office:value-type="string">
            <text:p>/home</text:p>
          </table:table-cell>
          <table:table-cell office:value-type="float" office:value="1275">
            <text:p>127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2H57M29.265S">
            <text:p>12:57:29.27</text:p>
          </table:table-cell>
          <table:table-cell office:value-type="string">
            <text:p>TC0001_PlannerA 1-18</text:p>
          </table:table-cell>
          <table:table-cell office:value-type="string">
            <text:p>/home</text:p>
          </table:table-cell>
          <table:table-cell office:value-type="float" office:value="1956">
            <text:p>195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2H57M29.28S">
            <text:p>12:57:29.28</text:p>
          </table:table-cell>
          <table:table-cell office:value-type="string">
            <text:p>TC0003_PlannerC 3-16</text:p>
          </table:table-cell>
          <table:table-cell office:value-type="string">
            <text:p>/home</text:p>
          </table:table-cell>
          <table:table-cell office:value-type="float" office:value="1953">
            <text:p>195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2H57M29.232S">
            <text:p>12:57:29.23</text:p>
          </table:table-cell>
          <table:table-cell office:value-type="string">
            <text:p>TC0002_PlannerB 2-16</text:p>
          </table:table-cell>
          <table:table-cell office:value-type="string">
            <text:p>/home</text:p>
          </table:table-cell>
          <table:table-cell office:value-type="float" office:value="2113">
            <text:p>211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2H57M29.249S">
            <text:p>12:57:29.25</text:p>
          </table:table-cell>
          <table:table-cell office:value-type="string">
            <text:p>TC0002_PlannerB 2-17</text:p>
          </table:table-cell>
          <table:table-cell office:value-type="string">
            <text:p>/home</text:p>
          </table:table-cell>
          <table:table-cell office:value-type="float" office:value="2110">
            <text:p>211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2H57M29.24S">
            <text:p>12:57:29.24</text:p>
          </table:table-cell>
          <table:table-cell office:value-type="string">
            <text:p>TC0003_PlannerC 3-12</text:p>
          </table:table-cell>
          <table:table-cell office:value-type="string">
            <text:p>/home</text:p>
          </table:table-cell>
          <table:table-cell office:value-type="float" office:value="2148">
            <text:p>214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2H57M29.227S">
            <text:p>12:57:29.23</text:p>
          </table:table-cell>
          <table:table-cell office:value-type="string">
            <text:p>TC0001_PlannerA 1-17</text:p>
          </table:table-cell>
          <table:table-cell office:value-type="string">
            <text:p>/home</text:p>
          </table:table-cell>
          <table:table-cell office:value-type="float" office:value="2285">
            <text:p>228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2H57M29.221S">
            <text:p>12:57:29.22</text:p>
          </table:table-cell>
          <table:table-cell office:value-type="string">
            <text:p>TC0001_PlannerA 1-16</text:p>
          </table:table-cell>
          <table:table-cell office:value-type="string">
            <text:p>/home</text:p>
          </table:table-cell>
          <table:table-cell office:value-type="float" office:value="2369">
            <text:p>236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2H57M29.186S">
            <text:p>12:57:29.19</text:p>
          </table:table-cell>
          <table:table-cell office:value-type="string">
            <text:p>TC0003_PlannerC 3-14</text:p>
          </table:table-cell>
          <table:table-cell office:value-type="string">
            <text:p>/home</text:p>
          </table:table-cell>
          <table:table-cell office:value-type="float" office:value="2482">
            <text:p>248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2H57M29.172S">
            <text:p>12:57:29.17</text:p>
          </table:table-cell>
          <table:table-cell office:value-type="string">
            <text:p>TC0002_PlannerB 2-15</text:p>
          </table:table-cell>
          <table:table-cell office:value-type="string">
            <text:p>/home</text:p>
          </table:table-cell>
          <table:table-cell office:value-type="float" office:value="2547">
            <text:p>254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2H57M29.133S">
            <text:p>12:57:29.13</text:p>
          </table:table-cell>
          <table:table-cell office:value-type="string">
            <text:p>TC0001_PlannerA 1-15</text:p>
          </table:table-cell>
          <table:table-cell office:value-type="string">
            <text:p>/home</text:p>
          </table:table-cell>
          <table:table-cell office:value-type="float" office:value="2598">
            <text:p>259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2H57M29.106S">
            <text:p>12:57:29.11</text:p>
          </table:table-cell>
          <table:table-cell office:value-type="string">
            <text:p>TC0003_PlannerC 3-13</text:p>
          </table:table-cell>
          <table:table-cell office:value-type="string">
            <text:p>/home</text:p>
          </table:table-cell>
          <table:table-cell office:value-type="float" office:value="2672">
            <text:p>267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2H57M27.683S">
            <text:p>12:57:27.6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123">
            <text:p>4123</text:p>
          </table:table-cell>
          <table:table-cell office:value-type="string">
            <text:p>Warning</text:p>
          </table:table-cell>
          <table:table-cell office:value-type="float" office:value="12661">
            <text:p>12661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2H57M31.807S">
            <text:p>12:57:31.8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2H57M31.853S">
            <text:p>12:57:31.8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2H57M29.061S">
            <text:p>12:57:29.06</text:p>
          </table:table-cell>
          <table:table-cell office:value-type="string">
            <text:p>TC0002_PlannerB 2-14</text:p>
          </table:table-cell>
          <table:table-cell office:value-type="string">
            <text:p>/home</text:p>
          </table:table-cell>
          <table:table-cell office:value-type="float" office:value="2876">
            <text:p>287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2H57M31.87S">
            <text:p>12:57:31.87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2H57M31.955S">
            <text:p>12:57:31.9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2H57M31.977S">
            <text:p>12:57:31.9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2H57M31.999S">
            <text:p>12:57:32.0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2H57M30.282S">
            <text:p>12:57:30.28</text:p>
          </table:table-cell>
          <table:table-cell office:value-type="string">
            <text:p>TC0001_PlannerA 1-19</text:p>
          </table:table-cell>
          <table:table-cell office:value-type="string">
            <text:p>/home</text:p>
          </table:table-cell>
          <table:table-cell office:value-type="float" office:value="1736">
            <text:p>173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2H57M30.215S">
            <text:p>12:57:30.22</text:p>
          </table:table-cell>
          <table:table-cell office:value-type="string">
            <text:p>TC0003_PlannerC 3-11</text:p>
          </table:table-cell>
          <table:table-cell office:value-type="string">
            <text:p>/home</text:p>
          </table:table-cell>
          <table:table-cell office:value-type="float" office:value="1838">
            <text:p>183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2H57M32.018S">
            <text:p>12:57:32.02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2H57M30.27S">
            <text:p>12:57:30.27</text:p>
          </table:table-cell>
          <table:table-cell office:value-type="string">
            <text:p>TC0001_PlannerA 1-13</text:p>
          </table:table-cell>
          <table:table-cell office:value-type="string">
            <text:p>/home</text:p>
          </table:table-cell>
          <table:table-cell office:value-type="float" office:value="1844">
            <text:p>184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2H57M32.101S">
            <text:p>12:57:32.1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2H57M32.131S">
            <text:p>12:57:32.1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2H57M32.142S">
            <text:p>12:57:32.14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2H57M32.292S">
            <text:p>12:57:32.2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2H57M32.311S">
            <text:p>12:57:32.3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2H57M32.32S">
            <text:p>12:57:32.3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2H57M32.352S">
            <text:p>12:57:32.3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2H57M32.364S">
            <text:p>12:57:32.3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2H57M32.399S">
            <text:p>12:57:32.4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2H57M32.481S">
            <text:p>12:57:32.4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2H57M32.492S">
            <text:p>12:57:32.49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2H57M32.504S">
            <text:p>12:57:32.5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2H57M32.767S">
            <text:p>12:57:32.7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2H57M32.79S">
            <text:p>12:57:32.79</text:p>
          </table:table-cell>
          <table:table-cell office:value-type="string">
            <text:p>TC0002_PlannerB 2-4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2H57M32.801S">
            <text:p>12:57:32.80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2H57M32.817S">
            <text:p>12:57:32.82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2H57M27.13S">
            <text:p>12:57:27.1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328">
            <text:p>6328</text:p>
          </table:table-cell>
          <table:table-cell office:value-type="string">
            <text:p>Success</text:p>
          </table:table-cell>
          <table:table-cell office:value-type="float" office:value="106384">
            <text:p>106384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2H57M27.155S">
            <text:p>12:57:27.1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338">
            <text:p>6338</text:p>
          </table:table-cell>
          <table:table-cell office:value-type="string">
            <text:p>Success</text:p>
          </table:table-cell>
          <table:table-cell office:value-type="float" office:value="106384">
            <text:p>106384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2H57M30.457S">
            <text:p>12:57:30.4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129">
            <text:p>3129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2H57M30.026S">
            <text:p>12:57:30.0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583">
            <text:p>3583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2H57M27.615S">
            <text:p>12:57:27.6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000">
            <text:p>6000</text:p>
          </table:table-cell>
          <table:table-cell office:value-type="string">
            <text:p>Success</text:p>
          </table:table-cell>
          <table:table-cell office:value-type="float" office:value="106384">
            <text:p>106384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2H57M32.053S">
            <text:p>12:57:32.0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571">
            <text:p>1571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2H57M28.961S">
            <text:p>12:57:28.9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668">
            <text:p>4668</text:p>
          </table:table-cell>
          <table:table-cell office:value-type="string">
            <text:p>Success</text:p>
          </table:table-cell>
          <table:table-cell office:value-type="float" office:value="106384">
            <text:p>106384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2H57M31.59S">
            <text:p>12:57:31.5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041">
            <text:p>2041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2H57M31.938S">
            <text:p>12:57:31.9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695">
            <text:p>1695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2H57M29.085S">
            <text:p>12:57:29.0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552">
            <text:p>4552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2H57M31.019S">
            <text:p>12:57:31.0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640">
            <text:p>2640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2H57M27.027S">
            <text:p>12:57:27.0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636">
            <text:p>6636</text:p>
          </table:table-cell>
          <table:table-cell office:value-type="string">
            <text:p>Success</text:p>
          </table:table-cell>
          <table:table-cell office:value-type="float" office:value="106384">
            <text:p>106384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2H57M29.362S">
            <text:p>12:57:29.3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372">
            <text:p>4372</text:p>
          </table:table-cell>
          <table:table-cell office:value-type="string">
            <text:p>Success</text:p>
          </table:table-cell>
          <table:table-cell office:value-type="float" office:value="106384">
            <text:p>106384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2H57M29.463S">
            <text:p>12:57:29.4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322">
            <text:p>4322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2H57M31.058S">
            <text:p>12:57:31.0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737">
            <text:p>2737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2H57M30.258S">
            <text:p>12:57:30.2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545">
            <text:p>3545</text:p>
          </table:table-cell>
          <table:table-cell office:value-type="string">
            <text:p>Success</text:p>
          </table:table-cell>
          <table:table-cell office:value-type="float" office:value="106384">
            <text:p>106384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2H57M31.779S">
            <text:p>12:57:31.7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049">
            <text:p>2049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2H57M27.383S">
            <text:p>12:57:27.3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466">
            <text:p>6466</text:p>
          </table:table-cell>
          <table:table-cell office:value-type="string">
            <text:p>Success</text:p>
          </table:table-cell>
          <table:table-cell office:value-type="float" office:value="106384">
            <text:p>106384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2H57M29.967S">
            <text:p>12:57:29.9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895">
            <text:p>3895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2H57M30.132S">
            <text:p>12:57:30.1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774">
            <text:p>3774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2H57M30.079S">
            <text:p>12:57:30.0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834">
            <text:p>3834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2H57M31.669S">
            <text:p>12:57:31.6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285">
            <text:p>2285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2H57M29.929S">
            <text:p>12:57:29.9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047">
            <text:p>4047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2H57M31.234S">
            <text:p>12:57:31.2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797">
            <text:p>2797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2H57M27.693S">
            <text:p>12:57:27.6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407">
            <text:p>6407</text:p>
          </table:table-cell>
          <table:table-cell office:value-type="string">
            <text:p>Success</text:p>
          </table:table-cell>
          <table:table-cell office:value-type="float" office:value="107123">
            <text:p>107123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2H57M31.088S">
            <text:p>12:57:31.0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030">
            <text:p>3030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2H57M32.019S">
            <text:p>12:57:32.0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112">
            <text:p>2112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2H57M29.426S">
            <text:p>12:57:29.4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736">
            <text:p>4736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2H57M30.95S">
            <text:p>12:57:30.9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217">
            <text:p>3217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2H57M30.007S">
            <text:p>12:57:30.0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161">
            <text:p>4161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2H57M31.513S">
            <text:p>12:57:31.5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728">
            <text:p>2728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2H57M29.07S">
            <text:p>12:57:29.0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183">
            <text:p>5183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2H57M29.874S">
            <text:p>12:57:29.8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413">
            <text:p>4413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2H57M31.345S">
            <text:p>12:57:31.3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013">
            <text:p>3013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2H57M30.337S">
            <text:p>12:57:30.3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089">
            <text:p>4089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2H57M29.978S">
            <text:p>12:57:29.9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459">
            <text:p>4459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2H57M31.03S">
            <text:p>12:57:31.0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424">
            <text:p>3424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2H57M31.221S">
            <text:p>12:57:31.2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245">
            <text:p>3245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2H57M29.846S">
            <text:p>12:57:29.8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636">
            <text:p>4636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2H57M29.994S">
            <text:p>12:57:29.9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516">
            <text:p>4516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2H57M32.116S">
            <text:p>12:57:32.1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403">
            <text:p>2403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2H57M29.954S">
            <text:p>12:57:29.9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595">
            <text:p>4595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2H57M30.536S">
            <text:p>12:57:30.5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025">
            <text:p>4025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2H57M29.942S">
            <text:p>12:57:29.9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680">
            <text:p>4680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2H57M31.719S">
            <text:p>12:57:31.7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911">
            <text:p>2911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2H57M29.895S">
            <text:p>12:57:29.9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748">
            <text:p>4748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2H57M31.388S">
            <text:p>12:57:31.3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269">
            <text:p>3269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2H57M30.039S">
            <text:p>12:57:30.0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619">
            <text:p>4619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2H57M30.434S">
            <text:p>12:57:30.4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261">
            <text:p>4261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2H57M29.916S">
            <text:p>12:57:29.9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779">
            <text:p>4779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2H57M31.074S">
            <text:p>12:57:31.0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638">
            <text:p>3638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2H57M30.321S">
            <text:p>12:57:30.3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395">
            <text:p>4395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2H57M31.11S">
            <text:p>12:57:31.1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614">
            <text:p>3614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2H57M31.733S">
            <text:p>12:57:31.7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997">
            <text:p>2997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2H57M31.007S">
            <text:p>12:57:31.0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731">
            <text:p>3731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2H57M30.016S">
            <text:p>12:57:30.0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725">
            <text:p>4725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2H57M29.91S">
            <text:p>12:57:29.9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837">
            <text:p>4837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2H57M30.582S">
            <text:p>12:57:30.5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172">
            <text:p>4172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2H57M31.36S">
            <text:p>12:57:31.3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403">
            <text:p>3403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2H57M33.458S">
            <text:p>12:57:33.4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716">
            <text:p>4716</text:p>
          </table:table-cell>
          <table:table-cell office:value-type="string">
            <text:p>Success</text:p>
          </table:table-cell>
          <table:table-cell office:value-type="float" office:value="70015">
            <text:p>70015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2H57M33.588S">
            <text:p>12:57:33.5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615">
            <text:p>4615</text:p>
          </table:table-cell>
          <table:table-cell office:value-type="string">
            <text:p>Success</text:p>
          </table:table-cell>
          <table:table-cell office:value-type="float" office:value="70805">
            <text:p>70805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2H57M33.639S">
            <text:p>12:57:33.6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613">
            <text:p>4613</text:p>
          </table:table-cell>
          <table:table-cell office:value-type="string">
            <text:p>Success</text:p>
          </table:table-cell>
          <table:table-cell office:value-type="float" office:value="70831">
            <text:p>70831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2H57M33.804S">
            <text:p>12:57:33.8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462">
            <text:p>4462</text:p>
          </table:table-cell>
          <table:table-cell office:value-type="string">
            <text:p>Success</text:p>
          </table:table-cell>
          <table:table-cell office:value-type="float" office:value="70833">
            <text:p>70833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2H57M38.176S">
            <text:p>12:57:38.18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632">
            <text:p>163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2H57M38.267S">
            <text:p>12:57:38.27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544">
            <text:p>154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2H57M33.617S">
            <text:p>12:57:33.6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228">
            <text:p>6228</text:p>
          </table:table-cell>
          <table:table-cell office:value-type="string">
            <text:p>Success</text:p>
          </table:table-cell>
          <table:table-cell office:value-type="float" office:value="70833">
            <text:p>70833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2H57M34.659S">
            <text:p>12:57:34.6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352">
            <text:p>5352</text:p>
          </table:table-cell>
          <table:table-cell office:value-type="string">
            <text:p>Success</text:p>
          </table:table-cell>
          <table:table-cell office:value-type="float" office:value="70835">
            <text:p>70835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2H57M34.718S">
            <text:p>12:57:34.7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302">
            <text:p>5302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2H57M34.645S">
            <text:p>12:57:34.6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377">
            <text:p>5377</text:p>
          </table:table-cell>
          <table:table-cell office:value-type="string">
            <text:p>Success</text:p>
          </table:table-cell>
          <table:table-cell office:value-type="float" office:value="70835">
            <text:p>70835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2H57M33.956S">
            <text:p>12:57:33.9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068">
            <text:p>6068</text:p>
          </table:table-cell>
          <table:table-cell office:value-type="string">
            <text:p>Success</text:p>
          </table:table-cell>
          <table:table-cell office:value-type="float" office:value="70831">
            <text:p>70831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2H57M33.634S">
            <text:p>12:57:33.6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391">
            <text:p>6391</text:p>
          </table:table-cell>
          <table:table-cell office:value-type="string">
            <text:p>Success</text:p>
          </table:table-cell>
          <table:table-cell office:value-type="float" office:value="70831">
            <text:p>70831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2H57M33.828S">
            <text:p>12:57:33.8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213">
            <text:p>6213</text:p>
          </table:table-cell>
          <table:table-cell office:value-type="string">
            <text:p>Success</text:p>
          </table:table-cell>
          <table:table-cell office:value-type="float" office:value="70831">
            <text:p>70831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2H57M34.17S">
            <text:p>12:57:34.1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881">
            <text:p>5881</text:p>
          </table:table-cell>
          <table:table-cell office:value-type="string">
            <text:p>Success</text:p>
          </table:table-cell>
          <table:table-cell office:value-type="float" office:value="70831">
            <text:p>70831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2H57M38.253S">
            <text:p>12:57:38.25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811">
            <text:p>181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2H57M33.61S">
            <text:p>12:57:33.6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561">
            <text:p>6561</text:p>
          </table:table-cell>
          <table:table-cell office:value-type="string">
            <text:p>Success</text:p>
          </table:table-cell>
          <table:table-cell office:value-type="float" office:value="70831">
            <text:p>70831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2H57M33.63S">
            <text:p>12:57:33.6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545">
            <text:p>6545</text:p>
          </table:table-cell>
          <table:table-cell office:value-type="string">
            <text:p>Success</text:p>
          </table:table-cell>
          <table:table-cell office:value-type="float" office:value="70833">
            <text:p>70833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2H57M34.726S">
            <text:p>12:57:34.7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461">
            <text:p>5461</text:p>
          </table:table-cell>
          <table:table-cell office:value-type="string">
            <text:p>Success</text:p>
          </table:table-cell>
          <table:table-cell office:value-type="float" office:value="70831">
            <text:p>70831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2H57M34.168S">
            <text:p>12:57:34.1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030">
            <text:p>6030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2H57M33.734S">
            <text:p>12:57:33.7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487">
            <text:p>6487</text:p>
          </table:table-cell>
          <table:table-cell office:value-type="string">
            <text:p>Success</text:p>
          </table:table-cell>
          <table:table-cell office:value-type="float" office:value="70846">
            <text:p>70846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2H57M38.244S">
            <text:p>12:57:38.2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988">
            <text:p>198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2H57M33.495S">
            <text:p>12:57:33.5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791">
            <text:p>6791</text:p>
          </table:table-cell>
          <table:table-cell office:value-type="string">
            <text:p>Success</text:p>
          </table:table-cell>
          <table:table-cell office:value-type="float" office:value="70846">
            <text:p>70846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2H57M33.626S">
            <text:p>12:57:33.6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686">
            <text:p>6686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2H57M34.36S">
            <text:p>12:57:34.3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005">
            <text:p>6005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2H57M34.1S">
            <text:p>12:57:34.1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264">
            <text:p>6264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2H57M34.549S">
            <text:p>12:57:34.5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817">
            <text:p>5817</text:p>
          </table:table-cell>
          <table:table-cell office:value-type="string">
            <text:p>Success</text:p>
          </table:table-cell>
          <table:table-cell office:value-type="float" office:value="70848">
            <text:p>70848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2H57M34.632S">
            <text:p>12:57:34.6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747">
            <text:p>5747</text:p>
          </table:table-cell>
          <table:table-cell office:value-type="string">
            <text:p>Success</text:p>
          </table:table-cell>
          <table:table-cell office:value-type="float" office:value="70848">
            <text:p>70848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2H57M34.12S">
            <text:p>12:57:34.1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270">
            <text:p>6270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2H57M33.907S">
            <text:p>12:57:33.9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514">
            <text:p>6514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2H57M40.197S">
            <text:p>12:57:40.2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46">
            <text:p>646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2H57M40.187S">
            <text:p>12:57:40.1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711">
            <text:p>711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2H57M40.021S">
            <text:p>12:57:40.0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125">
            <text:p>112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2H57M40.024S">
            <text:p>12:57:40.02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245">
            <text:p>124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2H57M34.659S">
            <text:p>12:57:34.6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6631">
            <text:p>6631</text:p>
          </table:table-cell>
          <table:table-cell office:value-type="string">
            <text:p>Success</text:p>
          </table:table-cell>
          <table:table-cell office:value-type="float" office:value="70835">
            <text:p>70835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2H57M40.366S">
            <text:p>12:57:40.3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401">
            <text:p>140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2H57M34.255S">
            <text:p>12:57:34.2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086">
            <text:p>8086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2H57M40.025S">
            <text:p>12:57:40.03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378">
            <text:p>237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2H57M40.39S">
            <text:p>12:57:40.39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035">
            <text:p>203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2H57M40.312S">
            <text:p>12:57:40.31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113">
            <text:p>211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2H57M34.623S">
            <text:p>12:57:34.6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823">
            <text:p>7823</text:p>
          </table:table-cell>
          <table:table-cell office:value-type="string">
            <text:p>Success</text:p>
          </table:table-cell>
          <table:table-cell office:value-type="float" office:value="70848">
            <text:p>70848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2H57M39.81S">
            <text:p>12:57:39.8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680">
            <text:p>2680</text:p>
          </table:table-cell>
          <table:table-cell office:value-type="string">
            <text:p>Success</text:p>
          </table:table-cell>
          <table:table-cell office:value-type="float" office:value="39231">
            <text:p>39231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2H57M34.163S">
            <text:p>12:57:34.1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349">
            <text:p>8349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2H57M34.714S">
            <text:p>12:57:34.7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857">
            <text:p>7857</text:p>
          </table:table-cell>
          <table:table-cell office:value-type="string">
            <text:p>Success</text:p>
          </table:table-cell>
          <table:table-cell office:value-type="float" office:value="70822">
            <text:p>70822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2H57M40.381S">
            <text:p>12:57:40.3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203">
            <text:p>220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2H57M40.368S">
            <text:p>12:57:40.37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350">
            <text:p>235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2H57M34.243S">
            <text:p>12:57:34.2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8517">
            <text:p>8517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2H57M34.455S">
            <text:p>12:57:34.4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313">
            <text:p>8313</text:p>
          </table:table-cell>
          <table:table-cell office:value-type="string">
            <text:p>Success</text:p>
          </table:table-cell>
          <table:table-cell office:value-type="float" office:value="70848">
            <text:p>70848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2H57M39.813S">
            <text:p>12:57:39.8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964">
            <text:p>2964</text:p>
          </table:table-cell>
          <table:table-cell office:value-type="string">
            <text:p>Success</text:p>
          </table:table-cell>
          <table:table-cell office:value-type="float" office:value="39235">
            <text:p>39235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2H57M40.366S">
            <text:p>12:57:40.3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418">
            <text:p>241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2H57M40.287S">
            <text:p>12:57:40.2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507">
            <text:p>250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2H57M40.422S">
            <text:p>12:57:40.42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396">
            <text:p>239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2H57M41.146S">
            <text:p>12:57:41.15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681">
            <text:p>168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2H57M40.846S">
            <text:p>12:57:40.85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006">
            <text:p>200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2H57M34.739S">
            <text:p>12:57:34.7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8120">
            <text:p>8120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2H57M34.697S">
            <text:p>12:57:34.7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210">
            <text:p>8210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2H57M41.291S">
            <text:p>12:57:41.29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622">
            <text:p>162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2H57M34.563S">
            <text:p>12:57:34.5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362">
            <text:p>8362</text:p>
          </table:table-cell>
          <table:table-cell office:value-type="string">
            <text:p>Success</text:p>
          </table:table-cell>
          <table:table-cell office:value-type="float" office:value="70848">
            <text:p>70848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2H57M34.697S">
            <text:p>12:57:34.7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8251">
            <text:p>8251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2H57M40.171S">
            <text:p>12:57:40.17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786">
            <text:p>278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2H57M40.234S">
            <text:p>12:57:40.23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737">
            <text:p>273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2H57M40.223S">
            <text:p>12:57:40.22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766">
            <text:p>276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2H57M39.847S">
            <text:p>12:57:39.85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53">
            <text:p>315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2H57M40.013S">
            <text:p>12:57:40.01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996">
            <text:p>299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2H57M34.512S">
            <text:p>12:57:34.5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538">
            <text:p>8538</text:p>
          </table:table-cell>
          <table:table-cell office:value-type="string">
            <text:p>Success</text:p>
          </table:table-cell>
          <table:table-cell office:value-type="float" office:value="70848">
            <text:p>70848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2H57M34.468S">
            <text:p>12:57:34.4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591">
            <text:p>8591</text:p>
          </table:table-cell>
          <table:table-cell office:value-type="string">
            <text:p>Success</text:p>
          </table:table-cell>
          <table:table-cell office:value-type="float" office:value="70848">
            <text:p>70848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2H57M33.661S">
            <text:p>12:57:33.6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410">
            <text:p>9410</text:p>
          </table:table-cell>
          <table:table-cell office:value-type="string">
            <text:p>Success</text:p>
          </table:table-cell>
          <table:table-cell office:value-type="float" office:value="70835">
            <text:p>70835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2H57M34.033S">
            <text:p>12:57:34.0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041">
            <text:p>9041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2H57M34.286S">
            <text:p>12:57:34.2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792">
            <text:p>8792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2H57M33.636S">
            <text:p>12:57:33.6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9445">
            <text:p>9445</text:p>
          </table:table-cell>
          <table:table-cell office:value-type="string">
            <text:p>Success</text:p>
          </table:table-cell>
          <table:table-cell office:value-type="float" office:value="70835">
            <text:p>70835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2H57M34.437S">
            <text:p>12:57:34.4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643">
            <text:p>8643</text:p>
          </table:table-cell>
          <table:table-cell office:value-type="string">
            <text:p>Success</text:p>
          </table:table-cell>
          <table:table-cell office:value-type="float" office:value="70835">
            <text:p>70835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2H57M33.851S">
            <text:p>12:57:33.8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232">
            <text:p>9232</text:p>
          </table:table-cell>
          <table:table-cell office:value-type="string">
            <text:p>Success</text:p>
          </table:table-cell>
          <table:table-cell office:value-type="float" office:value="70846">
            <text:p>70846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2H57M33.664S">
            <text:p>12:57:33.6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9423">
            <text:p>9423</text:p>
          </table:table-cell>
          <table:table-cell office:value-type="string">
            <text:p>Success</text:p>
          </table:table-cell>
          <table:table-cell office:value-type="float" office:value="70846">
            <text:p>70846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2H57M33.864S">
            <text:p>12:57:33.8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9243">
            <text:p>9243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2H57M34.731S">
            <text:p>12:57:34.7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381">
            <text:p>8381</text:p>
          </table:table-cell>
          <table:table-cell office:value-type="string">
            <text:p>Success</text:p>
          </table:table-cell>
          <table:table-cell office:value-type="float" office:value="70831">
            <text:p>70831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2H57M33.914S">
            <text:p>12:57:33.9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9210">
            <text:p>9210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2H57M33.787S">
            <text:p>12:57:33.7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9349">
            <text:p>9349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2H57M34.749S">
            <text:p>12:57:34.7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8404">
            <text:p>8404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2H57M40.022S">
            <text:p>12:57:40.02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133">
            <text:p>313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2H57M41.769S">
            <text:p>12:57:41.77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396">
            <text:p>139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2H57M34.519S">
            <text:p>12:57:34.5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652">
            <text:p>8652</text:p>
          </table:table-cell>
          <table:table-cell office:value-type="string">
            <text:p>Success</text:p>
          </table:table-cell>
          <table:table-cell office:value-type="float" office:value="70826">
            <text:p>70826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2H57M40.065S">
            <text:p>12:57:40.0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118">
            <text:p>3118</text:p>
          </table:table-cell>
          <table:table-cell office:value-type="string">
            <text:p>Success</text:p>
          </table:table-cell>
          <table:table-cell office:value-type="float" office:value="39240">
            <text:p>39240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2H57M34.484S">
            <text:p>12:57:34.4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706">
            <text:p>8706</text:p>
          </table:table-cell>
          <table:table-cell office:value-type="string">
            <text:p>Success</text:p>
          </table:table-cell>
          <table:table-cell office:value-type="float" office:value="70848">
            <text:p>70848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2H57M40.051S">
            <text:p>12:57:40.05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147">
            <text:p>314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2H57M34.755S">
            <text:p>12:57:34.7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458">
            <text:p>8458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2H57M40.044S">
            <text:p>12:57:40.04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77">
            <text:p>317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2H57M40.899S">
            <text:p>12:57:40.90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335">
            <text:p>233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2H57M34.133S">
            <text:p>12:57:34.1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9116">
            <text:p>9116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2H57M34.742S">
            <text:p>12:57:34.7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8527">
            <text:p>8527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2H57M40.176S">
            <text:p>12:57:40.18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099">
            <text:p>309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2H57M42.491S">
            <text:p>12:57:42.4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50">
            <text:p>85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2H57M42.446S">
            <text:p>12:57:42.4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23">
            <text:p>92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2H57M43.184S">
            <text:p>12:57:43.1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60">
            <text:p>76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2H57M43.153S">
            <text:p>12:57:43.1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854">
            <text:p>85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2H57M43.137S">
            <text:p>12:57:43.1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107">
            <text:p>110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2H57M43.107S">
            <text:p>12:57:43.1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225">
            <text:p>122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2H57M43.087S">
            <text:p>12:57:43.0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249">
            <text:p>124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2H57M43.082S">
            <text:p>12:57:43.0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439">
            <text:p>1439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2H57M43.082S">
            <text:p>12:57:43.0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476">
            <text:p>1476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2H57M42.949S">
            <text:p>12:57:42.9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887">
            <text:p>188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2H57M42.776S">
            <text:p>12:57:42.7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090">
            <text:p>209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2H57M43.084S">
            <text:p>12:57:43.08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145">
            <text:p>214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2H57M42.769S">
            <text:p>12:57:42.77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553">
            <text:p>255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2H57M44.246S">
            <text:p>12:57:44.25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38">
            <text:p>113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2H57M34.764S">
            <text:p>12:57:34.7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0652">
            <text:p>10652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2H57M44.336S">
            <text:p>12:57:44.34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268">
            <text:p>126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2H57M43.01S">
            <text:p>12:57:43.0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616">
            <text:p>2616</text:p>
          </table:table-cell>
          <table:table-cell office:value-type="string">
            <text:p>Success</text:p>
          </table:table-cell>
          <table:table-cell office:value-type="float" office:value="39400">
            <text:p>39400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2H57M42.784S">
            <text:p>12:57:42.78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848">
            <text:p>284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2H57M44.558S">
            <text:p>12:57:44.56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87">
            <text:p>108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2H57M41.275S">
            <text:p>12:57:41.2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388">
            <text:p>4388</text:p>
          </table:table-cell>
          <table:table-cell office:value-type="string">
            <text:p>Success</text:p>
          </table:table-cell>
          <table:table-cell office:value-type="float" office:value="39245">
            <text:p>39245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2H57M43.27S">
            <text:p>12:57:43.27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590">
            <text:p>259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2H57M43.173S">
            <text:p>12:57:43.1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720">
            <text:p>272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2H57M43.25S">
            <text:p>12:57:43.2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650">
            <text:p>265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2H57M42.571S">
            <text:p>12:57:42.57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335">
            <text:p>333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2H57M42.405S">
            <text:p>12:57:42.4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506">
            <text:p>3506</text:p>
          </table:table-cell>
          <table:table-cell office:value-type="string">
            <text:p>Success</text:p>
          </table:table-cell>
          <table:table-cell office:value-type="float" office:value="39396">
            <text:p>39396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2H57M43.155S">
            <text:p>12:57:43.1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758">
            <text:p>2758</text:p>
          </table:table-cell>
          <table:table-cell office:value-type="string">
            <text:p>Success</text:p>
          </table:table-cell>
          <table:table-cell office:value-type="float" office:value="39400">
            <text:p>39400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2H57M42.827S">
            <text:p>12:57:42.8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089">
            <text:p>3089</text:p>
          </table:table-cell>
          <table:table-cell office:value-type="string">
            <text:p>Success</text:p>
          </table:table-cell>
          <table:table-cell office:value-type="float" office:value="39396">
            <text:p>39396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2H57M43.215S">
            <text:p>12:57:43.22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710">
            <text:p>271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2H57M43.113S">
            <text:p>12:57:43.11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833">
            <text:p>283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2H57M43.051S">
            <text:p>12:57:43.05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904">
            <text:p>290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2H57M43.371S">
            <text:p>12:57:43.37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594">
            <text:p>259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2H57M44.334S">
            <text:p>12:57:44.33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638">
            <text:p>163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2H57M44.007S">
            <text:p>12:57:44.01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964">
            <text:p>196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2H57M42.86S">
            <text:p>12:57:42.86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24">
            <text:p>312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2H57M43.081S">
            <text:p>12:57:43.08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13">
            <text:p>291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2H57M43.075S">
            <text:p>12:57:43.08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925">
            <text:p>292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2H57M43.199S">
            <text:p>12:57:43.2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802">
            <text:p>2802</text:p>
          </table:table-cell>
          <table:table-cell office:value-type="string">
            <text:p>Success</text:p>
          </table:table-cell>
          <table:table-cell office:value-type="float" office:value="39396">
            <text:p>39396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2H57M43.191S">
            <text:p>12:57:43.19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820">
            <text:p>282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2H57M43.235S">
            <text:p>12:57:43.2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779">
            <text:p>2779</text:p>
          </table:table-cell>
          <table:table-cell office:value-type="string">
            <text:p>Success</text:p>
          </table:table-cell>
          <table:table-cell office:value-type="float" office:value="39396">
            <text:p>39396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2H57M43.125S">
            <text:p>12:57:43.13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898">
            <text:p>289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2H57M42.907S">
            <text:p>12:57:42.91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127">
            <text:p>312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2H57M43.06S">
            <text:p>12:57:43.06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74">
            <text:p>297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2H57M43.072S">
            <text:p>12:57:43.07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016">
            <text:p>301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2H57M42.959S">
            <text:p>12:57:42.9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142">
            <text:p>3142</text:p>
          </table:table-cell>
          <table:table-cell office:value-type="string">
            <text:p>Success</text:p>
          </table:table-cell>
          <table:table-cell office:value-type="float" office:value="39396">
            <text:p>39396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2H57M33.978S">
            <text:p>12:57:33.9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2156">
            <text:p>12156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2H57M42.585S">
            <text:p>12:57:42.59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592">
            <text:p>359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2H57M42.914S">
            <text:p>12:57:42.9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267">
            <text:p>3267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2H57M42.514S">
            <text:p>12:57:42.51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698">
            <text:p>369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2H57M42.343S">
            <text:p>12:57:42.34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876">
            <text:p>387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2H57M43.165S">
            <text:p>12:57:43.1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061">
            <text:p>3061</text:p>
          </table:table-cell>
          <table:table-cell office:value-type="string">
            <text:p>Success</text:p>
          </table:table-cell>
          <table:table-cell office:value-type="float" office:value="39396">
            <text:p>39396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2H57M42.794S">
            <text:p>12:57:42.79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447">
            <text:p>344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2H57M43.275S">
            <text:p>12:57:43.2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975">
            <text:p>2975</text:p>
          </table:table-cell>
          <table:table-cell office:value-type="string">
            <text:p>Success</text:p>
          </table:table-cell>
          <table:table-cell office:value-type="float" office:value="39397">
            <text:p>39397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2H57M42.99S">
            <text:p>12:57:42.9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263">
            <text:p>3263</text:p>
          </table:table-cell>
          <table:table-cell office:value-type="string">
            <text:p>Success</text:p>
          </table:table-cell>
          <table:table-cell office:value-type="float" office:value="39396">
            <text:p>39396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2H57M42.853S">
            <text:p>12:57:42.8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411">
            <text:p>3411</text:p>
          </table:table-cell>
          <table:table-cell office:value-type="string">
            <text:p>Success</text:p>
          </table:table-cell>
          <table:table-cell office:value-type="float" office:value="39396">
            <text:p>39396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2H57M42.82S">
            <text:p>12:57:42.8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451">
            <text:p>3451</text:p>
          </table:table-cell>
          <table:table-cell office:value-type="string">
            <text:p>Success</text:p>
          </table:table-cell>
          <table:table-cell office:value-type="float" office:value="39395">
            <text:p>39395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2H57M44.837S">
            <text:p>12:57:44.84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434">
            <text:p>143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2H57M42.761S">
            <text:p>12:57:42.76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558">
            <text:p>355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2H57M42.925S">
            <text:p>12:57:42.93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398">
            <text:p>339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2H57M42.719S">
            <text:p>12:57:42.7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616">
            <text:p>3616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2H57M44.521S">
            <text:p>12:57:44.52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836">
            <text:p>183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2H57M43S">
            <text:p>12:57:43.0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402">
            <text:p>3402</text:p>
          </table:table-cell>
          <table:table-cell office:value-type="string">
            <text:p>Success</text:p>
          </table:table-cell>
          <table:table-cell office:value-type="float" office:value="39397">
            <text:p>39397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2H57M42.427S">
            <text:p>12:57:42.4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006">
            <text:p>4006</text:p>
          </table:table-cell>
          <table:table-cell office:value-type="string">
            <text:p>Success</text:p>
          </table:table-cell>
          <table:table-cell office:value-type="float" office:value="39396">
            <text:p>39396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2H57M43.945S">
            <text:p>12:57:43.9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534">
            <text:p>2534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2H57M42.971S">
            <text:p>12:57:42.9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519">
            <text:p>3519</text:p>
          </table:table-cell>
          <table:table-cell office:value-type="string">
            <text:p>Success</text:p>
          </table:table-cell>
          <table:table-cell office:value-type="float" office:value="39392">
            <text:p>39392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2H57M43.343S">
            <text:p>12:57:43.3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172">
            <text:p>3172</text:p>
          </table:table-cell>
          <table:table-cell office:value-type="string">
            <text:p>Success</text:p>
          </table:table-cell>
          <table:table-cell office:value-type="float" office:value="47302">
            <text:p>47302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2H57M44.868S">
            <text:p>12:57:44.8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658">
            <text:p>1658</text:p>
          </table:table-cell>
          <table:table-cell office:value-type="string">
            <text:p>Success</text:p>
          </table:table-cell>
          <table:table-cell office:value-type="float" office:value="40879">
            <text:p>40879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2H57M34.427S">
            <text:p>12:57:34.4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2115">
            <text:p>12115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2H57M42.428S">
            <text:p>12:57:42.4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225">
            <text:p>4225</text:p>
          </table:table-cell>
          <table:table-cell office:value-type="string">
            <text:p>Success</text:p>
          </table:table-cell>
          <table:table-cell office:value-type="float" office:value="39396">
            <text:p>39396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2H57M33.797S">
            <text:p>12:57:33.80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2935">
            <text:p>12935</text:p>
          </table:table-cell>
          <table:table-cell office:value-type="string">
            <text:p>Success</text:p>
          </table:table-cell>
          <table:table-cell office:value-type="float" office:value="70941">
            <text:p>70941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2H57M45.664S">
            <text:p>12:57:45.6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47">
            <text:p>114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2H57M43.222S">
            <text:p>12:57:43.2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643">
            <text:p>3643</text:p>
          </table:table-cell>
          <table:table-cell office:value-type="string">
            <text:p>Success</text:p>
          </table:table-cell>
          <table:table-cell office:value-type="float" office:value="39396">
            <text:p>39396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2H57M46.515S">
            <text:p>12:57:46.5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98">
            <text:p>3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2H57M45.627S">
            <text:p>12:57:45.6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348">
            <text:p>134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2H57M45.418S">
            <text:p>12:57:45.4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668">
            <text:p>166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2H57M45.384S">
            <text:p>12:57:45.3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083">
            <text:p>2083</text:p>
          </table:table-cell>
          <table:table-cell office:value-type="string">
            <text:p>Success</text:p>
          </table:table-cell>
          <table:table-cell office:value-type="float" office:value="39401">
            <text:p>39401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2H57M46.252S">
            <text:p>12:57:46.2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271">
            <text:p>127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2H57M46.1S">
            <text:p>12:57:46.1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449">
            <text:p>144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2H57M45.911S">
            <text:p>12:57:45.9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651">
            <text:p>165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2H57M46.182S">
            <text:p>12:57:46.1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432">
            <text:p>143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2H57M45.323S">
            <text:p>12:57:45.3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312">
            <text:p>2312</text:p>
          </table:table-cell>
          <table:table-cell office:value-type="string">
            <text:p>Success</text:p>
          </table:table-cell>
          <table:table-cell office:value-type="float" office:value="39405">
            <text:p>39405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2H57M45.23S">
            <text:p>12:57:45.2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607">
            <text:p>2607</text:p>
          </table:table-cell>
          <table:table-cell office:value-type="string">
            <text:p>Success</text:p>
          </table:table-cell>
          <table:table-cell office:value-type="float" office:value="39402">
            <text:p>39402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2H57M45.646S">
            <text:p>12:57:45.6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207">
            <text:p>2207</text:p>
          </table:table-cell>
          <table:table-cell office:value-type="string">
            <text:p>Success</text:p>
          </table:table-cell>
          <table:table-cell office:value-type="float" office:value="39401">
            <text:p>39401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2H57M46.227S">
            <text:p>12:57:46.2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651">
            <text:p>1651</text:p>
          </table:table-cell>
          <table:table-cell office:value-type="string">
            <text:p>Success</text:p>
          </table:table-cell>
          <table:table-cell office:value-type="float" office:value="54277">
            <text:p>54277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2H57M46.271S">
            <text:p>12:57:46.2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664">
            <text:p>166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2H57M46.435S">
            <text:p>12:57:46.4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537">
            <text:p>153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2H57M46.404S">
            <text:p>12:57:46.4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632">
            <text:p>163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2H57M46.336S">
            <text:p>12:57:46.3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708">
            <text:p>170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2H57M46.002S">
            <text:p>12:57:46.0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049">
            <text:p>204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2H57M45.915S">
            <text:p>12:57:45.9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146">
            <text:p>2146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2H57M46.135S">
            <text:p>12:57:46.1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959">
            <text:p>195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2H57M46.016S">
            <text:p>12:57:46.0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086">
            <text:p>2086</text:p>
          </table:table-cell>
          <table:table-cell office:value-type="string">
            <text:p>Success</text:p>
          </table:table-cell>
          <table:table-cell office:value-type="float" office:value="54277">
            <text:p>54277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2H57M46.255S">
            <text:p>12:57:46.2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864">
            <text:p>186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2H57M46.48S">
            <text:p>12:57:46.4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748">
            <text:p>1748</text:p>
          </table:table-cell>
          <table:table-cell office:value-type="string">
            <text:p>Success</text:p>
          </table:table-cell>
          <table:table-cell office:value-type="float" office:value="21854">
            <text:p>21854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2H57M46.527S">
            <text:p>12:57:46.5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721">
            <text:p>1721</text:p>
          </table:table-cell>
          <table:table-cell office:value-type="string">
            <text:p>Success</text:p>
          </table:table-cell>
          <table:table-cell office:value-type="float" office:value="21854">
            <text:p>21854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2H57M46.543S">
            <text:p>12:57:46.54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848">
            <text:p>184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2H57M47.087S">
            <text:p>12:57:47.09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327">
            <text:p>132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2H57M46.866S">
            <text:p>12:57:46.8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591">
            <text:p>159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2H57M48.228S">
            <text:p>12:57:48.2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01">
            <text:p>7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2H57M45.894S">
            <text:p>12:57:45.8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043">
            <text:p>3043</text:p>
          </table:table-cell>
          <table:table-cell office:value-type="string">
            <text:p>Success</text:p>
          </table:table-cell>
          <table:table-cell office:value-type="float" office:value="39410">
            <text:p>39410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2H57M46.243S">
            <text:p>12:57:46.2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801">
            <text:p>2801</text:p>
          </table:table-cell>
          <table:table-cell office:value-type="string">
            <text:p>Success</text:p>
          </table:table-cell>
          <table:table-cell office:value-type="float" office:value="39407">
            <text:p>39407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2H57M45.919S">
            <text:p>12:57:45.9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163">
            <text:p>3163</text:p>
          </table:table-cell>
          <table:table-cell office:value-type="string">
            <text:p>Success</text:p>
          </table:table-cell>
          <table:table-cell office:value-type="float" office:value="54277">
            <text:p>54277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2H57M46.811S">
            <text:p>12:57:46.8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279">
            <text:p>2279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2H57M47.635S">
            <text:p>12:57:47.6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463">
            <text:p>146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2H57M46.491S">
            <text:p>12:57:46.4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616">
            <text:p>2616</text:p>
          </table:table-cell>
          <table:table-cell office:value-type="string">
            <text:p>Success</text:p>
          </table:table-cell>
          <table:table-cell office:value-type="float" office:value="54277">
            <text:p>54277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2H57M46.653S">
            <text:p>12:57:46.6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457">
            <text:p>245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2H57M45.633S">
            <text:p>12:57:45.6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488">
            <text:p>3488</text:p>
          </table:table-cell>
          <table:table-cell office:value-type="string">
            <text:p>Success</text:p>
          </table:table-cell>
          <table:table-cell office:value-type="float" office:value="39407">
            <text:p>39407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2H57M46.264S">
            <text:p>12:57:46.2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888">
            <text:p>2888</text:p>
          </table:table-cell>
          <table:table-cell office:value-type="string">
            <text:p>Success</text:p>
          </table:table-cell>
          <table:table-cell office:value-type="float" office:value="54277">
            <text:p>54277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2H57M48.248S">
            <text:p>12:57:48.2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921">
            <text:p>9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2H57M47.879S">
            <text:p>12:57:47.8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365">
            <text:p>1365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2H57M45.984S">
            <text:p>12:57:45.9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302">
            <text:p>3302</text:p>
          </table:table-cell>
          <table:table-cell office:value-type="string">
            <text:p>Success</text:p>
          </table:table-cell>
          <table:table-cell office:value-type="float" office:value="39406">
            <text:p>39406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2H57M48.102S">
            <text:p>12:57:48.1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206">
            <text:p>1206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2H57M47.469S">
            <text:p>12:57:47.4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882">
            <text:p>1882</text:p>
          </table:table-cell>
          <table:table-cell office:value-type="string">
            <text:p>Success</text:p>
          </table:table-cell>
          <table:table-cell office:value-type="float" office:value="54277">
            <text:p>54277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2H57M47.551S">
            <text:p>12:57:47.5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817">
            <text:p>1817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2H57M46.975S">
            <text:p>12:57:46.9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399">
            <text:p>2399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2H57M47.522S">
            <text:p>12:57:47.5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851">
            <text:p>1851</text:p>
          </table:table-cell>
          <table:table-cell office:value-type="string">
            <text:p>Success</text:p>
          </table:table-cell>
          <table:table-cell office:value-type="float" office:value="40879">
            <text:p>40879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2H57M46.734S">
            <text:p>12:57:46.7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643">
            <text:p>264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2H57M47.837S">
            <text:p>12:57:47.8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588">
            <text:p>158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2H57M49.309S">
            <text:p>12:57:49.31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2H57M49.368S">
            <text:p>12:57:49.3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2H57M49.246S">
            <text:p>12:57:49.25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37">
            <text:p>73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2H57M49.376S">
            <text:p>12:57:49.3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53">
            <text:p>7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2H57M49.083S">
            <text:p>12:57:49.0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967">
            <text:p>1967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2H57M46.025S">
            <text:p>12:57:46.0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231">
            <text:p>5231</text:p>
          </table:table-cell>
          <table:table-cell office:value-type="string">
            <text:p>Success</text:p>
          </table:table-cell>
          <table:table-cell office:value-type="float" office:value="39416">
            <text:p>39416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2H57M46.212S">
            <text:p>12:57:46.2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059">
            <text:p>5059</text:p>
          </table:table-cell>
          <table:table-cell office:value-type="string">
            <text:p>Success</text:p>
          </table:table-cell>
          <table:table-cell office:value-type="float" office:value="39411">
            <text:p>39411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2H57M49.153S">
            <text:p>12:57:49.1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125">
            <text:p>2125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2H57M45.9S">
            <text:p>12:57:45.9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386">
            <text:p>5386</text:p>
          </table:table-cell>
          <table:table-cell office:value-type="string">
            <text:p>Success</text:p>
          </table:table-cell>
          <table:table-cell office:value-type="float" office:value="39411">
            <text:p>39411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2H57M46S">
            <text:p>12:57:46.0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303">
            <text:p>5303</text:p>
          </table:table-cell>
          <table:table-cell office:value-type="string">
            <text:p>Success</text:p>
          </table:table-cell>
          <table:table-cell office:value-type="float" office:value="39411">
            <text:p>39411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2H57M45.605S">
            <text:p>12:57:45.6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757">
            <text:p>5757</text:p>
          </table:table-cell>
          <table:table-cell office:value-type="string">
            <text:p>Success</text:p>
          </table:table-cell>
          <table:table-cell office:value-type="float" office:value="39407">
            <text:p>39407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2H57M49.352S">
            <text:p>12:57:49.3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034">
            <text:p>2034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2H57M49.092S">
            <text:p>12:57:49.0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317">
            <text:p>2317</text:p>
          </table:table-cell>
          <table:table-cell office:value-type="string">
            <text:p>Success</text:p>
          </table:table-cell>
          <table:table-cell office:value-type="float" office:value="21854">
            <text:p>21854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2H57M46.09S">
            <text:p>12:57:46.0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5348">
            <text:p>5348</text:p>
          </table:table-cell>
          <table:table-cell office:value-type="string">
            <text:p>Success</text:p>
          </table:table-cell>
          <table:table-cell office:value-type="float" office:value="39411">
            <text:p>39411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2H57M49.376S">
            <text:p>12:57:49.3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078">
            <text:p>2078</text:p>
          </table:table-cell>
          <table:table-cell office:value-type="string">
            <text:p>Success</text:p>
          </table:table-cell>
          <table:table-cell office:value-type="float" office:value="21854">
            <text:p>21854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2H57M46.219S">
            <text:p>12:57:46.2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276">
            <text:p>5276</text:p>
          </table:table-cell>
          <table:table-cell office:value-type="string">
            <text:p>Success</text:p>
          </table:table-cell>
          <table:table-cell office:value-type="float" office:value="39416">
            <text:p>39416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2H57M48.096S">
            <text:p>12:57:48.10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425">
            <text:p>342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2H57M49.109S">
            <text:p>12:57:49.1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416">
            <text:p>2416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2H57M46.32S">
            <text:p>12:57:46.3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214">
            <text:p>5214</text:p>
          </table:table-cell>
          <table:table-cell office:value-type="string">
            <text:p>Success</text:p>
          </table:table-cell>
          <table:table-cell office:value-type="float" office:value="39416">
            <text:p>39416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2H57M45.972S">
            <text:p>12:57:45.9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570">
            <text:p>5570</text:p>
          </table:table-cell>
          <table:table-cell office:value-type="string">
            <text:p>Success</text:p>
          </table:table-cell>
          <table:table-cell office:value-type="float" office:value="39411">
            <text:p>39411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2H57M49.1S">
            <text:p>12:57:49.1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463">
            <text:p>2463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2H57M45.927S">
            <text:p>12:57:45.9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645">
            <text:p>5645</text:p>
          </table:table-cell>
          <table:table-cell office:value-type="string">
            <text:p>Success</text:p>
          </table:table-cell>
          <table:table-cell office:value-type="float" office:value="39416">
            <text:p>39416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2H57M46.035S">
            <text:p>12:57:46.0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553">
            <text:p>5553</text:p>
          </table:table-cell>
          <table:table-cell office:value-type="string">
            <text:p>Success</text:p>
          </table:table-cell>
          <table:table-cell office:value-type="float" office:value="39420">
            <text:p>39420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2H57M47.936S">
            <text:p>12:57:47.9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672">
            <text:p>3672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2H57M47.974S">
            <text:p>12:57:47.9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648">
            <text:p>3648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2H57M47.615S">
            <text:p>12:57:47.6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013">
            <text:p>4013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2H57M48.046S">
            <text:p>12:57:48.0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586">
            <text:p>3586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2H57M45.907S">
            <text:p>12:57:45.9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863">
            <text:p>5863</text:p>
          </table:table-cell>
          <table:table-cell office:value-type="string">
            <text:p>Success</text:p>
          </table:table-cell>
          <table:table-cell office:value-type="float" office:value="39411">
            <text:p>39411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2H57M48.036S">
            <text:p>12:57:48.0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743">
            <text:p>3743</text:p>
          </table:table-cell>
          <table:table-cell office:value-type="string">
            <text:p>Success</text:p>
          </table:table-cell>
          <table:table-cell office:value-type="float" office:value="40879">
            <text:p>40879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2H57M46.358S">
            <text:p>12:57:46.3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484">
            <text:p>5484</text:p>
          </table:table-cell>
          <table:table-cell office:value-type="string">
            <text:p>Success</text:p>
          </table:table-cell>
          <table:table-cell office:value-type="float" office:value="39416">
            <text:p>39416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2H57M45.861S">
            <text:p>12:57:45.8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991">
            <text:p>5991</text:p>
          </table:table-cell>
          <table:table-cell office:value-type="string">
            <text:p>Success</text:p>
          </table:table-cell>
          <table:table-cell office:value-type="float" office:value="39416">
            <text:p>39416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2H57M49.111S">
            <text:p>12:57:49.1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747">
            <text:p>2747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2H57M49.377S">
            <text:p>12:57:49.38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511">
            <text:p>251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2H57M49.046S">
            <text:p>12:57:49.0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850">
            <text:p>2850</text:p>
          </table:table-cell>
          <table:table-cell office:value-type="string">
            <text:p>Success</text:p>
          </table:table-cell>
          <table:table-cell office:value-type="float" office:value="54285">
            <text:p>54285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2H57M45.956S">
            <text:p>12:57:45.9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949">
            <text:p>5949</text:p>
          </table:table-cell>
          <table:table-cell office:value-type="string">
            <text:p>Success</text:p>
          </table:table-cell>
          <table:table-cell office:value-type="float" office:value="39420">
            <text:p>39420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2H57M45.947S">
            <text:p>12:57:45.9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968">
            <text:p>5968</text:p>
          </table:table-cell>
          <table:table-cell office:value-type="string">
            <text:p>Success</text:p>
          </table:table-cell>
          <table:table-cell office:value-type="float" office:value="39416">
            <text:p>39416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2H57M49.427S">
            <text:p>12:57:49.4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535">
            <text:p>2535</text:p>
          </table:table-cell>
          <table:table-cell office:value-type="string">
            <text:p>Success</text:p>
          </table:table-cell>
          <table:table-cell office:value-type="float" office:value="40879">
            <text:p>40879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2H57M48.061S">
            <text:p>12:57:48.0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909">
            <text:p>3909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2H57M47.563S">
            <text:p>12:57:47.5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408">
            <text:p>4408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2H57M46.915S">
            <text:p>12:57:46.9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060">
            <text:p>50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2H57M45.966S">
            <text:p>12:57:45.9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028">
            <text:p>6028</text:p>
          </table:table-cell>
          <table:table-cell office:value-type="string">
            <text:p>Success</text:p>
          </table:table-cell>
          <table:table-cell office:value-type="float" office:value="39420">
            <text:p>39420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2H57M46.035S">
            <text:p>12:57:46.0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995">
            <text:p>5995</text:p>
          </table:table-cell>
          <table:table-cell office:value-type="string">
            <text:p>Success</text:p>
          </table:table-cell>
          <table:table-cell office:value-type="float" office:value="39416">
            <text:p>39416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2H57M46.176S">
            <text:p>12:57:46.1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877">
            <text:p>5877</text:p>
          </table:table-cell>
          <table:table-cell office:value-type="string">
            <text:p>Success</text:p>
          </table:table-cell>
          <table:table-cell office:value-type="float" office:value="39420">
            <text:p>39420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2H57M45.974S">
            <text:p>12:57:45.9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108">
            <text:p>6108</text:p>
          </table:table-cell>
          <table:table-cell office:value-type="string">
            <text:p>Success</text:p>
          </table:table-cell>
          <table:table-cell office:value-type="float" office:value="39416">
            <text:p>39416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2H57M46.324S">
            <text:p>12:57:46.3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784">
            <text:p>5784</text:p>
          </table:table-cell>
          <table:table-cell office:value-type="string">
            <text:p>Success</text:p>
          </table:table-cell>
          <table:table-cell office:value-type="float" office:value="39420">
            <text:p>39420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2H57M46.012S">
            <text:p>12:57:46.0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101">
            <text:p>6101</text:p>
          </table:table-cell>
          <table:table-cell office:value-type="string">
            <text:p>Success</text:p>
          </table:table-cell>
          <table:table-cell office:value-type="float" office:value="39420">
            <text:p>39420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2H57M46.271S">
            <text:p>12:57:46.2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859">
            <text:p>5859</text:p>
          </table:table-cell>
          <table:table-cell office:value-type="string">
            <text:p>Success</text:p>
          </table:table-cell>
          <table:table-cell office:value-type="float" office:value="39416">
            <text:p>39416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2H57M48.052S">
            <text:p>12:57:48.0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082">
            <text:p>4082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2H57M45.994S">
            <text:p>12:57:45.9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153">
            <text:p>6153</text:p>
          </table:table-cell>
          <table:table-cell office:value-type="string">
            <text:p>Success</text:p>
          </table:table-cell>
          <table:table-cell office:value-type="float" office:value="39416">
            <text:p>39416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2H57M48.458S">
            <text:p>12:57:48.4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730">
            <text:p>3730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2H57M47.854S">
            <text:p>12:57:47.8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435">
            <text:p>4435</text:p>
          </table:table-cell>
          <table:table-cell office:value-type="string">
            <text:p>Success</text:p>
          </table:table-cell>
          <table:table-cell office:value-type="float" office:value="54287">
            <text:p>54287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2H57M48.12S">
            <text:p>12:57:48.1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211">
            <text:p>4211</text:p>
          </table:table-cell>
          <table:table-cell office:value-type="string">
            <text:p>Success</text:p>
          </table:table-cell>
          <table:table-cell office:value-type="float" office:value="40879">
            <text:p>40879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2H57M51.409S">
            <text:p>12:57:51.4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957">
            <text:p>9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2H57M49.124S">
            <text:p>12:57:49.1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271">
            <text:p>3271</text:p>
          </table:table-cell>
          <table:table-cell office:value-type="string">
            <text:p>Success</text:p>
          </table:table-cell>
          <table:table-cell office:value-type="float" office:value="54285">
            <text:p>54285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2H57M48.392S">
            <text:p>12:57:48.3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019">
            <text:p>4019</text:p>
          </table:table-cell>
          <table:table-cell office:value-type="string">
            <text:p>Success</text:p>
          </table:table-cell>
          <table:table-cell office:value-type="float" office:value="39416">
            <text:p>39416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2H57M51.051S">
            <text:p>12:57:51.05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69">
            <text:p>136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2H57M51.387S">
            <text:p>12:57:51.39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049">
            <text:p>104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2H57M48.415S">
            <text:p>12:57:48.4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028">
            <text:p>4028</text:p>
          </table:table-cell>
          <table:table-cell office:value-type="string">
            <text:p>Success</text:p>
          </table:table-cell>
          <table:table-cell office:value-type="float" office:value="39416">
            <text:p>39416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2H57M51.279S">
            <text:p>12:57:51.28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42">
            <text:p>124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2H57M51.564S">
            <text:p>12:57:51.5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967">
            <text:p>9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2H57M51.525S">
            <text:p>12:57:51.53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098">
            <text:p>109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2H57M51.962S">
            <text:p>12:57:51.9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63">
            <text:p>6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2H57M51.972S">
            <text:p>12:57:51.9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96">
            <text:p>6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2H57M51.455S">
            <text:p>12:57:51.4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219">
            <text:p>12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2H57M52.136S">
            <text:p>12:57:52.1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2H57M51.971S">
            <text:p>12:57:51.9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46">
            <text:p>7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2H57M52.333S">
            <text:p>12:57:52.3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01">
            <text:p>5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2H57M48.93S">
            <text:p>12:57:48.9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233">
            <text:p>42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2H57M49.556S">
            <text:p>12:57:49.5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948">
            <text:p>3948</text:p>
          </table:table-cell>
          <table:table-cell office:value-type="string">
            <text:p>Success</text:p>
          </table:table-cell>
          <table:table-cell office:value-type="float" office:value="66229">
            <text:p>66229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2H57M49.17S">
            <text:p>12:57:49.1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361">
            <text:p>43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2H57M49.983S">
            <text:p>12:57:49.9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650">
            <text:p>3650</text:p>
          </table:table-cell>
          <table:table-cell office:value-type="string">
            <text:p>Success</text:p>
          </table:table-cell>
          <table:table-cell office:value-type="float" office:value="65055">
            <text:p>65055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2H57M53.505S">
            <text:p>12:57:53.5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17">
            <text:p>4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2H57M49.789S">
            <text:p>12:57:49.7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145">
            <text:p>41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2H57M53.635S">
            <text:p>12:57:53.6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46">
            <text:p>3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2H57M50.129S">
            <text:p>12:57:50.1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112">
            <text:p>4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2H57M52.532S">
            <text:p>12:57:52.5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869">
            <text:p>18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2H57M53.164S">
            <text:p>12:57:53.1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524">
            <text:p>15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2H57M52.693S">
            <text:p>12:57:52.6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521">
            <text:p>25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2H57M52.396S">
            <text:p>12:57:52.4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826">
            <text:p>2826</text:p>
          </table:table-cell>
          <table:table-cell office:value-type="string">
            <text:p>Success</text:p>
          </table:table-cell>
          <table:table-cell office:value-type="float" office:value="16246">
            <text:p>16246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2H57M52.289S">
            <text:p>12:57:52.2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940">
            <text:p>2940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2H57M52.719S">
            <text:p>12:57:52.7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639">
            <text:p>26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2H57M52.626S">
            <text:p>12:57:52.6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778">
            <text:p>27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2H57M52.835S">
            <text:p>12:57:52.8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623">
            <text:p>26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2H57M52.669S">
            <text:p>12:57:52.6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810">
            <text:p>28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2H57M52.367S">
            <text:p>12:57:52.3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237">
            <text:p>32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2H57M52.674S">
            <text:p>12:57:52.6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056">
            <text:p>30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2H57M49.287S">
            <text:p>12:57:49.2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6450">
            <text:p>6450</text:p>
          </table:table-cell>
          <table:table-cell office:value-type="string">
            <text:p>Success</text:p>
          </table:table-cell>
          <table:table-cell office:value-type="float" office:value="66030">
            <text:p>66030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2H57M55.223S">
            <text:p>12:57:55.22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2H57M55.231S">
            <text:p>12:57:55.23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59">
            <text:p>55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2H57M51.975S">
            <text:p>12:57:51.9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281">
            <text:p>42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2H57M53.533S">
            <text:p>12:57:53.5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761">
            <text:p>27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2H57M51.273S">
            <text:p>12:57:51.2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481">
            <text:p>5481</text:p>
          </table:table-cell>
          <table:table-cell office:value-type="string">
            <text:p>Success</text:p>
          </table:table-cell>
          <table:table-cell office:value-type="float" office:value="50057">
            <text:p>50057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2H57M52.438S">
            <text:p>12:57:52.4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352">
            <text:p>4352</text:p>
          </table:table-cell>
          <table:table-cell office:value-type="string">
            <text:p>Success</text:p>
          </table:table-cell>
          <table:table-cell office:value-type="float" office:value="55438">
            <text:p>55438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2H57M48.939S">
            <text:p>12:57:48.9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877">
            <text:p>7877</text:p>
          </table:table-cell>
          <table:table-cell office:value-type="string">
            <text:p>Success</text:p>
          </table:table-cell>
          <table:table-cell office:value-type="float" office:value="65931">
            <text:p>65931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2H57M54.242S">
            <text:p>12:57:54.2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600">
            <text:p>26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2H57M53.935S">
            <text:p>12:57:53.9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076">
            <text:p>30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2H57M56.79S">
            <text:p>12:57:56.7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87">
            <text:p>38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2H57M55.358S">
            <text:p>12:57:55.3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842">
            <text:p>18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2H57M51.572S">
            <text:p>12:57:51.5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713">
            <text:p>5713</text:p>
          </table:table-cell>
          <table:table-cell office:value-type="string">
            <text:p>Success</text:p>
          </table:table-cell>
          <table:table-cell office:value-type="float" office:value="53287">
            <text:p>53287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2H57M52.422S">
            <text:p>12:57:52.4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889">
            <text:p>4889</text:p>
          </table:table-cell>
          <table:table-cell office:value-type="string">
            <text:p>Success</text:p>
          </table:table-cell>
          <table:table-cell office:value-type="float" office:value="55439">
            <text:p>55439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2H57M54.69S">
            <text:p>12:57:54.6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732">
            <text:p>27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2H57M51.896S">
            <text:p>12:57:51.9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610">
            <text:p>5610</text:p>
          </table:table-cell>
          <table:table-cell office:value-type="string">
            <text:p>Success</text:p>
          </table:table-cell>
          <table:table-cell office:value-type="float" office:value="16246">
            <text:p>16246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2H57M54.402S">
            <text:p>12:57:54.4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159">
            <text:p>31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2H57M57.311S">
            <text:p>12:57:57.3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2H57M55.214S">
            <text:p>12:57:55.2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680">
            <text:p>26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2H57M57.508S">
            <text:p>12:57:57.51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93">
            <text:p>39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2H57M55.48S">
            <text:p>12:57:55.4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740">
            <text:p>27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2H57M55.458S">
            <text:p>12:57:55.4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812">
            <text:p>28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2H57M55.731S">
            <text:p>12:57:55.7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646">
            <text:p>26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2H57M55.405S">
            <text:p>12:57:55.4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000">
            <text:p>30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2H57M55.604S">
            <text:p>12:57:55.6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872">
            <text:p>28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2H57M56.294S">
            <text:p>12:57:56.2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799">
            <text:p>27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2H57M51.287S">
            <text:p>12:57:51.2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863">
            <text:p>7863</text:p>
          </table:table-cell>
          <table:table-cell office:value-type="string">
            <text:p>Success</text:p>
          </table:table-cell>
          <table:table-cell office:value-type="float" office:value="53287">
            <text:p>53287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2H57M51.781S">
            <text:p>12:57:51.7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7424">
            <text:p>7424</text:p>
          </table:table-cell>
          <table:table-cell office:value-type="string">
            <text:p>Success</text:p>
          </table:table-cell>
          <table:table-cell office:value-type="float" office:value="21854">
            <text:p>21854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2H57M56.256S">
            <text:p>12:57:56.26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000">
            <text:p>30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2H57M56.843S">
            <text:p>12:57:56.84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643">
            <text:p>26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2H57M51.623S">
            <text:p>12:57:51.6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7931">
            <text:p>7931</text:p>
          </table:table-cell>
          <table:table-cell office:value-type="string">
            <text:p>Success</text:p>
          </table:table-cell>
          <table:table-cell office:value-type="float" office:value="21854">
            <text:p>21854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2H57M51.609S">
            <text:p>12:57:51.6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966">
            <text:p>7966</text:p>
          </table:table-cell>
          <table:table-cell office:value-type="string">
            <text:p>Success</text:p>
          </table:table-cell>
          <table:table-cell office:value-type="float" office:value="21854">
            <text:p>21854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2H57M51.629S">
            <text:p>12:57:51.6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7955">
            <text:p>7955</text:p>
          </table:table-cell>
          <table:table-cell office:value-type="string">
            <text:p>Success</text:p>
          </table:table-cell>
          <table:table-cell office:value-type="float" office:value="21854">
            <text:p>21854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2H57M51.632S">
            <text:p>12:57:51.6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964">
            <text:p>7964</text:p>
          </table:table-cell>
          <table:table-cell office:value-type="string">
            <text:p>Success</text:p>
          </table:table-cell>
          <table:table-cell office:value-type="float" office:value="21854">
            <text:p>21854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2H57M57.013S">
            <text:p>12:57:57.01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772">
            <text:p>27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2H57M59.206S">
            <text:p>12:57:59.2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08">
            <text:p>6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2H57M59.577S">
            <text:p>12:57:59.5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84">
            <text:p>4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2H57M59.586S">
            <text:p>12:57:59.5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17">
            <text:p>5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2H57M59.555S">
            <text:p>12:57:59.5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33">
            <text:p>6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2H57M59.598S">
            <text:p>12:57:59.6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693">
            <text:p>6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2H57M57.202S">
            <text:p>12:57:57.20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118">
            <text:p>31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2H57M51.859S">
            <text:p>12:57:51.8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8469">
            <text:p>8469</text:p>
          </table:table-cell>
          <table:table-cell office:value-type="string">
            <text:p>Success</text:p>
          </table:table-cell>
          <table:table-cell office:value-type="float" office:value="23394">
            <text:p>23394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2H57M57.561S">
            <text:p>12:57:57.56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100">
            <text:p>3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2H58M00.328S">
            <text:p>12:58:00.3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30">
            <text:p>4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2H57M58.271S">
            <text:p>12:57:58.27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712">
            <text:p>27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2H57M57.895S">
            <text:p>12:57:57.90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098">
            <text:p>30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2H57M58.406S">
            <text:p>12:57:58.41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930">
            <text:p>29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2H57M58.477S">
            <text:p>12:57:58.4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102">
            <text:p>31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2H57M58.377S">
            <text:p>12:57:58.3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476">
            <text:p>34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2H57M51.916S">
            <text:p>12:57:51.9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998">
            <text:p>9998</text:p>
          </table:table-cell>
          <table:table-cell office:value-type="string">
            <text:p>Success</text:p>
          </table:table-cell>
          <table:table-cell office:value-type="float" office:value="61898">
            <text:p>61898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2H57M52.148S">
            <text:p>12:57:52.1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880">
            <text:p>9880</text:p>
          </table:table-cell>
          <table:table-cell office:value-type="string">
            <text:p>Success</text:p>
          </table:table-cell>
          <table:table-cell office:value-type="float" office:value="56515">
            <text:p>56515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2H57M51.904S">
            <text:p>12:57:51.9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180">
            <text:p>10180</text:p>
          </table:table-cell>
          <table:table-cell office:value-type="string">
            <text:p>Success</text:p>
          </table:table-cell>
          <table:table-cell office:value-type="float" office:value="59742">
            <text:p>59742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2H57M52.108S">
            <text:p>12:57:52.1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986">
            <text:p>9986</text:p>
          </table:table-cell>
          <table:table-cell office:value-type="string">
            <text:p>Success</text:p>
          </table:table-cell>
          <table:table-cell office:value-type="float" office:value="57592">
            <text:p>57592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2H57M51.495S">
            <text:p>12:57:51.5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635">
            <text:p>10635</text:p>
          </table:table-cell>
          <table:table-cell office:value-type="string">
            <text:p>Success</text:p>
          </table:table-cell>
          <table:table-cell office:value-type="float" office:value="64050">
            <text:p>64050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2H57M58.221S">
            <text:p>12:57:58.22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958">
            <text:p>39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2H57M52.189S">
            <text:p>12:57:52.1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0030">
            <text:p>10030</text:p>
          </table:table-cell>
          <table:table-cell office:value-type="string">
            <text:p>Success</text:p>
          </table:table-cell>
          <table:table-cell office:value-type="float" office:value="25042">
            <text:p>25042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2H58M02.221S">
            <text:p>12:58:02.2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73">
            <text:p>5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2H57M59.258S">
            <text:p>12:57:59.2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787">
            <text:p>3787</text:p>
          </table:table-cell>
          <table:table-cell office:value-type="string">
            <text:p>Success</text:p>
          </table:table-cell>
          <table:table-cell office:value-type="float" office:value="29134">
            <text:p>29134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2H57M51.589S">
            <text:p>12:57:51.5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460">
            <text:p>11460</text:p>
          </table:table-cell>
          <table:table-cell office:value-type="string">
            <text:p>Success</text:p>
          </table:table-cell>
          <table:table-cell office:value-type="float" office:value="50057">
            <text:p>50057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2H57M51.536S">
            <text:p>12:57:51.5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593">
            <text:p>11593</text:p>
          </table:table-cell>
          <table:table-cell office:value-type="string">
            <text:p>Success</text:p>
          </table:table-cell>
          <table:table-cell office:value-type="float" office:value="53289">
            <text:p>53289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2H57M52.625S">
            <text:p>12:57:52.6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0602">
            <text:p>10602</text:p>
          </table:table-cell>
          <table:table-cell office:value-type="string">
            <text:p>Success</text:p>
          </table:table-cell>
          <table:table-cell office:value-type="float" office:value="54366">
            <text:p>54366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2H57M51.77S">
            <text:p>12:57:51.7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594">
            <text:p>11594</text:p>
          </table:table-cell>
          <table:table-cell office:value-type="string">
            <text:p>Success</text:p>
          </table:table-cell>
          <table:table-cell office:value-type="float" office:value="60826">
            <text:p>60826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2H57M51.853S">
            <text:p>12:57:51.8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707">
            <text:p>11707</text:p>
          </table:table-cell>
          <table:table-cell office:value-type="string">
            <text:p>Success</text:p>
          </table:table-cell>
          <table:table-cell office:value-type="float" office:value="62977">
            <text:p>62977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2H57M51.438S">
            <text:p>12:57:51.4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2130">
            <text:p>12130</text:p>
          </table:table-cell>
          <table:table-cell office:value-type="string">
            <text:p>Success</text:p>
          </table:table-cell>
          <table:table-cell office:value-type="float" office:value="66208">
            <text:p>66208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2H58M00.189S">
            <text:p>12:58:00.1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392">
            <text:p>33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2H58M03.228S">
            <text:p>12:58:03.2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35">
            <text:p>4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2H57M59.814S">
            <text:p>12:57:59.8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960">
            <text:p>39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2H58M00.291S">
            <text:p>12:58:00.2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752">
            <text:p>37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2H58M00.76S">
            <text:p>12:58:00.7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698">
            <text:p>36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2H58M00.062S">
            <text:p>12:58:00.0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476">
            <text:p>44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2H58M00.102S">
            <text:p>12:58:00.1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688">
            <text:p>46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2H57M51.521S">
            <text:p>12:57:51.5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3482">
            <text:p>13482</text:p>
          </table:table-cell>
          <table:table-cell office:value-type="string">
            <text:p>Success</text:p>
          </table:table-cell>
          <table:table-cell office:value-type="float" office:value="39416">
            <text:p>39416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2H58M00.663S">
            <text:p>12:58:00.6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531">
            <text:p>4531</text:p>
          </table:table-cell>
          <table:table-cell office:value-type="string">
            <text:p>Success</text:p>
          </table:table-cell>
          <table:table-cell office:value-type="float" office:value="26676">
            <text:p>26676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2H58M03.129S">
            <text:p>12:58:03.1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072">
            <text:p>2072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2H58M00.984S">
            <text:p>12:58:00.9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219">
            <text:p>4219</text:p>
          </table:table-cell>
          <table:table-cell office:value-type="string">
            <text:p>Success</text:p>
          </table:table-cell>
          <table:table-cell office:value-type="float" office:value="26676">
            <text:p>26676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2H58M02.133S">
            <text:p>12:58:02.1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071">
            <text:p>307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2H57M56.755S">
            <text:p>12:57:56.7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464">
            <text:p>8464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2H57M55.739S">
            <text:p>12:57:55.7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573">
            <text:p>9573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2H58M02.03S">
            <text:p>12:58:02.0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339">
            <text:p>3339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2H57M57.287S">
            <text:p>12:57:57.2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095">
            <text:p>8095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2H58M02.096S">
            <text:p>12:58:02.1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287">
            <text:p>3287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2H57M57.604S">
            <text:p>12:57:57.60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871">
            <text:p>7871</text:p>
          </table:table-cell>
          <table:table-cell office:value-type="string">
            <text:p>Success</text:p>
          </table:table-cell>
          <table:table-cell office:value-type="float" office:value="59736">
            <text:p>59736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2H58M02.086S">
            <text:p>12:58:02.0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495">
            <text:p>3495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2H58M03.05S">
            <text:p>12:58:03.0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531">
            <text:p>253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2H57M59.487S">
            <text:p>12:57:59.4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098">
            <text:p>6098</text:p>
          </table:table-cell>
          <table:table-cell office:value-type="string">
            <text:p>Success</text:p>
          </table:table-cell>
          <table:table-cell office:value-type="float" office:value="26676">
            <text:p>26676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2H57M56.816S">
            <text:p>12:57:56.8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771">
            <text:p>877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2H57M52.131S">
            <text:p>12:57:52.1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3464">
            <text:p>13464</text:p>
          </table:table-cell>
          <table:table-cell office:value-type="string">
            <text:p>Success</text:p>
          </table:table-cell>
          <table:table-cell office:value-type="float" office:value="54287">
            <text:p>54287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2H57M59.153S">
            <text:p>12:57:59.1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450">
            <text:p>6450</text:p>
          </table:table-cell>
          <table:table-cell office:value-type="string">
            <text:p>Success</text:p>
          </table:table-cell>
          <table:table-cell office:value-type="float" office:value="47301">
            <text:p>47301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2H57M59.785S">
            <text:p>12:57:59.7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824">
            <text:p>5824</text:p>
          </table:table-cell>
          <table:table-cell office:value-type="string">
            <text:p>Success</text:p>
          </table:table-cell>
          <table:table-cell office:value-type="float" office:value="26676">
            <text:p>26676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2H58M00.321S">
            <text:p>12:58:00.3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303">
            <text:p>5303</text:p>
          </table:table-cell>
          <table:table-cell office:value-type="string">
            <text:p>Success</text:p>
          </table:table-cell>
          <table:table-cell office:value-type="float" office:value="26676">
            <text:p>26676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2H58M03.366S">
            <text:p>12:58:03.3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290">
            <text:p>2290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2H58M01.914S">
            <text:p>12:58:01.9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749">
            <text:p>3749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2H57M52.444S">
            <text:p>12:57:52.4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3234">
            <text:p>13234</text:p>
          </table:table-cell>
          <table:table-cell office:value-type="string">
            <text:p>Success</text:p>
          </table:table-cell>
          <table:table-cell office:value-type="float" office:value="54287">
            <text:p>54287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2H57M51.89S">
            <text:p>12:57:51.8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3789">
            <text:p>13789</text:p>
          </table:table-cell>
          <table:table-cell office:value-type="string">
            <text:p>Success</text:p>
          </table:table-cell>
          <table:table-cell office:value-type="float" office:value="39394">
            <text:p>39394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2H58M03.561S">
            <text:p>12:58:03.5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155">
            <text:p>2155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2H57M52.055S">
            <text:p>12:57:52.0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3678">
            <text:p>13678</text:p>
          </table:table-cell>
          <table:table-cell office:value-type="string">
            <text:p>Success</text:p>
          </table:table-cell>
          <table:table-cell office:value-type="float" office:value="52805">
            <text:p>52805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2H58M03.57S">
            <text:p>12:58:03.5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182">
            <text:p>2182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2H57M53.924S">
            <text:p>12:57:53.92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874">
            <text:p>11874</text:p>
          </table:table-cell>
          <table:table-cell office:value-type="string">
            <text:p>Success</text:p>
          </table:table-cell>
          <table:table-cell office:value-type="float" office:value="59736">
            <text:p>59736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2H57M57.179S">
            <text:p>12:57:57.18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680">
            <text:p>8680</text:p>
          </table:table-cell>
          <table:table-cell office:value-type="string">
            <text:p>Success</text:p>
          </table:table-cell>
          <table:table-cell office:value-type="float" office:value="59736">
            <text:p>59736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2H57M53.981S">
            <text:p>12:57:53.98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977">
            <text:p>11977</text:p>
          </table:table-cell>
          <table:table-cell office:value-type="string">
            <text:p>Success</text:p>
          </table:table-cell>
          <table:table-cell office:value-type="float" office:value="59736">
            <text:p>59736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2H57M52.082S">
            <text:p>12:57:52.0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3882">
            <text:p>13882</text:p>
          </table:table-cell>
          <table:table-cell office:value-type="string">
            <text:p>Success</text:p>
          </table:table-cell>
          <table:table-cell office:value-type="float" office:value="52805">
            <text:p>52805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2H58M03.663S">
            <text:p>12:58:03.66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312">
            <text:p>2312</text:p>
          </table:table-cell>
          <table:table-cell office:value-type="string">
            <text:p>Success</text:p>
          </table:table-cell>
          <table:table-cell office:value-type="float" office:value="59710">
            <text:p>59710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2H57M51.362S">
            <text:p>12:57:51.3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4674">
            <text:p>14674</text:p>
          </table:table-cell>
          <table:table-cell office:value-type="string">
            <text:p>Success</text:p>
          </table:table-cell>
          <table:table-cell office:value-type="float" office:value="54285">
            <text:p>54285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2H57M51.543S">
            <text:p>12:57:51.5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4514">
            <text:p>14514</text:p>
          </table:table-cell>
          <table:table-cell office:value-type="string">
            <text:p>Success</text:p>
          </table:table-cell>
          <table:table-cell office:value-type="float" office:value="54287">
            <text:p>54287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2H58M05.383S">
            <text:p>12:58:05.3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16">
            <text:p>7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2H57M51.996S">
            <text:p>12:57:52.0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4108">
            <text:p>14108</text:p>
          </table:table-cell>
          <table:table-cell office:value-type="string">
            <text:p>Success</text:p>
          </table:table-cell>
          <table:table-cell office:value-type="float" office:value="52805">
            <text:p>52805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2H58M05.385S">
            <text:p>12:58:05.3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29">
            <text:p>7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2H58M05.369S">
            <text:p>12:58:05.3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64">
            <text:p>7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2H58M01.338S">
            <text:p>12:58:01.3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820">
            <text:p>4820</text:p>
          </table:table-cell>
          <table:table-cell office:value-type="string">
            <text:p>Success</text:p>
          </table:table-cell>
          <table:table-cell office:value-type="float" office:value="26676">
            <text:p>26676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2H57M51.844S">
            <text:p>12:57:51.8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4317">
            <text:p>14317</text:p>
          </table:table-cell>
          <table:table-cell office:value-type="string">
            <text:p>Success</text:p>
          </table:table-cell>
          <table:table-cell office:value-type="float" office:value="54287">
            <text:p>54287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2H58M00.994S">
            <text:p>12:58:00.9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198">
            <text:p>5198</text:p>
          </table:table-cell>
          <table:table-cell office:value-type="string">
            <text:p>Success</text:p>
          </table:table-cell>
          <table:table-cell office:value-type="float" office:value="26676">
            <text:p>26676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2H58M05.587S">
            <text:p>12:58:05.5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62">
            <text:p>6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2H58M05.665S">
            <text:p>12:58:05.6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17">
            <text:p>6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2H58M05.202S">
            <text:p>12:58:05.2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23">
            <text:p>11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2H58M05.679S">
            <text:p>12:58:05.6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93">
            <text:p>693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2H58M05.219S">
            <text:p>12:58:05.2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99">
            <text:p>1199</text:p>
          </table:table-cell>
          <table:table-cell office:value-type="string">
            <text:p>Success</text:p>
          </table:table-cell>
          <table:table-cell office:value-type="float" office:value="26676">
            <text:p>26676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2H58M05.588S">
            <text:p>12:58:05.5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60">
            <text:p>8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2H58M05.602S">
            <text:p>12:58:05.6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57">
            <text:p>8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2H58M05.717S">
            <text:p>12:58:05.7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69">
            <text:p>769</text:p>
          </table:table-cell>
          <table:table-cell office:value-type="string">
            <text:p>Success</text:p>
          </table:table-cell>
          <table:table-cell office:value-type="float" office:value="26676">
            <text:p>26676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2H58M05.205S">
            <text:p>12:58:05.2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20">
            <text:p>1320</text:p>
          </table:table-cell>
          <table:table-cell office:value-type="string">
            <text:p>Success</text:p>
          </table:table-cell>
          <table:table-cell office:value-type="float" office:value="26676">
            <text:p>26676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2H57M55.791S">
            <text:p>12:57:55.7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0772">
            <text:p>10772</text:p>
          </table:table-cell>
          <table:table-cell office:value-type="string">
            <text:p>Success</text:p>
          </table:table-cell>
          <table:table-cell office:value-type="float" office:value="66210">
            <text:p>66210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2H57M52.413S">
            <text:p>12:57:52.4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4158">
            <text:p>14158</text:p>
          </table:table-cell>
          <table:table-cell office:value-type="string">
            <text:p>Success</text:p>
          </table:table-cell>
          <table:table-cell office:value-type="float" office:value="61905">
            <text:p>61905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2H58M06.42S">
            <text:p>12:58:06.4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50">
            <text:p>4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2H58M06.373S">
            <text:p>12:58:06.37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37">
            <text:p>53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2H58M05.582S">
            <text:p>12:58:05.5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378">
            <text:p>1378</text:p>
          </table:table-cell>
          <table:table-cell office:value-type="string">
            <text:p>Success</text:p>
          </table:table-cell>
          <table:table-cell office:value-type="float" office:value="26676">
            <text:p>26676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2H58M06.527S">
            <text:p>12:58:06.5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49">
            <text:p>4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2H58M06.486S">
            <text:p>12:58:06.4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65">
            <text:p>5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2H58M06.564S">
            <text:p>12:58:06.5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76">
            <text:p>67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2H58M05.596S">
            <text:p>12:58:05.6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708">
            <text:p>1708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2H58M05.313S">
            <text:p>12:58:05.3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117">
            <text:p>2117</text:p>
          </table:table-cell>
          <table:table-cell office:value-type="string">
            <text:p>Success</text:p>
          </table:table-cell>
          <table:table-cell office:value-type="float" office:value="26676">
            <text:p>26676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2H58M06.962S">
            <text:p>12:58:06.9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70">
            <text:p>5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2H58M07.306S">
            <text:p>12:58:07.31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34">
            <text:p>43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2H58M02.795S">
            <text:p>12:58:02.8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013">
            <text:p>50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2H58M07.432S">
            <text:p>12:58:07.4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15">
            <text:p>4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2H58M03.582S">
            <text:p>12:58:03.5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287">
            <text:p>42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2H58M03.775S">
            <text:p>12:58:03.7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291">
            <text:p>52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2H58M06.058S">
            <text:p>12:58:06.0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201">
            <text:p>3201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2H58M06.163S">
            <text:p>12:58:06.1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124">
            <text:p>3124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2H58M05.657S">
            <text:p>12:58:05.6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640">
            <text:p>3640</text:p>
          </table:table-cell>
          <table:table-cell office:value-type="string">
            <text:p>Success</text:p>
          </table:table-cell>
          <table:table-cell office:value-type="float" office:value="26676">
            <text:p>26676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2H58M06.104S">
            <text:p>12:58:06.1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230">
            <text:p>3230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2H58M06.038S">
            <text:p>12:58:06.0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313">
            <text:p>3313</text:p>
          </table:table-cell>
          <table:table-cell office:value-type="string">
            <text:p>Success</text:p>
          </table:table-cell>
          <table:table-cell office:value-type="float" office:value="16246">
            <text:p>16246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2H58M05.859S">
            <text:p>12:58:05.8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534">
            <text:p>3534</text:p>
          </table:table-cell>
          <table:table-cell office:value-type="string">
            <text:p>Success</text:p>
          </table:table-cell>
          <table:table-cell office:value-type="float" office:value="19173">
            <text:p>19173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2H58M05.735S">
            <text:p>12:58:05.7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699">
            <text:p>3699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2H58M02.181S">
            <text:p>12:58:02.1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304">
            <text:p>7304</text:p>
          </table:table-cell>
          <table:table-cell office:value-type="string">
            <text:p>Success</text:p>
          </table:table-cell>
          <table:table-cell office:value-type="float" office:value="26676">
            <text:p>26676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2H58M05.965S">
            <text:p>12:58:05.9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563">
            <text:p>3563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2H58M04.792S">
            <text:p>12:58:04.7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752">
            <text:p>47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2H58M05.754S">
            <text:p>12:58:05.7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871">
            <text:p>3871</text:p>
          </table:table-cell>
          <table:table-cell office:value-type="string">
            <text:p>Success</text:p>
          </table:table-cell>
          <table:table-cell office:value-type="float" office:value="26676">
            <text:p>26676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2H58M05.005S">
            <text:p>12:58:05.0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668">
            <text:p>4668</text:p>
          </table:table-cell>
          <table:table-cell office:value-type="string">
            <text:p>Success</text:p>
          </table:table-cell>
          <table:table-cell office:value-type="float" office:value="52805">
            <text:p>52805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2H58M09.288S">
            <text:p>12:58:09.29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51">
            <text:p>65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2H58M06.099S">
            <text:p>12:58:06.1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849">
            <text:p>38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2H58M09.261S">
            <text:p>12:58:09.26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43">
            <text:p>74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2H58M09.335S">
            <text:p>12:58:09.34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99">
            <text:p>69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2H57M52.031S">
            <text:p>12:57:52.0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8034">
            <text:p>18034</text:p>
          </table:table-cell>
          <table:table-cell office:value-type="string">
            <text:p>Success</text:p>
          </table:table-cell>
          <table:table-cell office:value-type="float" office:value="58181">
            <text:p>58181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2H58M04.459S">
            <text:p>12:58:04.4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620">
            <text:p>56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2H58M04.537S">
            <text:p>12:58:04.5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545">
            <text:p>55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2H58M09.435S">
            <text:p>12:58:09.44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81">
            <text:p>68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2H58M09.297S">
            <text:p>12:58:09.3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40">
            <text:p>8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2H58M06.135S">
            <text:p>12:58:06.1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085">
            <text:p>40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2H58M09.626S">
            <text:p>12:58:09.6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2H58M09.352S">
            <text:p>12:58:09.35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882">
            <text:p>88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2H58M09.529S">
            <text:p>12:58:09.53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87">
            <text:p>78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2H58M06.326S">
            <text:p>12:58:06.3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038">
            <text:p>40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2H58M04.044S">
            <text:p>12:58:04.0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6428">
            <text:p>64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2H58M06.114S">
            <text:p>12:58:06.1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360">
            <text:p>43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2H58M06.283S">
            <text:p>12:58:06.2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452">
            <text:p>44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2H58M06.25S">
            <text:p>12:58:06.2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495">
            <text:p>44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2H58M06.462S">
            <text:p>12:58:06.4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546">
            <text:p>45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2H58M06.448S">
            <text:p>12:58:06.4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737">
            <text:p>47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2H58M06.87S">
            <text:p>12:58:06.8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316">
            <text:p>43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2H58M07.053S">
            <text:p>12:58:07.0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270">
            <text:p>42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2H58M06.976S">
            <text:p>12:58:06.9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502">
            <text:p>45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2H58M07.533S">
            <text:p>12:58:07.5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526">
            <text:p>45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2H58M05.976S">
            <text:p>12:58:05.9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6164">
            <text:p>6164</text:p>
          </table:table-cell>
          <table:table-cell office:value-type="string">
            <text:p>Success</text:p>
          </table:table-cell>
          <table:table-cell office:value-type="float" office:value="19173">
            <text:p>19173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2H58M05.478S">
            <text:p>12:58:05.4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695">
            <text:p>6695</text:p>
          </table:table-cell>
          <table:table-cell office:value-type="string">
            <text:p>Success</text:p>
          </table:table-cell>
          <table:table-cell office:value-type="float" office:value="19173">
            <text:p>19173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2H58M09.674S">
            <text:p>12:58:09.6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518">
            <text:p>2518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2H58M05.96S">
            <text:p>12:58:05.9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252">
            <text:p>6252</text:p>
          </table:table-cell>
          <table:table-cell office:value-type="string">
            <text:p>Success</text:p>
          </table:table-cell>
          <table:table-cell office:value-type="float" office:value="19173">
            <text:p>19173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2H58M06.573S">
            <text:p>12:58:06.5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682">
            <text:p>5682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2H58M12.193S">
            <text:p>12:58:12.19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2H58M07.807S">
            <text:p>12:58:07.8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501">
            <text:p>45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2H58M10.066S">
            <text:p>12:58:10.0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256">
            <text:p>2256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2H58M05.8S">
            <text:p>12:58:05.8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6539">
            <text:p>6539</text:p>
          </table:table-cell>
          <table:table-cell office:value-type="string">
            <text:p>Success</text:p>
          </table:table-cell>
          <table:table-cell office:value-type="float" office:value="19173">
            <text:p>19173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2H58M07.847S">
            <text:p>12:58:07.8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500">
            <text:p>45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2H58M12.255S">
            <text:p>12:58:12.2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2H58M05.679S">
            <text:p>12:58:05.6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703">
            <text:p>6703</text:p>
          </table:table-cell>
          <table:table-cell office:value-type="string">
            <text:p>Success</text:p>
          </table:table-cell>
          <table:table-cell office:value-type="float" office:value="52805">
            <text:p>52805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2H58M12.325S">
            <text:p>12:58:12.3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2H58M07.241S">
            <text:p>12:58:07.24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217">
            <text:p>5217</text:p>
          </table:table-cell>
          <table:table-cell office:value-type="string">
            <text:p>Success</text:p>
          </table:table-cell>
          <table:table-cell office:value-type="float" office:value="59736">
            <text:p>59736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2H58M07.87S">
            <text:p>12:58:07.8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653">
            <text:p>46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2H58M01.58S">
            <text:p>12:58:01.5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775">
            <text:p>11775</text:p>
          </table:table-cell>
          <table:table-cell office:value-type="string">
            <text:p>Success</text:p>
          </table:table-cell>
          <table:table-cell office:value-type="float" office:value="57479">
            <text:p>57479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2H58M09.949S">
            <text:p>12:58:09.9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413">
            <text:p>34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2H58M13.357S">
            <text:p>12:58:13.3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2H58M10.079S">
            <text:p>12:58:10.0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315">
            <text:p>33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2H58M09.544S">
            <text:p>12:58:09.5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892">
            <text:p>38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2H58M09.068S">
            <text:p>12:58:09.0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369">
            <text:p>43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2H58M10.083S">
            <text:p>12:58:10.0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466">
            <text:p>34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2H58M10.364S">
            <text:p>12:58:10.3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219">
            <text:p>32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2H58M10.221S">
            <text:p>12:58:10.2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436">
            <text:p>34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2H58M10.747S">
            <text:p>12:58:10.7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915">
            <text:p>29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2H57M52.522S">
            <text:p>12:57:52.5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1173">
            <text:p>21173</text:p>
          </table:table-cell>
          <table:table-cell office:value-type="string">
            <text:p>Success</text:p>
          </table:table-cell>
          <table:table-cell office:value-type="float" office:value="61895">
            <text:p>61895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2H58M10.476S">
            <text:p>12:58:10.4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250">
            <text:p>32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2H58M13.696S">
            <text:p>12:58:13.7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2H58M10.226S">
            <text:p>12:58:10.2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625">
            <text:p>36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2H58M10.736S">
            <text:p>12:58:10.7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136">
            <text:p>3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2H58M10.471S">
            <text:p>12:58:10.4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464">
            <text:p>34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2H58M11.007S">
            <text:p>12:58:11.0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943">
            <text:p>29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2H58M03.045S">
            <text:p>12:58:03.0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924">
            <text:p>10924</text:p>
          </table:table-cell>
          <table:table-cell office:value-type="string">
            <text:p>Success</text:p>
          </table:table-cell>
          <table:table-cell office:value-type="float" office:value="58756">
            <text:p>58756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2H58M10.139S">
            <text:p>12:58:10.1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943">
            <text:p>39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2H58M11.187S">
            <text:p>12:58:11.1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903">
            <text:p>29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2H58M13.972S">
            <text:p>12:58:13.9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2H58M11.323S">
            <text:p>12:58:11.3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816">
            <text:p>28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2H58M05.194S">
            <text:p>12:58:05.1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984">
            <text:p>8984</text:p>
          </table:table-cell>
          <table:table-cell office:value-type="string">
            <text:p>Success</text:p>
          </table:table-cell>
          <table:table-cell office:value-type="float" office:value="57086">
            <text:p>57086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2H58M14.108S">
            <text:p>12:58:14.1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2H58M11.187S">
            <text:p>12:58:11.1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005">
            <text:p>30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2H58M14.18S">
            <text:p>12:58:14.1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2H58M11.479S">
            <text:p>12:58:11.4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898">
            <text:p>28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2H58M12.407S">
            <text:p>12:58:12.4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994">
            <text:p>19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2H58M12.059S">
            <text:p>12:58:12.0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434">
            <text:p>24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2H58M12.31S">
            <text:p>12:58:12.3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196">
            <text:p>21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2H58M12.347S">
            <text:p>12:58:12.3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187">
            <text:p>21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2H58M12.374S">
            <text:p>12:58:12.3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249">
            <text:p>22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2H58M12.383S">
            <text:p>12:58:12.3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271">
            <text:p>2271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2H58M14.655S">
            <text:p>12:58:14.66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2H58M13.363S">
            <text:p>12:58:13.36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78">
            <text:p>13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2H58M13.585S">
            <text:p>12:58:13.59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29">
            <text:p>13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2H58M13.952S">
            <text:p>12:58:13.9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59">
            <text:p>10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2H58M13.657S">
            <text:p>12:58:13.66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75">
            <text:p>13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2H58M14.092S">
            <text:p>12:58:14.0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62">
            <text:p>9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2H58M14.402S">
            <text:p>12:58:14.4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76">
            <text:p>6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2H57M52.115S">
            <text:p>12:57:52.1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3047">
            <text:p>23047</text:p>
          </table:table-cell>
          <table:table-cell office:value-type="string">
            <text:p>Success</text:p>
          </table:table-cell>
          <table:table-cell office:value-type="float" office:value="56707">
            <text:p>56707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2H58M13.726S">
            <text:p>12:58:13.73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456">
            <text:p>14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2H58M14.083S">
            <text:p>12:58:14.0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84">
            <text:p>11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2H58M05.204S">
            <text:p>12:58:05.2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100">
            <text:p>10100</text:p>
          </table:table-cell>
          <table:table-cell office:value-type="string">
            <text:p>Success</text:p>
          </table:table-cell>
          <table:table-cell office:value-type="float" office:value="57283">
            <text:p>57283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2H58M13.852S">
            <text:p>12:58:13.8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460">
            <text:p>14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2H58M14.14S">
            <text:p>12:58:14.1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2H58M15.306S">
            <text:p>12:58:15.3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2H58M13.663S">
            <text:p>12:58:13.66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725">
            <text:p>17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2H58M13.379S">
            <text:p>12:58:13.38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065">
            <text:p>206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2H58M14.377S">
            <text:p>12:58:14.3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80">
            <text:p>10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2H58M15.445S">
            <text:p>12:58:15.4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2H58M13.874S">
            <text:p>12:58:13.87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648">
            <text:p>16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2H58M14.493S">
            <text:p>12:58:14.4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55">
            <text:p>10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2H58M14.623S">
            <text:p>12:58:14.6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30">
            <text:p>9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2H58M15.08S">
            <text:p>12:58:15.08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54">
            <text:p>5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2H58M14.194S">
            <text:p>12:58:14.19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463">
            <text:p>14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2H58M10.235S">
            <text:p>12:58:10.2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443">
            <text:p>5443</text:p>
          </table:table-cell>
          <table:table-cell office:value-type="string">
            <text:p>Success</text:p>
          </table:table-cell>
          <table:table-cell office:value-type="float" office:value="43362">
            <text:p>43362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2H58M15.679S">
            <text:p>12:58:15.6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2H58M14.536S">
            <text:p>12:58:14.5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31">
            <text:p>12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2H58M14.254S">
            <text:p>12:58:14.2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547">
            <text:p>15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2H58M10.317S">
            <text:p>12:58:10.3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516">
            <text:p>5516</text:p>
          </table:table-cell>
          <table:table-cell office:value-type="string">
            <text:p>Success</text:p>
          </table:table-cell>
          <table:table-cell office:value-type="float" office:value="48255">
            <text:p>48255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2H58M06.192S">
            <text:p>12:58:06.1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9652">
            <text:p>9652</text:p>
          </table:table-cell>
          <table:table-cell office:value-type="string">
            <text:p>Success</text:p>
          </table:table-cell>
          <table:table-cell office:value-type="float" office:value="46118">
            <text:p>46118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2H58M15.834S">
            <text:p>12:58:15.8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2H58M15.847S">
            <text:p>12:58:15.8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2H58M15.269S">
            <text:p>12:58:15.2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46">
            <text:p>6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2H58M15.314S">
            <text:p>12:58:15.3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07">
            <text:p>6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2H58M15.373S">
            <text:p>12:58:15.3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90">
            <text:p>6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2H58M15.554S">
            <text:p>12:58:15.55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2H58M14.183S">
            <text:p>12:58:14.18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913">
            <text:p>1913</text:p>
          </table:table-cell>
          <table:table-cell office:value-type="string">
            <text:p>Success</text:p>
          </table:table-cell>
          <table:table-cell office:value-type="float" office:value="14049">
            <text:p>14049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2H58M15.473S">
            <text:p>12:58:15.4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40">
            <text:p>640</text:p>
          </table:table-cell>
          <table:table-cell office:value-type="string">
            <text:p>Success</text:p>
          </table:table-cell>
          <table:table-cell office:value-type="float" office:value="12462">
            <text:p>12462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2H58M15.803S">
            <text:p>12:58:15.80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38">
            <text:p>5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2H58M15.904S">
            <text:p>12:58:15.9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94">
            <text:p>4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2H58M16.064S">
            <text:p>12:58:16.06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39">
            <text:p>3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2H58M16.087S">
            <text:p>12:58:16.0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61">
            <text:p>361</text:p>
          </table:table-cell>
          <table:table-cell office:value-type="string">
            <text:p>Success</text:p>
          </table:table-cell>
          <table:table-cell office:value-type="float" office:value="30602">
            <text:p>30602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2H58M16.398S">
            <text:p>12:58:16.40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2H57M51.303S">
            <text:p>12:57:51.3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5645">
            <text:p>25645</text:p>
          </table:table-cell>
          <table:table-cell office:value-type="string">
            <text:p>Success</text:p>
          </table:table-cell>
          <table:table-cell office:value-type="float" office:value="65124">
            <text:p>65124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2H58M15.633S">
            <text:p>12:58:15.6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438">
            <text:p>1438</text:p>
          </table:table-cell>
          <table:table-cell office:value-type="string">
            <text:p>Success</text:p>
          </table:table-cell>
          <table:table-cell office:value-type="float" office:value="29125">
            <text:p>29125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2H58M15.656S">
            <text:p>12:58:15.6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430">
            <text:p>1430</text:p>
          </table:table-cell>
          <table:table-cell office:value-type="string">
            <text:p>Success</text:p>
          </table:table-cell>
          <table:table-cell office:value-type="float" office:value="29125">
            <text:p>29125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2H57M57.9S">
            <text:p>12:57:57.9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9442">
            <text:p>19442</text:p>
          </table:table-cell>
          <table:table-cell office:value-type="string">
            <text:p>Success</text:p>
          </table:table-cell>
          <table:table-cell office:value-type="float" office:value="64630">
            <text:p>64630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2H58M17.345S">
            <text:p>12:58:17.3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2H58M07.742S">
            <text:p>12:58:07.7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9664">
            <text:p>9664</text:p>
          </table:table-cell>
          <table:table-cell office:value-type="string">
            <text:p>Success</text:p>
          </table:table-cell>
          <table:table-cell office:value-type="float" office:value="41408">
            <text:p>41408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2H58M17.407S">
            <text:p>12:58:17.4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2H58M06.158S">
            <text:p>12:58:06.1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1675">
            <text:p>11675</text:p>
          </table:table-cell>
          <table:table-cell office:value-type="string">
            <text:p>Success</text:p>
          </table:table-cell>
          <table:table-cell office:value-type="float" office:value="45719">
            <text:p>45719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2H58M17.835S">
            <text:p>12:58:17.8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2H58M10.036S">
            <text:p>12:58:10.0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867">
            <text:p>7867</text:p>
          </table:table-cell>
          <table:table-cell office:value-type="string">
            <text:p>Success</text:p>
          </table:table-cell>
          <table:table-cell office:value-type="float" office:value="41408">
            <text:p>41408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2H58M17.904S">
            <text:p>12:58:17.9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2H58M17.857S">
            <text:p>12:58:17.8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2H58M17.97S">
            <text:p>12:58:17.97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2H57M59.094S">
            <text:p>12:57:59.0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8926">
            <text:p>18926</text:p>
          </table:table-cell>
          <table:table-cell office:value-type="string">
            <text:p>Success</text:p>
          </table:table-cell>
          <table:table-cell office:value-type="float" office:value="58454">
            <text:p>58454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2H58M18.022S">
            <text:p>12:58:18.0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2H58M18.053S">
            <text:p>12:58:18.05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2H58M18.113S">
            <text:p>12:58:18.1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2H58M10.115S">
            <text:p>12:58:10.1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8037">
            <text:p>8037</text:p>
          </table:table-cell>
          <table:table-cell office:value-type="string">
            <text:p>Success</text:p>
          </table:table-cell>
          <table:table-cell office:value-type="float" office:value="41209">
            <text:p>41209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2H58M18.155S">
            <text:p>12:58:18.1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2H58M18.133S">
            <text:p>12:58:18.1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4096">
            <text:p>14096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2H58M15.184S">
            <text:p>12:58:15.1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140">
            <text:p>3140</text:p>
          </table:table-cell>
          <table:table-cell office:value-type="string">
            <text:p>Success</text:p>
          </table:table-cell>
          <table:table-cell office:value-type="float" office:value="29942">
            <text:p>29942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2H57M55.754S">
            <text:p>12:57:55.7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2678">
            <text:p>22678</text:p>
          </table:table-cell>
          <table:table-cell office:value-type="string">
            <text:p>Success</text:p>
          </table:table-cell>
          <table:table-cell office:value-type="float" office:value="63351">
            <text:p>63351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2H58M18.435S">
            <text:p>12:58:18.4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2H58M12.525S">
            <text:p>12:58:12.5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070">
            <text:p>6070</text:p>
          </table:table-cell>
          <table:table-cell office:value-type="string">
            <text:p>Success</text:p>
          </table:table-cell>
          <table:table-cell office:value-type="float" office:value="39929">
            <text:p>39929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2H58M15.549S">
            <text:p>12:58:15.5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051">
            <text:p>3051</text:p>
          </table:table-cell>
          <table:table-cell office:value-type="string">
            <text:p>Success</text:p>
          </table:table-cell>
          <table:table-cell office:value-type="float" office:value="38164">
            <text:p>38164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2H58M18.603S">
            <text:p>12:58:18.6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2H58M18.595S">
            <text:p>12:58:18.6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2H58M18.616S">
            <text:p>12:58:18.62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2H58M18.657S">
            <text:p>12:58:18.6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2H58M18.616S">
            <text:p>12:58:18.62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2H58M18.692S">
            <text:p>12:58:18.6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2H58M09.938S">
            <text:p>12:58:09.9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845">
            <text:p>8845</text:p>
          </table:table-cell>
          <table:table-cell office:value-type="string">
            <text:p>Success</text:p>
          </table:table-cell>
          <table:table-cell office:value-type="float" office:value="41309">
            <text:p>41309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2H58M18.786S">
            <text:p>12:58:18.7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2H58M18.674S">
            <text:p>12:58:18.6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14096">
            <text:p>14096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2H58M18.772S">
            <text:p>12:58:18.7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4096">
            <text:p>14096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2H58M01.854S">
            <text:p>12:58:01.8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7174">
            <text:p>17174</text:p>
          </table:table-cell>
          <table:table-cell office:value-type="string">
            <text:p>Success</text:p>
          </table:table-cell>
          <table:table-cell office:value-type="float" office:value="44744">
            <text:p>44744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2H58M19.028S">
            <text:p>12:58:19.0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2H58M19.04S">
            <text:p>12:58:19.04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2H58M19.079S">
            <text:p>12:58:19.0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2H58M19.092S">
            <text:p>12:58:19.0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4096">
            <text:p>14096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2H58M14.742S">
            <text:p>12:58:14.7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917">
            <text:p>4917</text:p>
          </table:table-cell>
          <table:table-cell office:value-type="string">
            <text:p>Success</text:p>
          </table:table-cell>
          <table:table-cell office:value-type="float" office:value="29942">
            <text:p>29942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2H57M51.256S">
            <text:p>12:57:51.2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8656">
            <text:p>28656</text:p>
          </table:table-cell>
          <table:table-cell office:value-type="string">
            <text:p>Success</text:p>
          </table:table-cell>
          <table:table-cell office:value-type="float" office:value="61689">
            <text:p>61689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2H58M14.915S">
            <text:p>12:58:14.9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268">
            <text:p>5268</text:p>
          </table:table-cell>
          <table:table-cell office:value-type="string">
            <text:p>Success</text:p>
          </table:table-cell>
          <table:table-cell office:value-type="float" office:value="29942">
            <text:p>29942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2H58M15.032S">
            <text:p>12:58:15.0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175">
            <text:p>5175</text:p>
          </table:table-cell>
          <table:table-cell office:value-type="string">
            <text:p>Success</text:p>
          </table:table-cell>
          <table:table-cell office:value-type="float" office:value="30759">
            <text:p>30759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2H58M15.011S">
            <text:p>12:58:15.0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203">
            <text:p>5203</text:p>
          </table:table-cell>
          <table:table-cell office:value-type="string">
            <text:p>Success</text:p>
          </table:table-cell>
          <table:table-cell office:value-type="float" office:value="32557">
            <text:p>32557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2H58M15.388S">
            <text:p>12:58:15.3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470">
            <text:p>5470</text:p>
          </table:table-cell>
          <table:table-cell office:value-type="string">
            <text:p>Success</text:p>
          </table:table-cell>
          <table:table-cell office:value-type="float" office:value="31575">
            <text:p>31575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2H57M57.422S">
            <text:p>12:57:57.4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3554">
            <text:p>23554</text:p>
          </table:table-cell>
          <table:table-cell office:value-type="string">
            <text:p>Success</text:p>
          </table:table-cell>
          <table:table-cell office:value-type="float" office:value="61782">
            <text:p>61782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2H58M20.978S">
            <text:p>12:58:20.9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2H58M20.988S">
            <text:p>12:58:20.99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2H58M21.03S">
            <text:p>12:58:21.0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2H58M21.048S">
            <text:p>12:58:21.0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6546">
            <text:p>16546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2H58M15.914S">
            <text:p>12:58:15.9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499">
            <text:p>5499</text:p>
          </table:table-cell>
          <table:table-cell office:value-type="string">
            <text:p>Success</text:p>
          </table:table-cell>
          <table:table-cell office:value-type="float" office:value="37779">
            <text:p>37779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2H58M05.625S">
            <text:p>12:58:05.6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5791">
            <text:p>15791</text:p>
          </table:table-cell>
          <table:table-cell office:value-type="string">
            <text:p>Success</text:p>
          </table:table-cell>
          <table:table-cell office:value-type="float" office:value="50416">
            <text:p>50416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2H58M21.416S">
            <text:p>12:58:21.4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2H58M21.418S">
            <text:p>12:58:21.4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2H58M21.428S">
            <text:p>12:58:21.43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2H58M21.433S">
            <text:p>12:58:21.4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2H58M21.458S">
            <text:p>12:58:21.4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2H58M21.464S">
            <text:p>12:58:21.46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2H58M21.471S">
            <text:p>12:58:21.4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6546">
            <text:p>16546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2H58M18.193S">
            <text:p>12:58:18.1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716">
            <text:p>3716</text:p>
          </table:table-cell>
          <table:table-cell office:value-type="string">
            <text:p>Success</text:p>
          </table:table-cell>
          <table:table-cell office:value-type="float" office:value="16163">
            <text:p>16163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2H58M18.01S">
            <text:p>12:58:18.0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900">
            <text:p>3900</text:p>
          </table:table-cell>
          <table:table-cell office:value-type="string">
            <text:p>Success</text:p>
          </table:table-cell>
          <table:table-cell office:value-type="float" office:value="16163">
            <text:p>16163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2H58M19.134S">
            <text:p>12:58:19.1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793">
            <text:p>2793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2H58M15.521S">
            <text:p>12:58:15.5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414">
            <text:p>6414</text:p>
          </table:table-cell>
          <table:table-cell office:value-type="string">
            <text:p>Success</text:p>
          </table:table-cell>
          <table:table-cell office:value-type="float" office:value="32392">
            <text:p>32392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2H58M16.951S">
            <text:p>12:58:16.9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988">
            <text:p>4988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2H58M05.588S">
            <text:p>12:58:05.5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6510">
            <text:p>16510</text:p>
          </table:table-cell>
          <table:table-cell office:value-type="string">
            <text:p>Success</text:p>
          </table:table-cell>
          <table:table-cell office:value-type="float" office:value="47581">
            <text:p>47581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2H58M22.098S">
            <text:p>12:58:22.1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2H58M22.107S">
            <text:p>12:58:22.1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2H58M22.129S">
            <text:p>12:58:22.13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2H58M18.831S">
            <text:p>12:58:18.8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595">
            <text:p>3595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2H58M18.85S">
            <text:p>12:58:18.8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588">
            <text:p>3588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2H58M21.511S">
            <text:p>12:58:21.5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942">
            <text:p>942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2H58M15.162S">
            <text:p>12:58:15.1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300">
            <text:p>7300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2H58M22.464S">
            <text:p>12:58:22.4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2H58M22.488S">
            <text:p>12:58:22.4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2H58M22.547S">
            <text:p>12:58:22.5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2H58M22.576S">
            <text:p>12:58:22.58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2H58M05.61S">
            <text:p>12:58:05.6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8037">
            <text:p>18037</text:p>
          </table:table-cell>
          <table:table-cell office:value-type="string">
            <text:p>Success</text:p>
          </table:table-cell>
          <table:table-cell office:value-type="float" office:value="46206">
            <text:p>46206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2H58M23.648S">
            <text:p>12:58:23.6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2H58M23.66S">
            <text:p>12:58:23.6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2H58M23.689S">
            <text:p>12:58:23.69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2H58M09.485S">
            <text:p>12:58:09.4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4268">
            <text:p>14268</text:p>
          </table:table-cell>
          <table:table-cell office:value-type="string">
            <text:p>Success</text:p>
          </table:table-cell>
          <table:table-cell office:value-type="float" office:value="47573">
            <text:p>47573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2H58M23.755S">
            <text:p>12:58:23.7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2H58M23.766S">
            <text:p>12:58:23.7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2H58M23.794S">
            <text:p>12:58:23.79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2H58M16.097S">
            <text:p>12:58:16.1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355">
            <text:p>8355</text:p>
          </table:table-cell>
          <table:table-cell office:value-type="string">
            <text:p>Success</text:p>
          </table:table-cell>
          <table:table-cell office:value-type="float" office:value="15583">
            <text:p>15583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2H58M21.939S">
            <text:p>12:58:21.9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540">
            <text:p>2540</text:p>
          </table:table-cell>
          <table:table-cell office:value-type="string">
            <text:p>Success</text:p>
          </table:table-cell>
          <table:table-cell office:value-type="float" office:value="35658">
            <text:p>35658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2H58M21.504S">
            <text:p>12:58:21.5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981">
            <text:p>2981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2H58M24.479S">
            <text:p>12:58:24.4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2H58M12.459S">
            <text:p>12:58:12.4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2056">
            <text:p>12056</text:p>
          </table:table-cell>
          <table:table-cell office:value-type="string">
            <text:p>Success</text:p>
          </table:table-cell>
          <table:table-cell office:value-type="float" office:value="19173">
            <text:p>19173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2H58M22.613S">
            <text:p>12:58:22.6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919">
            <text:p>1919</text:p>
          </table:table-cell>
          <table:table-cell office:value-type="string">
            <text:p>Success</text:p>
          </table:table-cell>
          <table:table-cell office:value-type="float" office:value="35658">
            <text:p>35658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2H58M24.51S">
            <text:p>12:58:24.5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2H58M24.559S">
            <text:p>12:58:24.5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2H58M24.63S">
            <text:p>12:58:24.6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2H58M09.394S">
            <text:p>12:58:09.3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5304">
            <text:p>15304</text:p>
          </table:table-cell>
          <table:table-cell office:value-type="string">
            <text:p>Success</text:p>
          </table:table-cell>
          <table:table-cell office:value-type="float" office:value="75829">
            <text:p>75829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2H58M06.911S">
            <text:p>12:58:06.9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8111">
            <text:p>18111</text:p>
          </table:table-cell>
          <table:table-cell office:value-type="string">
            <text:p>Success</text:p>
          </table:table-cell>
          <table:table-cell office:value-type="float" office:value="47418">
            <text:p>47418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2H58M25.023S">
            <text:p>12:58:25.0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2H58M10.005S">
            <text:p>12:58:10.0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5046">
            <text:p>15046</text:p>
          </table:table-cell>
          <table:table-cell office:value-type="string">
            <text:p>Success</text:p>
          </table:table-cell>
          <table:table-cell office:value-type="float" office:value="47575">
            <text:p>47575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2H58M25.051S">
            <text:p>12:58:25.0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2H58M12.262S">
            <text:p>12:58:12.2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2816">
            <text:p>12816</text:p>
          </table:table-cell>
          <table:table-cell office:value-type="string">
            <text:p>Success</text:p>
          </table:table-cell>
          <table:table-cell office:value-type="float" office:value="37780">
            <text:p>37780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2H58M25.078S">
            <text:p>12:58:25.0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2H58M15.353S">
            <text:p>12:58:15.3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910">
            <text:p>9910</text:p>
          </table:table-cell>
          <table:table-cell office:value-type="string">
            <text:p>Success</text:p>
          </table:table-cell>
          <table:table-cell office:value-type="float" office:value="37874">
            <text:p>37874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2H58M25.264S">
            <text:p>12:58:25.2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2H58M25.276S">
            <text:p>12:58:25.28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2H58M25.303S">
            <text:p>12:58:25.3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2H58M25.315S">
            <text:p>12:58:25.3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1446">
            <text:p>21446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2H58M13.396S">
            <text:p>12:58:13.4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2141">
            <text:p>12141</text:p>
          </table:table-cell>
          <table:table-cell office:value-type="string">
            <text:p>Success</text:p>
          </table:table-cell>
          <table:table-cell office:value-type="float" office:value="44330">
            <text:p>44330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2H58M13.548S">
            <text:p>12:58:13.5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1993">
            <text:p>11993</text:p>
          </table:table-cell>
          <table:table-cell office:value-type="string">
            <text:p>Success</text:p>
          </table:table-cell>
          <table:table-cell office:value-type="float" office:value="44228">
            <text:p>44228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2H58M16.45S">
            <text:p>12:58:16.4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096">
            <text:p>9096</text:p>
          </table:table-cell>
          <table:table-cell office:value-type="string">
            <text:p>Success</text:p>
          </table:table-cell>
          <table:table-cell office:value-type="float" office:value="48730">
            <text:p>48730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2H58M14.677S">
            <text:p>12:58:14.6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0877">
            <text:p>10877</text:p>
          </table:table-cell>
          <table:table-cell office:value-type="string">
            <text:p>Success</text:p>
          </table:table-cell>
          <table:table-cell office:value-type="float" office:value="44426">
            <text:p>44426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2H58M18.325S">
            <text:p>12:58:18.3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231">
            <text:p>7231</text:p>
          </table:table-cell>
          <table:table-cell office:value-type="string">
            <text:p>Success</text:p>
          </table:table-cell>
          <table:table-cell office:value-type="float" office:value="45498">
            <text:p>45498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2H58M15.767S">
            <text:p>12:58:15.7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799">
            <text:p>9799</text:p>
          </table:table-cell>
          <table:table-cell office:value-type="string">
            <text:p>Success</text:p>
          </table:table-cell>
          <table:table-cell office:value-type="float" office:value="45497">
            <text:p>45497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2H58M25.556S">
            <text:p>12:58:25.5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2H58M25.547S">
            <text:p>12:58:25.5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2H58M25.543S">
            <text:p>12:58:25.5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2H58M17.088S">
            <text:p>12:58:17.0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498">
            <text:p>8498</text:p>
          </table:table-cell>
          <table:table-cell office:value-type="string">
            <text:p>Success</text:p>
          </table:table-cell>
          <table:table-cell office:value-type="float" office:value="48732">
            <text:p>48732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2H58M25.557S">
            <text:p>12:58:25.5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2H58M25.564S">
            <text:p>12:58:25.5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2H58M25.575S">
            <text:p>12:58:25.5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2H58M25.537S">
            <text:p>12:58:25.5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2H58M25.588S">
            <text:p>12:58:25.5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2H58M25.59S">
            <text:p>12:58:25.5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2H58M25.595S">
            <text:p>12:58:25.60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2H58M25.613S">
            <text:p>12:58:25.6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2H58M25.645S">
            <text:p>12:58:25.6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2H58M25.586S">
            <text:p>12:58:25.59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2H58M25.634S">
            <text:p>12:58:25.63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2H58M25.663S">
            <text:p>12:58:25.6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2H58M25.604S">
            <text:p>12:58:25.60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2H58M25.657S">
            <text:p>12:58:25.66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2H58M25.701S">
            <text:p>12:58:25.7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2H58M25.662S">
            <text:p>12:58:25.6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1454">
            <text:p>21454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2H58M25.688S">
            <text:p>12:58:25.6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1454">
            <text:p>21454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2H58M25.719S">
            <text:p>12:58:25.7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1454">
            <text:p>21454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2H58M15.054S">
            <text:p>12:58:15.0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039">
            <text:p>11039</text:p>
          </table:table-cell>
          <table:table-cell office:value-type="string">
            <text:p>Success</text:p>
          </table:table-cell>
          <table:table-cell office:value-type="float" office:value="44446">
            <text:p>44446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2H58M26.094S">
            <text:p>12:58:26.0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2H58M26.104S">
            <text:p>12:58:26.10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2H58M26.125S">
            <text:p>12:58:26.1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2H58M26.135S">
            <text:p>12:58:26.1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1454">
            <text:p>21454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2H58M13.437S">
            <text:p>12:58:13.4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2821">
            <text:p>12821</text:p>
          </table:table-cell>
          <table:table-cell office:value-type="string">
            <text:p>Success</text:p>
          </table:table-cell>
          <table:table-cell office:value-type="float" office:value="44362">
            <text:p>44362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2H58M26.259S">
            <text:p>12:58:26.2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2H58M26.273S">
            <text:p>12:58:26.27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2H58M26.301S">
            <text:p>12:58:26.3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2H58M26.313S">
            <text:p>12:58:26.3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1454">
            <text:p>21454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2H58M15.458S">
            <text:p>12:58:15.4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1049">
            <text:p>11049</text:p>
          </table:table-cell>
          <table:table-cell office:value-type="string">
            <text:p>Success</text:p>
          </table:table-cell>
          <table:table-cell office:value-type="float" office:value="37822">
            <text:p>37822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2H58M26.507S">
            <text:p>12:58:26.5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2H58M19.66S">
            <text:p>12:58:19.6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881">
            <text:p>6881</text:p>
          </table:table-cell>
          <table:table-cell office:value-type="string">
            <text:p>Success</text:p>
          </table:table-cell>
          <table:table-cell office:value-type="float" office:value="44263">
            <text:p>44263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2H58M26.517S">
            <text:p>12:58:26.52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2H58M26.543S">
            <text:p>12:58:26.5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2H58M26.553S">
            <text:p>12:58:26.5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2H58M26.559S">
            <text:p>12:58:26.5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2H58M26.566S">
            <text:p>12:58:26.5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1454">
            <text:p>21454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2H58M26.593S">
            <text:p>12:58:26.59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2H58M16.341S">
            <text:p>12:58:16.3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929">
            <text:p>10929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2H58M16.115S">
            <text:p>12:58:16.1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165">
            <text:p>11165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2H58M25.762S">
            <text:p>12:58:25.7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526">
            <text:p>1526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2H58M19.913S">
            <text:p>12:58:19.9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377">
            <text:p>7377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2H58M13.736S">
            <text:p>12:58:13.74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3558">
            <text:p>13558</text:p>
          </table:table-cell>
          <table:table-cell office:value-type="string">
            <text:p>Success</text:p>
          </table:table-cell>
          <table:table-cell office:value-type="float" office:value="55880">
            <text:p>55880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2H58M25.595S">
            <text:p>12:58:25.60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745">
            <text:p>1745</text:p>
          </table:table-cell>
          <table:table-cell office:value-type="string">
            <text:p>Success</text:p>
          </table:table-cell>
          <table:table-cell office:value-type="float" office:value="23860">
            <text:p>23860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2H58M27.291S">
            <text:p>12:58:27.2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41228">
            <text:p>41228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2H58M27.67S">
            <text:p>12:58:27.6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2H58M27.692S">
            <text:p>12:58:27.6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2H58M27.706S">
            <text:p>12:58:27.7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2H58M27.723S">
            <text:p>12:58:27.7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2H58M13.437S">
            <text:p>12:58:13.4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4347">
            <text:p>14347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2H58M27.784S">
            <text:p>12:58:27.7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2H58M27.804S">
            <text:p>12:58:27.80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2H58M27.851S">
            <text:p>12:58:27.8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2H58M27.872S">
            <text:p>12:58:27.8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905">
            <text:p>23905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2H58M26.609S">
            <text:p>12:58:26.6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57">
            <text:p>1357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2H58M21.097S">
            <text:p>12:58:21.1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876">
            <text:p>6876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2H58M20.859S">
            <text:p>12:58:20.8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7265">
            <text:p>7265</text:p>
          </table:table-cell>
          <table:table-cell office:value-type="string">
            <text:p>Success</text:p>
          </table:table-cell>
          <table:table-cell office:value-type="float" office:value="48665">
            <text:p>48665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2H58M28.126S">
            <text:p>12:58:28.1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2H58M28.137S">
            <text:p>12:58:28.1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2H58M28.16S">
            <text:p>12:58:28.16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2H58M16.492S">
            <text:p>12:58:16.4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1729">
            <text:p>11729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2H58M27.34S">
            <text:p>12:58:27.3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91">
            <text:p>891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2H58M17.935S">
            <text:p>12:58:17.94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309">
            <text:p>10309</text:p>
          </table:table-cell>
          <table:table-cell office:value-type="string">
            <text:p>Success</text:p>
          </table:table-cell>
          <table:table-cell office:value-type="float" office:value="58995">
            <text:p>58995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2H58M16.404S">
            <text:p>12:58:16.4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843">
            <text:p>11843</text:p>
          </table:table-cell>
          <table:table-cell office:value-type="string">
            <text:p>Success</text:p>
          </table:table-cell>
          <table:table-cell office:value-type="float" office:value="16163">
            <text:p>16163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2H58M25.356S">
            <text:p>12:58:25.3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893">
            <text:p>2893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2H58M25.709S">
            <text:p>12:58:25.7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542">
            <text:p>2542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2H58M15.872S">
            <text:p>12:58:15.87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382">
            <text:p>12382</text:p>
          </table:table-cell>
          <table:table-cell office:value-type="string">
            <text:p>Success</text:p>
          </table:table-cell>
          <table:table-cell office:value-type="float" office:value="58991">
            <text:p>58991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2H58M18.177S">
            <text:p>12:58:18.18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080">
            <text:p>10080</text:p>
          </table:table-cell>
          <table:table-cell office:value-type="string">
            <text:p>Success</text:p>
          </table:table-cell>
          <table:table-cell office:value-type="float" office:value="58995">
            <text:p>58995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2H58M22.153S">
            <text:p>12:58:22.1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109">
            <text:p>6109</text:p>
          </table:table-cell>
          <table:table-cell office:value-type="string">
            <text:p>Success</text:p>
          </table:table-cell>
          <table:table-cell office:value-type="float" office:value="16163">
            <text:p>16163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2H58M21.938S">
            <text:p>12:58:21.9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513">
            <text:p>6513</text:p>
          </table:table-cell>
          <table:table-cell office:value-type="string">
            <text:p>Success</text:p>
          </table:table-cell>
          <table:table-cell office:value-type="float" office:value="48673">
            <text:p>48673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2H58M28.451S">
            <text:p>12:58:28.4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2H58M28.462S">
            <text:p>12:58:28.4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2H58M28.487S">
            <text:p>12:58:28.49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2H58M15.921S">
            <text:p>12:58:15.9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2673">
            <text:p>12673</text:p>
          </table:table-cell>
          <table:table-cell office:value-type="string">
            <text:p>Success</text:p>
          </table:table-cell>
          <table:table-cell office:value-type="float" office:value="48470">
            <text:p>48470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2H58M28.595S">
            <text:p>12:58:28.6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2H58M28.606S">
            <text:p>12:58:28.61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2H58M28.629S">
            <text:p>12:58:28.6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2H58M28.64S">
            <text:p>12:58:28.6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905">
            <text:p>23905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2H58M13.937S">
            <text:p>12:58:13.9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4831">
            <text:p>14831</text:p>
          </table:table-cell>
          <table:table-cell office:value-type="string">
            <text:p>Success</text:p>
          </table:table-cell>
          <table:table-cell office:value-type="float" office:value="43100">
            <text:p>43100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2H58M28.769S">
            <text:p>12:58:28.7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2H58M28.779S">
            <text:p>12:58:28.78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2H58M28.8S">
            <text:p>12:58:28.8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2H58M28.81S">
            <text:p>12:58:28.8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905">
            <text:p>23905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2H58M17.074S">
            <text:p>12:58:17.0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944">
            <text:p>11944</text:p>
          </table:table-cell>
          <table:table-cell office:value-type="string">
            <text:p>Success</text:p>
          </table:table-cell>
          <table:table-cell office:value-type="float" office:value="45445">
            <text:p>45445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2H58M29.019S">
            <text:p>12:58:29.0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2H58M29.03S">
            <text:p>12:58:29.0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2H58M29.053S">
            <text:p>12:58:29.05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2H58M25.743S">
            <text:p>12:58:25.7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488">
            <text:p>3488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2H58M28.839S">
            <text:p>12:58:28.8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92">
            <text:p>392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2H58M26.627S">
            <text:p>12:58:26.6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618">
            <text:p>2618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2H58M15.709S">
            <text:p>12:58:15.71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3559">
            <text:p>13559</text:p>
          </table:table-cell>
          <table:table-cell office:value-type="string">
            <text:p>Success</text:p>
          </table:table-cell>
          <table:table-cell office:value-type="float" office:value="58989">
            <text:p>58989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2H58M26.167S">
            <text:p>12:58:26.1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106">
            <text:p>3106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2H58M17.42S">
            <text:p>12:58:17.42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856">
            <text:p>11856</text:p>
          </table:table-cell>
          <table:table-cell office:value-type="string">
            <text:p>Success</text:p>
          </table:table-cell>
          <table:table-cell office:value-type="float" office:value="58969">
            <text:p>58969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2H58M23.716S">
            <text:p>12:58:23.7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568">
            <text:p>5568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2H58M25.771S">
            <text:p>12:58:25.7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518">
            <text:p>3518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2H58M29.076S">
            <text:p>12:58:29.0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2H58M26.348S">
            <text:p>12:58:26.3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954">
            <text:p>2954</text:p>
          </table:table-cell>
          <table:table-cell office:value-type="string">
            <text:p>Success</text:p>
          </table:table-cell>
          <table:table-cell office:value-type="float" office:value="15583">
            <text:p>15583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2H58M12.212S">
            <text:p>12:58:12.2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7145">
            <text:p>17145</text:p>
          </table:table-cell>
          <table:table-cell office:value-type="string">
            <text:p>Success</text:p>
          </table:table-cell>
          <table:table-cell office:value-type="float" office:value="77701">
            <text:p>77701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2H58M12.142S">
            <text:p>12:58:12.1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9172">
            <text:p>19172</text:p>
          </table:table-cell>
          <table:table-cell office:value-type="string">
            <text:p>Success</text:p>
          </table:table-cell>
          <table:table-cell office:value-type="float" office:value="66754">
            <text:p>66754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2H58M23.821S">
            <text:p>12:58:23.8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512">
            <text:p>7512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2H58M28.669S">
            <text:p>12:58:28.6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677">
            <text:p>2677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2H58M29.233S">
            <text:p>12:58:29.2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175">
            <text:p>2175</text:p>
          </table:table-cell>
          <table:table-cell office:value-type="string">
            <text:p>Success</text:p>
          </table:table-cell>
          <table:table-cell office:value-type="float" office:value="54287">
            <text:p>54287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2H58M18.802S">
            <text:p>12:58:18.80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607">
            <text:p>12607</text:p>
          </table:table-cell>
          <table:table-cell office:value-type="string">
            <text:p>Success</text:p>
          </table:table-cell>
          <table:table-cell office:value-type="float" office:value="58969">
            <text:p>58969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2H58M18.453S">
            <text:p>12:58:18.45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971">
            <text:p>12971</text:p>
          </table:table-cell>
          <table:table-cell office:value-type="string">
            <text:p>Success</text:p>
          </table:table-cell>
          <table:table-cell office:value-type="float" office:value="55912">
            <text:p>55912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2H58M29.304S">
            <text:p>12:58:29.3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129">
            <text:p>2129</text:p>
          </table:table-cell>
          <table:table-cell office:value-type="string">
            <text:p>Success</text:p>
          </table:table-cell>
          <table:table-cell office:value-type="float" office:value="51600">
            <text:p>51600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2H58M22.453S">
            <text:p>12:58:22.4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984">
            <text:p>8984</text:p>
          </table:table-cell>
          <table:table-cell office:value-type="string">
            <text:p>Success</text:p>
          </table:table-cell>
          <table:table-cell office:value-type="float" office:value="54287">
            <text:p>54287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2H58M24.515S">
            <text:p>12:58:24.5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930">
            <text:p>6930</text:p>
          </table:table-cell>
          <table:table-cell office:value-type="string">
            <text:p>Success</text:p>
          </table:table-cell>
          <table:table-cell office:value-type="float" office:value="77680">
            <text:p>77680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2H58M27.923S">
            <text:p>12:58:27.9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512">
            <text:p>4512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2H58M29.233S">
            <text:p>12:58:29.2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249">
            <text:p>3249</text:p>
          </table:table-cell>
          <table:table-cell office:value-type="string">
            <text:p>Success</text:p>
          </table:table-cell>
          <table:table-cell office:value-type="float" office:value="54287">
            <text:p>54287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2H58M25.684S">
            <text:p>12:58:25.6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849">
            <text:p>6849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2H58M27.295S">
            <text:p>12:58:27.3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5278">
            <text:p>5278</text:p>
          </table:table-cell>
          <table:table-cell office:value-type="string">
            <text:p>Success</text:p>
          </table:table-cell>
          <table:table-cell office:value-type="float" office:value="19173">
            <text:p>19173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2H58M25.088S">
            <text:p>12:58:25.09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487">
            <text:p>7487</text:p>
          </table:table-cell>
          <table:table-cell office:value-type="string">
            <text:p>Success</text:p>
          </table:table-cell>
          <table:table-cell office:value-type="float" office:value="58991">
            <text:p>58991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2H58M28.251S">
            <text:p>12:58:28.2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326">
            <text:p>4326</text:p>
          </table:table-cell>
          <table:table-cell office:value-type="string">
            <text:p>Success</text:p>
          </table:table-cell>
          <table:table-cell office:value-type="float" office:value="54287">
            <text:p>54287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2H58M28.509S">
            <text:p>12:58:28.5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069">
            <text:p>4069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2H58M28.256S">
            <text:p>12:58:28.2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324">
            <text:p>4324</text:p>
          </table:table-cell>
          <table:table-cell office:value-type="string">
            <text:p>Success</text:p>
          </table:table-cell>
          <table:table-cell office:value-type="float" office:value="19173">
            <text:p>19173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2H58M27.966S">
            <text:p>12:58:27.9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614">
            <text:p>4614</text:p>
          </table:table-cell>
          <table:table-cell office:value-type="string">
            <text:p>Success</text:p>
          </table:table-cell>
          <table:table-cell office:value-type="float" office:value="54287">
            <text:p>54287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2H58M25.573S">
            <text:p>12:58:25.57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011">
            <text:p>7011</text:p>
          </table:table-cell>
          <table:table-cell office:value-type="string">
            <text:p>Success</text:p>
          </table:table-cell>
          <table:table-cell office:value-type="float" office:value="58969">
            <text:p>58969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2H58M31.426S">
            <text:p>12:58:31.4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165">
            <text:p>1165</text:p>
          </table:table-cell>
          <table:table-cell office:value-type="string">
            <text:p>Success</text:p>
          </table:table-cell>
          <table:table-cell office:value-type="float" office:value="19174">
            <text:p>19174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2H58M28.246S">
            <text:p>12:58:28.2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347">
            <text:p>4347</text:p>
          </table:table-cell>
          <table:table-cell office:value-type="string">
            <text:p>Success</text:p>
          </table:table-cell>
          <table:table-cell office:value-type="float" office:value="19173">
            <text:p>19173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2H58M31.41S">
            <text:p>12:58:31.4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183">
            <text:p>1183</text:p>
          </table:table-cell>
          <table:table-cell office:value-type="string">
            <text:p>Success</text:p>
          </table:table-cell>
          <table:table-cell office:value-type="float" office:value="19173">
            <text:p>19173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2H58M25.06S">
            <text:p>12:58:25.06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535">
            <text:p>7535</text:p>
          </table:table-cell>
          <table:table-cell office:value-type="string">
            <text:p>Success</text:p>
          </table:table-cell>
          <table:table-cell office:value-type="float" office:value="55878">
            <text:p>55878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2H58M31.346S">
            <text:p>12:58:31.3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258">
            <text:p>1258</text:p>
          </table:table-cell>
          <table:table-cell office:value-type="string">
            <text:p>Success</text:p>
          </table:table-cell>
          <table:table-cell office:value-type="float" office:value="54287">
            <text:p>54287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2H58M27.974S">
            <text:p>12:58:27.9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631">
            <text:p>4631</text:p>
          </table:table-cell>
          <table:table-cell office:value-type="string">
            <text:p>Success</text:p>
          </table:table-cell>
          <table:table-cell office:value-type="float" office:value="51602">
            <text:p>51602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2H58M28.201S">
            <text:p>12:58:28.2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420">
            <text:p>4420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2H58M12.34S">
            <text:p>12:58:12.3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0286">
            <text:p>20286</text:p>
          </table:table-cell>
          <table:table-cell office:value-type="string">
            <text:p>Success</text:p>
          </table:table-cell>
          <table:table-cell office:value-type="float" office:value="77680">
            <text:p>77680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2H58M28.258S">
            <text:p>12:58:28.2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369">
            <text:p>4369</text:p>
          </table:table-cell>
          <table:table-cell office:value-type="string">
            <text:p>Success</text:p>
          </table:table-cell>
          <table:table-cell office:value-type="float" office:value="19173">
            <text:p>19173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2H58M21.91S">
            <text:p>12:58:21.9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0719">
            <text:p>10719</text:p>
          </table:table-cell>
          <table:table-cell office:value-type="string">
            <text:p>Success</text:p>
          </table:table-cell>
          <table:table-cell office:value-type="float" office:value="50118">
            <text:p>50118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2H58M27.28S">
            <text:p>12:58:27.2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5361">
            <text:p>5361</text:p>
          </table:table-cell>
          <table:table-cell office:value-type="string">
            <text:p>Success</text:p>
          </table:table-cell>
          <table:table-cell office:value-type="float" office:value="54287">
            <text:p>54287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2H58M17.359S">
            <text:p>12:58:17.36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284">
            <text:p>15284</text:p>
          </table:table-cell>
          <table:table-cell office:value-type="string">
            <text:p>Success</text:p>
          </table:table-cell>
          <table:table-cell office:value-type="float" office:value="55912">
            <text:p>55912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2H58M25.032S">
            <text:p>12:58:25.03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619">
            <text:p>7619</text:p>
          </table:table-cell>
          <table:table-cell office:value-type="string">
            <text:p>Success</text:p>
          </table:table-cell>
          <table:table-cell office:value-type="float" office:value="55880">
            <text:p>55880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2H58M27.29S">
            <text:p>12:58:27.2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368">
            <text:p>5368</text:p>
          </table:table-cell>
          <table:table-cell office:value-type="string">
            <text:p>Success</text:p>
          </table:table-cell>
          <table:table-cell office:value-type="float" office:value="54287">
            <text:p>54287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2H58M32.438S">
            <text:p>12:58:32.4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27">
            <text:p>227</text:p>
          </table:table-cell>
          <table:table-cell office:value-type="string">
            <text:p>Success</text:p>
          </table:table-cell>
          <table:table-cell office:value-type="float" office:value="54287">
            <text:p>54287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2H58M12.174S">
            <text:p>12:58:12.1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0507">
            <text:p>20507</text:p>
          </table:table-cell>
          <table:table-cell office:value-type="string">
            <text:p>Success</text:p>
          </table:table-cell>
          <table:table-cell office:value-type="float" office:value="77701">
            <text:p>77701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2H58M24.537S">
            <text:p>12:58:24.5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580">
            <text:p>8580</text:p>
          </table:table-cell>
          <table:table-cell office:value-type="string">
            <text:p>Success</text:p>
          </table:table-cell>
          <table:table-cell office:value-type="float" office:value="50718">
            <text:p>50718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2H58M33.119S">
            <text:p>12:58:33.1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2H58M33.129S">
            <text:p>12:58:33.1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2H58M33.153S">
            <text:p>12:58:33.15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2H58M21.912S">
            <text:p>12:58:21.9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1284">
            <text:p>11284</text:p>
          </table:table-cell>
          <table:table-cell office:value-type="string">
            <text:p>Success</text:p>
          </table:table-cell>
          <table:table-cell office:value-type="float" office:value="48692">
            <text:p>48692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2H58M20.184S">
            <text:p>12:58:20.1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378">
            <text:p>13378</text:p>
          </table:table-cell>
          <table:table-cell office:value-type="string">
            <text:p>Success</text:p>
          </table:table-cell>
          <table:table-cell office:value-type="float" office:value="49762">
            <text:p>49762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2H58M33.564S">
            <text:p>12:58:33.5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2H58M33.574S">
            <text:p>12:58:33.5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2H58M33.597S">
            <text:p>12:58:33.60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2H58M20.21S">
            <text:p>12:58:20.2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530">
            <text:p>13530</text:p>
          </table:table-cell>
          <table:table-cell office:value-type="string">
            <text:p>Success</text:p>
          </table:table-cell>
          <table:table-cell office:value-type="float" office:value="49662">
            <text:p>49662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2H58M33.741S">
            <text:p>12:58:33.7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2H58M24.668S">
            <text:p>12:58:24.6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091">
            <text:p>9091</text:p>
          </table:table-cell>
          <table:table-cell office:value-type="string">
            <text:p>Success</text:p>
          </table:table-cell>
          <table:table-cell office:value-type="float" office:value="50524">
            <text:p>50524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2H58M33.76S">
            <text:p>12:58:33.7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2H58M33.755S">
            <text:p>12:58:33.7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2H58M14.507S">
            <text:p>12:58:14.5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9318">
            <text:p>19318</text:p>
          </table:table-cell>
          <table:table-cell office:value-type="string">
            <text:p>Success</text:p>
          </table:table-cell>
          <table:table-cell office:value-type="float" office:value="42707">
            <text:p>42707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2H58M33.772S">
            <text:p>12:58:33.77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2H58M33.827S">
            <text:p>12:58:33.8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2H58M33.827S">
            <text:p>12:58:33.8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2H58M33.782S">
            <text:p>12:58:33.78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2H58M33.84S">
            <text:p>12:58:33.84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2H58M20.216S">
            <text:p>12:58:20.2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3662">
            <text:p>13662</text:p>
          </table:table-cell>
          <table:table-cell office:value-type="string">
            <text:p>Success</text:p>
          </table:table-cell>
          <table:table-cell office:value-type="float" office:value="49663">
            <text:p>49663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2H58M33.84S">
            <text:p>12:58:33.8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905">
            <text:p>23905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2H58M33.873S">
            <text:p>12:58:33.8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2H58M33.879S">
            <text:p>12:58:33.8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2H58M33.887S">
            <text:p>12:58:33.8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905">
            <text:p>23905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2H58M33.899S">
            <text:p>12:58:33.9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2H58M33.927S">
            <text:p>12:58:33.93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2H58M24.485S">
            <text:p>12:58:24.4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9763">
            <text:p>9763</text:p>
          </table:table-cell>
          <table:table-cell office:value-type="string">
            <text:p>Success</text:p>
          </table:table-cell>
          <table:table-cell office:value-type="float" office:value="48572">
            <text:p>48572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2H58M24.453S">
            <text:p>12:58:24.4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888">
            <text:p>9888</text:p>
          </table:table-cell>
          <table:table-cell office:value-type="string">
            <text:p>Success</text:p>
          </table:table-cell>
          <table:table-cell office:value-type="float" office:value="47194">
            <text:p>47194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2H58M31.438S">
            <text:p>12:58:31.4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037">
            <text:p>3037</text:p>
          </table:table-cell>
          <table:table-cell office:value-type="string">
            <text:p>Success</text:p>
          </table:table-cell>
          <table:table-cell office:value-type="float" office:value="48952">
            <text:p>48952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2H58M34.476S">
            <text:p>12:58:34.4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2H58M34.527S">
            <text:p>12:58:34.5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2H58M24.699S">
            <text:p>12:58:24.7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0746">
            <text:p>10746</text:p>
          </table:table-cell>
          <table:table-cell office:value-type="string">
            <text:p>Success</text:p>
          </table:table-cell>
          <table:table-cell office:value-type="float" office:value="48622">
            <text:p>48622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2H58M35.446S">
            <text:p>12:58:35.4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2H58M35.521S">
            <text:p>12:58:35.5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2H58M31.409S">
            <text:p>12:58:31.4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150">
            <text:p>4150</text:p>
          </table:table-cell>
          <table:table-cell office:value-type="string">
            <text:p>Success</text:p>
          </table:table-cell>
          <table:table-cell office:value-type="float" office:value="47878">
            <text:p>47878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2H58M35.559S">
            <text:p>12:58:35.5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2H58M35.575S">
            <text:p>12:58:35.5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2H58M35.533S">
            <text:p>12:58:35.5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2H58M35.706S">
            <text:p>12:58:35.7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2H58M28.252S">
            <text:p>12:58:28.2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592">
            <text:p>7592</text:p>
          </table:table-cell>
          <table:table-cell office:value-type="string">
            <text:p>Success</text:p>
          </table:table-cell>
          <table:table-cell office:value-type="float" office:value="50825">
            <text:p>50825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2H58M28.223S">
            <text:p>12:58:28.2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720">
            <text:p>7720</text:p>
          </table:table-cell>
          <table:table-cell office:value-type="string">
            <text:p>Success</text:p>
          </table:table-cell>
          <table:table-cell office:value-type="float" office:value="49652">
            <text:p>49652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2H58M27.272S">
            <text:p>12:58:27.2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688">
            <text:p>8688</text:p>
          </table:table-cell>
          <table:table-cell office:value-type="string">
            <text:p>Success</text:p>
          </table:table-cell>
          <table:table-cell office:value-type="float" office:value="49651">
            <text:p>49651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2H58M31.333S">
            <text:p>12:58:31.3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661">
            <text:p>4661</text:p>
          </table:table-cell>
          <table:table-cell office:value-type="string">
            <text:p>Success</text:p>
          </table:table-cell>
          <table:table-cell office:value-type="float" office:value="47879">
            <text:p>47879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2H58M29.284S">
            <text:p>12:58:29.2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750">
            <text:p>6750</text:p>
          </table:table-cell>
          <table:table-cell office:value-type="string">
            <text:p>Success</text:p>
          </table:table-cell>
          <table:table-cell office:value-type="float" office:value="47784">
            <text:p>47784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2H58M35.599S">
            <text:p>12:58:35.60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45">
            <text:p>94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2H58M34.54S">
            <text:p>12:58:34.54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105">
            <text:p>210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2H58M29.269S">
            <text:p>12:58:29.2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7615">
            <text:p>7615</text:p>
          </table:table-cell>
          <table:table-cell office:value-type="string">
            <text:p>Success</text:p>
          </table:table-cell>
          <table:table-cell office:value-type="float" office:value="19174">
            <text:p>19174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2H58M29.277S">
            <text:p>12:58:29.2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615">
            <text:p>7615</text:p>
          </table:table-cell>
          <table:table-cell office:value-type="string">
            <text:p>Success</text:p>
          </table:table-cell>
          <table:table-cell office:value-type="float" office:value="19173">
            <text:p>19173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2H58M36.645S">
            <text:p>12:58:36.65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22129">
            <text:p>22129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2H58M29.274S">
            <text:p>12:58:29.2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639">
            <text:p>7639</text:p>
          </table:table-cell>
          <table:table-cell office:value-type="string">
            <text:p>Success</text:p>
          </table:table-cell>
          <table:table-cell office:value-type="float" office:value="54287">
            <text:p>54287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2H58M29.291S">
            <text:p>12:58:29.2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621">
            <text:p>7621</text:p>
          </table:table-cell>
          <table:table-cell office:value-type="string">
            <text:p>Success</text:p>
          </table:table-cell>
          <table:table-cell office:value-type="float" office:value="52813">
            <text:p>52813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2H58M21.929S">
            <text:p>12:58:21.9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5039">
            <text:p>15039</text:p>
          </table:table-cell>
          <table:table-cell office:value-type="string">
            <text:p>Success</text:p>
          </table:table-cell>
          <table:table-cell office:value-type="float" office:value="50751">
            <text:p>50751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2H58M31.447S">
            <text:p>12:58:31.4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707">
            <text:p>5707</text:p>
          </table:table-cell>
          <table:table-cell office:value-type="string">
            <text:p>Success</text:p>
          </table:table-cell>
          <table:table-cell office:value-type="float" office:value="47786">
            <text:p>47786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2H58M37.154S">
            <text:p>12:58:37.1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2H58M37.19S">
            <text:p>12:58:37.1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2H58M37.202S">
            <text:p>12:58:37.2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2H58M29.293S">
            <text:p>12:58:29.2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001">
            <text:p>8001</text:p>
          </table:table-cell>
          <table:table-cell office:value-type="string">
            <text:p>Success</text:p>
          </table:table-cell>
          <table:table-cell office:value-type="float" office:value="47686">
            <text:p>47686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2H58M31.315S">
            <text:p>12:58:31.3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983">
            <text:p>5983</text:p>
          </table:table-cell>
          <table:table-cell office:value-type="string">
            <text:p>Success</text:p>
          </table:table-cell>
          <table:table-cell office:value-type="float" office:value="46854">
            <text:p>46854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2H58M32.681S">
            <text:p>12:58:32.6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633">
            <text:p>4633</text:p>
          </table:table-cell>
          <table:table-cell office:value-type="string">
            <text:p>Success</text:p>
          </table:table-cell>
          <table:table-cell office:value-type="float" office:value="48765">
            <text:p>48765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2H58M37.263S">
            <text:p>12:58:37.2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2H58M37.298S">
            <text:p>12:58:37.3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2H58M28.248S">
            <text:p>12:58:28.2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091">
            <text:p>9091</text:p>
          </table:table-cell>
          <table:table-cell office:value-type="string">
            <text:p>Success</text:p>
          </table:table-cell>
          <table:table-cell office:value-type="float" office:value="45631">
            <text:p>45631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2H58M32.583S">
            <text:p>12:58:32.5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760">
            <text:p>4760</text:p>
          </table:table-cell>
          <table:table-cell office:value-type="string">
            <text:p>Success</text:p>
          </table:table-cell>
          <table:table-cell office:value-type="float" office:value="51113">
            <text:p>51113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2H58M32.578S">
            <text:p>12:58:32.5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768">
            <text:p>4768</text:p>
          </table:table-cell>
          <table:table-cell office:value-type="string">
            <text:p>Success</text:p>
          </table:table-cell>
          <table:table-cell office:value-type="float" office:value="51113">
            <text:p>51113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2H58M29.246S">
            <text:p>12:58:29.2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110">
            <text:p>8110</text:p>
          </table:table-cell>
          <table:table-cell office:value-type="string">
            <text:p>Success</text:p>
          </table:table-cell>
          <table:table-cell office:value-type="float" office:value="46611">
            <text:p>46611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2H58M28.233S">
            <text:p>12:58:28.2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133">
            <text:p>9133</text:p>
          </table:table-cell>
          <table:table-cell office:value-type="string">
            <text:p>Success</text:p>
          </table:table-cell>
          <table:table-cell office:value-type="float" office:value="50530">
            <text:p>50530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2H58M37.345S">
            <text:p>12:58:37.3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2H58M37.331S">
            <text:p>12:58:37.3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2H58M29.359S">
            <text:p>12:58:29.3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8053">
            <text:p>8053</text:p>
          </table:table-cell>
          <table:table-cell office:value-type="string">
            <text:p>Success</text:p>
          </table:table-cell>
          <table:table-cell office:value-type="float" office:value="47785">
            <text:p>47785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2H58M37.314S">
            <text:p>12:58:37.3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2H58M37.408S">
            <text:p>12:58:37.4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2H58M37.347S">
            <text:p>12:58:37.3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2H58M37.414S">
            <text:p>12:58:37.4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2H58M28.264S">
            <text:p>12:58:28.2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9174">
            <text:p>9174</text:p>
          </table:table-cell>
          <table:table-cell office:value-type="string">
            <text:p>Success</text:p>
          </table:table-cell>
          <table:table-cell office:value-type="float" office:value="46610">
            <text:p>46610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2H58M37.395S">
            <text:p>12:58:37.4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2H58M32.63S">
            <text:p>12:58:32.6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828">
            <text:p>4828</text:p>
          </table:table-cell>
          <table:table-cell office:value-type="string">
            <text:p>Success</text:p>
          </table:table-cell>
          <table:table-cell office:value-type="float" office:value="51052">
            <text:p>51052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2H58M32.659S">
            <text:p>12:58:32.6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805">
            <text:p>4805</text:p>
          </table:table-cell>
          <table:table-cell office:value-type="string">
            <text:p>Success</text:p>
          </table:table-cell>
          <table:table-cell office:value-type="float" office:value="52092">
            <text:p>52092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2H58M27.737S">
            <text:p>12:58:27.7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9726">
            <text:p>9726</text:p>
          </table:table-cell>
          <table:table-cell office:value-type="string">
            <text:p>Success</text:p>
          </table:table-cell>
          <table:table-cell office:value-type="float" office:value="49652">
            <text:p>49652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2H58M37.438S">
            <text:p>12:58:37.4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2H58M37.459S">
            <text:p>12:58:37.4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2H58M37.426S">
            <text:p>12:58:37.4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2H58M37.465S">
            <text:p>12:58:37.4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2H58M37.414S">
            <text:p>12:58:37.4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2H58M37.499S">
            <text:p>12:58:37.50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2H58M37.488S">
            <text:p>12:58:37.4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2H58M37.465S">
            <text:p>12:58:37.4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2H58M37.493S">
            <text:p>12:58:37.4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2H58M37.512S">
            <text:p>12:58:37.5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2H58M37.434S">
            <text:p>12:58:37.4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2H58M37.515S">
            <text:p>12:58:37.5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2H58M32.665S">
            <text:p>12:58:32.6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908">
            <text:p>4908</text:p>
          </table:table-cell>
          <table:table-cell office:value-type="string">
            <text:p>Success</text:p>
          </table:table-cell>
          <table:table-cell office:value-type="float" office:value="51017">
            <text:p>51017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2H58M37.53S">
            <text:p>12:58:37.5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2H58M37.567S">
            <text:p>12:58:37.5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2H58M37.575S">
            <text:p>12:58:37.5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2H58M37.595S">
            <text:p>12:58:37.6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2H58M37.606S">
            <text:p>12:58:37.61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2H58M37.564S">
            <text:p>12:58:37.56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82">
            <text:p>38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2H58M37.539S">
            <text:p>12:58:37.54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25">
            <text:p>42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2H58M37.555S">
            <text:p>12:58:37.56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17">
            <text:p>4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2H58M37.443S">
            <text:p>12:58:37.44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61">
            <text:p>56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2H58M37.539S">
            <text:p>12:58:37.54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2H58M38.022S">
            <text:p>12:58:38.0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2H58M33.178S">
            <text:p>12:58:33.1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030">
            <text:p>5030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2H58M33.86S">
            <text:p>12:58:33.8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363">
            <text:p>4363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2H58M37.964S">
            <text:p>12:58:37.96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18655">
            <text:p>18655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2H58M38.032S">
            <text:p>12:58:38.0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58">
            <text:p>358</text:p>
          </table:table-cell>
          <table:table-cell office:value-type="string">
            <text:p>Success</text:p>
          </table:table-cell>
          <table:table-cell office:value-type="float" office:value="23905">
            <text:p>23905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2H58M32.58S">
            <text:p>12:58:32.5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939">
            <text:p>5939</text:p>
          </table:table-cell>
          <table:table-cell office:value-type="string">
            <text:p>Success</text:p>
          </table:table-cell>
          <table:table-cell office:value-type="float" office:value="51118">
            <text:p>51118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2H58M32.586S">
            <text:p>12:58:32.5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529">
            <text:p>6529</text:p>
          </table:table-cell>
          <table:table-cell office:value-type="string">
            <text:p>Success</text:p>
          </table:table-cell>
          <table:table-cell office:value-type="float" office:value="19173">
            <text:p>19173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2H58M35.798S">
            <text:p>12:58:35.80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318">
            <text:p>3318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2H58M32.576S">
            <text:p>12:58:32.5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573">
            <text:p>6573</text:p>
          </table:table-cell>
          <table:table-cell office:value-type="string">
            <text:p>Success</text:p>
          </table:table-cell>
          <table:table-cell office:value-type="float" office:value="19173">
            <text:p>19173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2H58M38.392S">
            <text:p>12:58:38.3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82">
            <text:p>782</text:p>
          </table:table-cell>
          <table:table-cell office:value-type="string">
            <text:p>Success</text:p>
          </table:table-cell>
          <table:table-cell office:value-type="float" office:value="16168">
            <text:p>16168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2H58M32.652S">
            <text:p>12:58:32.6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639">
            <text:p>6639</text:p>
          </table:table-cell>
          <table:table-cell office:value-type="string">
            <text:p>Success</text:p>
          </table:table-cell>
          <table:table-cell office:value-type="float" office:value="19173">
            <text:p>19173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2H58M32.644S">
            <text:p>12:58:32.6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664">
            <text:p>6664</text:p>
          </table:table-cell>
          <table:table-cell office:value-type="string">
            <text:p>Success</text:p>
          </table:table-cell>
          <table:table-cell office:value-type="float" office:value="19174">
            <text:p>19174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2H58M36.545S">
            <text:p>12:58:36.55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773">
            <text:p>2773</text:p>
          </table:table-cell>
          <table:table-cell office:value-type="string">
            <text:p>Success</text:p>
          </table:table-cell>
          <table:table-cell office:value-type="float" office:value="22159">
            <text:p>22159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2H58M38.005S">
            <text:p>12:58:38.01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320">
            <text:p>1320</text:p>
          </table:table-cell>
          <table:table-cell office:value-type="string">
            <text:p>Success</text:p>
          </table:table-cell>
          <table:table-cell office:value-type="float" office:value="332">
            <text:p>332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2H58M32.595S">
            <text:p>12:58:32.6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738">
            <text:p>6738</text:p>
          </table:table-cell>
          <table:table-cell office:value-type="string">
            <text:p>Success</text:p>
          </table:table-cell>
          <table:table-cell office:value-type="float" office:value="19173">
            <text:p>19173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2H58M22.437S">
            <text:p>12:58:22.4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6915">
            <text:p>16915</text:p>
          </table:table-cell>
          <table:table-cell office:value-type="string">
            <text:p>Success</text:p>
          </table:table-cell>
          <table:table-cell office:value-type="float" office:value="52793">
            <text:p>52793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2H58M33.92S">
            <text:p>12:58:33.9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083">
            <text:p>6083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2H58M37.527S">
            <text:p>12:58:37.5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499">
            <text:p>2499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2H58M33.625S">
            <text:p>12:58:33.6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407">
            <text:p>6407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2H58M33.886S">
            <text:p>12:58:33.8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146">
            <text:p>6146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2H58M33.955S">
            <text:p>12:58:33.9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089">
            <text:p>6089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2H58M37.948S">
            <text:p>12:58:37.95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099">
            <text:p>2099</text:p>
          </table:table-cell>
          <table:table-cell office:value-type="string">
            <text:p>Success</text:p>
          </table:table-cell>
          <table:table-cell office:value-type="float" office:value="22129">
            <text:p>22129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2H58M37.974S">
            <text:p>12:58:37.97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089">
            <text:p>2089</text:p>
          </table:table-cell>
          <table:table-cell office:value-type="string">
            <text:p>Success</text:p>
          </table:table-cell>
          <table:table-cell office:value-type="float" office:value="22129">
            <text:p>22129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2H58M37.861S">
            <text:p>12:58:37.86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219">
            <text:p>2219</text:p>
          </table:table-cell>
          <table:table-cell office:value-type="string">
            <text:p>Success</text:p>
          </table:table-cell>
          <table:table-cell office:value-type="float" office:value="22129">
            <text:p>22129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2H58M37.324S">
            <text:p>12:58:37.32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772">
            <text:p>277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2H58M36.906S">
            <text:p>12:58:36.9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197">
            <text:p>3197</text:p>
          </table:table-cell>
          <table:table-cell office:value-type="string">
            <text:p>Success</text:p>
          </table:table-cell>
          <table:table-cell office:value-type="float" office:value="38671">
            <text:p>38671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2H58M32.535S">
            <text:p>12:58:32.5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841">
            <text:p>7841</text:p>
          </table:table-cell>
          <table:table-cell office:value-type="string">
            <text:p>Success</text:p>
          </table:table-cell>
          <table:table-cell office:value-type="float" office:value="51121">
            <text:p>51121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2H58M40.027S">
            <text:p>12:58:40.0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72">
            <text:p>3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2H58M40.4S">
            <text:p>12:58:40.40</text:p>
          </table:table-cell>
          <table:table-cell office:value-type="string">
            <text:p>TC0002_PlannerB 2-12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2H58M40.412S">
            <text:p>12:58:40.41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2H58M40.418S">
            <text:p>12:58:40.42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2H58M40.104S">
            <text:p>12:58:40.1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76">
            <text:p>4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2H58M40.581S">
            <text:p>12:58:40.58</text:p>
          </table:table-cell>
          <table:table-cell office:value-type="string">
            <text:p>TC0003_PlannerC 3-17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2H58M40.59S">
            <text:p>12:58:40.59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2H58M40.599S">
            <text:p>12:58:40.60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2H58M32.623S">
            <text:p>12:58:32.6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196">
            <text:p>8196</text:p>
          </table:table-cell>
          <table:table-cell office:value-type="string">
            <text:p>Success</text:p>
          </table:table-cell>
          <table:table-cell office:value-type="float" office:value="52101">
            <text:p>52101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2H58M40.048S">
            <text:p>12:58:40.0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204">
            <text:p>1204</text:p>
          </table:table-cell>
          <table:table-cell office:value-type="string">
            <text:p>Success</text:p>
          </table:table-cell>
          <table:table-cell office:value-type="float" office:value="38671">
            <text:p>38671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2H58M40.097S">
            <text:p>12:58:40.1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163">
            <text:p>1163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2H58M39.327S">
            <text:p>12:58:39.3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991">
            <text:p>1991</text:p>
          </table:table-cell>
          <table:table-cell office:value-type="string">
            <text:p>Success</text:p>
          </table:table-cell>
          <table:table-cell office:value-type="float" office:value="38834">
            <text:p>38834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2H58M22.426S">
            <text:p>12:58:22.4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8900">
            <text:p>18900</text:p>
          </table:table-cell>
          <table:table-cell office:value-type="string">
            <text:p>Success</text:p>
          </table:table-cell>
          <table:table-cell office:value-type="float" office:value="51331">
            <text:p>51331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2H58M40.003S">
            <text:p>12:58:40.0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325">
            <text:p>1325</text:p>
          </table:table-cell>
          <table:table-cell office:value-type="string">
            <text:p>Success</text:p>
          </table:table-cell>
          <table:table-cell office:value-type="float" office:value="51602">
            <text:p>51602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2H58M35.996S">
            <text:p>12:58:36.0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350">
            <text:p>5350</text:p>
          </table:table-cell>
          <table:table-cell office:value-type="string">
            <text:p>Success</text:p>
          </table:table-cell>
          <table:table-cell office:value-type="float" office:value="76357">
            <text:p>76357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2H58M34.341S">
            <text:p>12:58:34.3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006">
            <text:p>7006</text:p>
          </table:table-cell>
          <table:table-cell office:value-type="string">
            <text:p>Success</text:p>
          </table:table-cell>
          <table:table-cell office:value-type="float" office:value="76353">
            <text:p>76353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2H58M36.035S">
            <text:p>12:58:36.0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314">
            <text:p>5314</text:p>
          </table:table-cell>
          <table:table-cell office:value-type="string">
            <text:p>Success</text:p>
          </table:table-cell>
          <table:table-cell office:value-type="float" office:value="76357">
            <text:p>76357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2H58M40.034S">
            <text:p>12:58:40.0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325">
            <text:p>1325</text:p>
          </table:table-cell>
          <table:table-cell office:value-type="string">
            <text:p>Success</text:p>
          </table:table-cell>
          <table:table-cell office:value-type="float" office:value="51602">
            <text:p>51602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2H58M35.944S">
            <text:p>12:58:35.9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416">
            <text:p>5416</text:p>
          </table:table-cell>
          <table:table-cell office:value-type="string">
            <text:p>Success</text:p>
          </table:table-cell>
          <table:table-cell office:value-type="float" office:value="76357">
            <text:p>76357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2H58M35.961S">
            <text:p>12:58:35.9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401">
            <text:p>5401</text:p>
          </table:table-cell>
          <table:table-cell office:value-type="string">
            <text:p>Success</text:p>
          </table:table-cell>
          <table:table-cell office:value-type="float" office:value="76361">
            <text:p>76361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2H58M37.439S">
            <text:p>12:58:37.4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938">
            <text:p>3938</text:p>
          </table:table-cell>
          <table:table-cell office:value-type="string">
            <text:p>Success</text:p>
          </table:table-cell>
          <table:table-cell office:value-type="float" office:value="76336">
            <text:p>76336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2H58M41.348S">
            <text:p>12:58:41.3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2H58M41.361S">
            <text:p>12:58:41.3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2H58M41.363S">
            <text:p>12:58:41.3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2H58M41.348S">
            <text:p>12:58:41.3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2H58M41.351S">
            <text:p>12:58:41.3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2H58M41.379S">
            <text:p>12:58:41.3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2H58M31.434S">
            <text:p>12:58:31.4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017">
            <text:p>10017</text:p>
          </table:table-cell>
          <table:table-cell office:value-type="string">
            <text:p>Success</text:p>
          </table:table-cell>
          <table:table-cell office:value-type="float" office:value="46621">
            <text:p>46621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2H58M41.452S">
            <text:p>12:58:41.4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2H58M41.475S">
            <text:p>12:58:41.4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2H58M32.641S">
            <text:p>12:58:32.6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8891">
            <text:p>8891</text:p>
          </table:table-cell>
          <table:table-cell office:value-type="string">
            <text:p>Success</text:p>
          </table:table-cell>
          <table:table-cell office:value-type="float" office:value="52103">
            <text:p>52103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2H58M32.606S">
            <text:p>12:58:32.6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942">
            <text:p>8942</text:p>
          </table:table-cell>
          <table:table-cell office:value-type="string">
            <text:p>Success</text:p>
          </table:table-cell>
          <table:table-cell office:value-type="float" office:value="52104">
            <text:p>52104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2H58M41.535S">
            <text:p>12:58:41.5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2H58M41.504S">
            <text:p>12:58:41.50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2H58M41.55S">
            <text:p>12:58:41.5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2H58M41.261S">
            <text:p>12:58:41.2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2H58M41.564S">
            <text:p>12:58:41.5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2H58M41.584S">
            <text:p>12:58:41.58</text:p>
          </table:table-cell>
          <table:table-cell office:value-type="string">
            <text:p>TC0002_PlannerB 2-14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2H58M41.576S">
            <text:p>12:58:41.5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2H58M41.599S">
            <text:p>12:58:41.60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2H58M41.609S">
            <text:p>12:58:41.61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2H58M41.381S">
            <text:p>12:58:41.3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2H58M41.408S">
            <text:p>12:58:41.4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2H58M41.394S">
            <text:p>12:58:41.3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67">
            <text:p>367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2H58M41.415S">
            <text:p>12:58:41.4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95">
            <text:p>395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2H58M41.424S">
            <text:p>12:58:41.4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35">
            <text:p>435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2H58M41.442S">
            <text:p>12:58:41.4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72">
            <text:p>472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2H58M41.67S">
            <text:p>12:58:41.6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49">
            <text:p>349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2H58M41.914S">
            <text:p>12:58:41.9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2H58M41.761S">
            <text:p>12:58:41.7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2H58M41.86S">
            <text:p>12:58:41.8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28">
            <text:p>328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2H58M41.32S">
            <text:p>12:58:41.3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912">
            <text:p>91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2H58M41.71S">
            <text:p>12:58:41.7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21">
            <text:p>521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2H58M42.232S">
            <text:p>12:58:42.23</text:p>
          </table:table-cell>
          <table:table-cell office:value-type="string">
            <text:p>TC0003_PlannerC 3-3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2H58M42.245S">
            <text:p>12:58:42.25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2H58M42.251S">
            <text:p>12:58:42.25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2H58M41.812S">
            <text:p>12:58:41.8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69">
            <text:p>469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2H58M41.253S">
            <text:p>12:58:41.2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278">
            <text:p>12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2H58M42.531S">
            <text:p>12:58:42.53</text:p>
          </table:table-cell>
          <table:table-cell office:value-type="string">
            <text:p>TC0003_PlannerC 3-6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2H58M42.54S">
            <text:p>12:58:42.54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2H58M42.546S">
            <text:p>12:58:42.55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2H58M32.605S">
            <text:p>12:58:32.6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968">
            <text:p>9968</text:p>
          </table:table-cell>
          <table:table-cell office:value-type="string">
            <text:p>Success</text:p>
          </table:table-cell>
          <table:table-cell office:value-type="float" office:value="50831">
            <text:p>50831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2H58M42.574S">
            <text:p>12:58:42.5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2H58M42.589S">
            <text:p>12:58:42.5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2H58M41.586S">
            <text:p>12:58:41.59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254">
            <text:p>125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2H58M41.604S">
            <text:p>12:58:41.60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238">
            <text:p>123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2H58M39.117S">
            <text:p>12:58:39.1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916">
            <text:p>3916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2H58M42.603S">
            <text:p>12:58:42.60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37">
            <text:p>43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2H58M32.593S">
            <text:p>12:58:32.5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0468">
            <text:p>10468</text:p>
          </table:table-cell>
          <table:table-cell office:value-type="string">
            <text:p>Success</text:p>
          </table:table-cell>
          <table:table-cell office:value-type="float" office:value="77702">
            <text:p>77702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2H58M42.134S">
            <text:p>12:58:42.13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45">
            <text:p>94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2H58M37.34S">
            <text:p>12:58:37.3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741">
            <text:p>5741</text:p>
          </table:table-cell>
          <table:table-cell office:value-type="string">
            <text:p>Success</text:p>
          </table:table-cell>
          <table:table-cell office:value-type="float" office:value="76358">
            <text:p>76358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2H58M33.196S">
            <text:p>12:58:33.2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897">
            <text:p>9897</text:p>
          </table:table-cell>
          <table:table-cell office:value-type="string">
            <text:p>Success</text:p>
          </table:table-cell>
          <table:table-cell office:value-type="float" office:value="76336">
            <text:p>76336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2H58M39.175S">
            <text:p>12:58:39.1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926">
            <text:p>3926</text:p>
          </table:table-cell>
          <table:table-cell office:value-type="string">
            <text:p>Success</text:p>
          </table:table-cell>
          <table:table-cell office:value-type="float" office:value="54230">
            <text:p>54230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2H58M32.628S">
            <text:p>12:58:32.6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0474">
            <text:p>10474</text:p>
          </table:table-cell>
          <table:table-cell office:value-type="string">
            <text:p>Success</text:p>
          </table:table-cell>
          <table:table-cell office:value-type="float" office:value="77706">
            <text:p>77706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2H58M43.082S">
            <text:p>12:58:43.0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2H58M43.095S">
            <text:p>12:58:43.1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2H58M43.116S">
            <text:p>12:58:43.1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2H58M43.126S">
            <text:p>12:58:43.1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2H58M43.237S">
            <text:p>12:58:43.2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2H58M43.24S">
            <text:p>12:58:43.2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2H58M43.033S">
            <text:p>12:58:43.0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2H58M43.379S">
            <text:p>12:58:43.38</text:p>
          </table:table-cell>
          <table:table-cell office:value-type="string">
            <text:p>TC0002_PlannerB 2-6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2H58M43.389S">
            <text:p>12:58:43.39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2H58M43.394S">
            <text:p>12:58:43.39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2H58M32.484S">
            <text:p>12:58:32.4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1101">
            <text:p>11101</text:p>
          </table:table-cell>
          <table:table-cell office:value-type="string">
            <text:p>Success</text:p>
          </table:table-cell>
          <table:table-cell office:value-type="float" office:value="47697">
            <text:p>47697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2H58M43.585S">
            <text:p>12:58:43.5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2H58M43.597S">
            <text:p>12:58:43.6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2H58M36.913S">
            <text:p>12:58:36.9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837">
            <text:p>6837</text:p>
          </table:table-cell>
          <table:table-cell office:value-type="string">
            <text:p>Success</text:p>
          </table:table-cell>
          <table:table-cell office:value-type="float" office:value="50829">
            <text:p>50829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2H58M43.752S">
            <text:p>12:58:43.7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2H58M43.764S">
            <text:p>12:58:43.7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2H58M43.612S">
            <text:p>12:58:43.61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42">
            <text:p>104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2H58M43.776S">
            <text:p>12:58:43.78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77">
            <text:p>87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2H58M42.02S">
            <text:p>12:58:42.02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677">
            <text:p>2677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2H58M39.148S">
            <text:p>12:58:39.1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5563">
            <text:p>5563</text:p>
          </table:table-cell>
          <table:table-cell office:value-type="string">
            <text:p>Success</text:p>
          </table:table-cell>
          <table:table-cell office:value-type="float" office:value="77680">
            <text:p>77680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2H58M42.844S">
            <text:p>12:58:42.84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878">
            <text:p>1878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2H58M38.52S">
            <text:p>12:58:38.5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203">
            <text:p>6203</text:p>
          </table:table-cell>
          <table:table-cell office:value-type="string">
            <text:p>Success</text:p>
          </table:table-cell>
          <table:table-cell office:value-type="float" office:value="76335">
            <text:p>76335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2H58M43.04S">
            <text:p>12:58:43.04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684">
            <text:p>1684</text:p>
          </table:table-cell>
          <table:table-cell office:value-type="string">
            <text:p>Success</text:p>
          </table:table-cell>
          <table:table-cell office:value-type="float" office:value="22129">
            <text:p>22129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2H58M41.575S">
            <text:p>12:58:41.58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160">
            <text:p>3160</text:p>
          </table:table-cell>
          <table:table-cell office:value-type="string">
            <text:p>Success</text:p>
          </table:table-cell>
          <table:table-cell office:value-type="float" office:value="21497">
            <text:p>21497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2H58M44.723S">
            <text:p>12:58:44.7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759">
            <text:p>759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2H58M37.584S">
            <text:p>12:58:37.58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249">
            <text:p>724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2H58M37.578S">
            <text:p>12:58:37.58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268">
            <text:p>726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2H58M39.32S">
            <text:p>12:58:39.3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530">
            <text:p>5530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2H58M40.088S">
            <text:p>12:58:40.0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784">
            <text:p>4784</text:p>
          </table:table-cell>
          <table:table-cell office:value-type="string">
            <text:p>Success</text:p>
          </table:table-cell>
          <table:table-cell office:value-type="float" office:value="38675">
            <text:p>38675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2H58M42.042S">
            <text:p>12:58:42.04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861">
            <text:p>2861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2H58M39.115S">
            <text:p>12:58:39.1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5798">
            <text:p>5798</text:p>
          </table:table-cell>
          <table:table-cell office:value-type="string">
            <text:p>Success</text:p>
          </table:table-cell>
          <table:table-cell office:value-type="float" office:value="75851">
            <text:p>75851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2H58M34.25S">
            <text:p>12:58:34.2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664">
            <text:p>10664</text:p>
          </table:table-cell>
          <table:table-cell office:value-type="string">
            <text:p>Success</text:p>
          </table:table-cell>
          <table:table-cell office:value-type="float" office:value="76360">
            <text:p>76360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2H58M39.292S">
            <text:p>12:58:39.2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5633">
            <text:p>5633</text:p>
          </table:table-cell>
          <table:table-cell office:value-type="string">
            <text:p>Success</text:p>
          </table:table-cell>
          <table:table-cell office:value-type="float" office:value="77701">
            <text:p>77701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2H58M35.844S">
            <text:p>12:58:35.8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095">
            <text:p>9095</text:p>
          </table:table-cell>
          <table:table-cell office:value-type="string">
            <text:p>Success</text:p>
          </table:table-cell>
          <table:table-cell office:value-type="float" office:value="76361">
            <text:p>76361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2H58M44.94S">
            <text:p>12:58:44.9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759">
            <text:p>759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2H58M37.366S">
            <text:p>12:58:37.3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611">
            <text:p>7611</text:p>
          </table:table-cell>
          <table:table-cell office:value-type="string">
            <text:p>Success</text:p>
          </table:table-cell>
          <table:table-cell office:value-type="float" office:value="76357">
            <text:p>76357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2H58M44.915S">
            <text:p>12:58:44.9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759">
            <text:p>759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2H58M36.891S">
            <text:p>12:58:36.8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8090">
            <text:p>8090</text:p>
          </table:table-cell>
          <table:table-cell office:value-type="string">
            <text:p>Success</text:p>
          </table:table-cell>
          <table:table-cell office:value-type="float" office:value="77702">
            <text:p>77702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2H58M36.884S">
            <text:p>12:58:36.8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8100">
            <text:p>8100</text:p>
          </table:table-cell>
          <table:table-cell office:value-type="string">
            <text:p>Success</text:p>
          </table:table-cell>
          <table:table-cell office:value-type="float" office:value="77680">
            <text:p>77680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2H58M44.979S">
            <text:p>12:58:44.9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759">
            <text:p>759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2H58M44.983S">
            <text:p>12:58:44.9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759">
            <text:p>759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2H58M44.964S">
            <text:p>12:58:44.9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759">
            <text:p>759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2H58M45.005S">
            <text:p>12:58:45.0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759">
            <text:p>759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2H58M44.75S">
            <text:p>12:58:44.7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759">
            <text:p>759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2H58M45.028S">
            <text:p>12:58:45.0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759">
            <text:p>759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2H58M45.042S">
            <text:p>12:58:45.0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759">
            <text:p>759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2H58M45.026S">
            <text:p>12:58:45.0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759">
            <text:p>759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2H58M45.026S">
            <text:p>12:58:45.0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759">
            <text:p>759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2H58M36.969S">
            <text:p>12:58:36.9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322">
            <text:p>8322</text:p>
          </table:table-cell>
          <table:table-cell office:value-type="string">
            <text:p>Success</text:p>
          </table:table-cell>
          <table:table-cell office:value-type="float" office:value="51839">
            <text:p>51839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2H58M45.292S">
            <text:p>12:58:45.2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2H58M45.306S">
            <text:p>12:58:45.3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2H58M45.328S">
            <text:p>12:58:45.33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2H58M36.913S">
            <text:p>12:58:36.9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592">
            <text:p>8592</text:p>
          </table:table-cell>
          <table:table-cell office:value-type="string">
            <text:p>Success</text:p>
          </table:table-cell>
          <table:table-cell office:value-type="float" office:value="50528">
            <text:p>50528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2H58M45.507S">
            <text:p>12:58:45.5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2H58M45.517S">
            <text:p>12:58:45.5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2H58M44.874S">
            <text:p>12:58:44.8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601">
            <text:p>160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2H58M46.477S">
            <text:p>12:58:46.48</text:p>
          </table:table-cell>
          <table:table-cell office:value-type="string">
            <text:p>TC0003_PlannerC 3-5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2H58M44.851S">
            <text:p>12:58:44.8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642">
            <text:p>16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2H58M46.484S">
            <text:p>12:58:46.48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2H58M45.53S">
            <text:p>12:58:45.53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83">
            <text:p>98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2H58M46.512S">
            <text:p>12:58:46.51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2H58M40.063S">
            <text:p>12:58:40.0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470">
            <text:p>6470</text:p>
          </table:table-cell>
          <table:table-cell office:value-type="string">
            <text:p>Success</text:p>
          </table:table-cell>
          <table:table-cell office:value-type="float" office:value="38671">
            <text:p>38671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2H58M46.494S">
            <text:p>12:58:46.49</text:p>
          </table:table-cell>
          <table:table-cell office:value-type="string">
            <text:p>TC0003_PlannerC 3-9</text:p>
          </table:table-cell>
          <table:table-cell office:value-type="string">
            <text:p>/logout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2H58M46.537S">
            <text:p>12:58:46.54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2H58M46.544S">
            <text:p>12:58:46.54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2H58M32.574S">
            <text:p>12:58:32.5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3976">
            <text:p>13976</text:p>
          </table:table-cell>
          <table:table-cell office:value-type="string">
            <text:p>Success</text:p>
          </table:table-cell>
          <table:table-cell office:value-type="float" office:value="77702">
            <text:p>77702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2H58M46.535S">
            <text:p>12:58:46.5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96">
            <text:p>59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2H58M47.133S">
            <text:p>12:58:47.13</text:p>
          </table:table-cell>
          <table:table-cell office:value-type="string">
            <text:p>TC0003_PlannerC 3-15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2H58M47.147S">
            <text:p>12:58:47.15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2H58M47.154S">
            <text:p>12:58:47.15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2H58M44.654S">
            <text:p>12:58:44.65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551">
            <text:p>2551</text:p>
          </table:table-cell>
          <table:table-cell office:value-type="string">
            <text:p>Success</text:p>
          </table:table-cell>
          <table:table-cell office:value-type="float" office:value="22129">
            <text:p>22129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2H58M44.84S">
            <text:p>12:58:44.8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377">
            <text:p>2377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2H58M44.846S">
            <text:p>12:58:44.8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389">
            <text:p>2389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2H58M46.515S">
            <text:p>12:58:46.52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21">
            <text:p>721</text:p>
          </table:table-cell>
          <table:table-cell office:value-type="string">
            <text:p>Success</text:p>
          </table:table-cell>
          <table:table-cell office:value-type="float" office:value="27959">
            <text:p>27959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2H58M44.654S">
            <text:p>12:58:44.65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645">
            <text:p>2645</text:p>
          </table:table-cell>
          <table:table-cell office:value-type="string">
            <text:p>Success</text:p>
          </table:table-cell>
          <table:table-cell office:value-type="float" office:value="22129">
            <text:p>22129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2H58M42.232S">
            <text:p>12:58:42.23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070">
            <text:p>507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2H58M44.737S">
            <text:p>12:58:44.7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577">
            <text:p>2577</text:p>
          </table:table-cell>
          <table:table-cell office:value-type="string">
            <text:p>Success</text:p>
          </table:table-cell>
          <table:table-cell office:value-type="float" office:value="38672">
            <text:p>38672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2H58M45.479S">
            <text:p>12:58:45.48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873">
            <text:p>1873</text:p>
          </table:table-cell>
          <table:table-cell office:value-type="string">
            <text:p>Success</text:p>
          </table:table-cell>
          <table:table-cell office:value-type="float" office:value="19287">
            <text:p>19287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2H58M42.189S">
            <text:p>12:58:42.19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180">
            <text:p>518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2H58M38.243S">
            <text:p>12:58:38.2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9139">
            <text:p>9139</text:p>
          </table:table-cell>
          <table:table-cell office:value-type="string">
            <text:p>Success</text:p>
          </table:table-cell>
          <table:table-cell office:value-type="float" office:value="38672">
            <text:p>38672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2H58M37.296S">
            <text:p>12:58:37.3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103">
            <text:p>10103</text:p>
          </table:table-cell>
          <table:table-cell office:value-type="string">
            <text:p>Success</text:p>
          </table:table-cell>
          <table:table-cell office:value-type="float" office:value="76357">
            <text:p>76357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2H58M40.377S">
            <text:p>12:58:40.3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028">
            <text:p>7028</text:p>
          </table:table-cell>
          <table:table-cell office:value-type="string">
            <text:p>Success</text:p>
          </table:table-cell>
          <table:table-cell office:value-type="float" office:value="76361">
            <text:p>76361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2H58M39.31S">
            <text:p>12:58:39.3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097">
            <text:p>8097</text:p>
          </table:table-cell>
          <table:table-cell office:value-type="string">
            <text:p>Success</text:p>
          </table:table-cell>
          <table:table-cell office:value-type="float" office:value="77680">
            <text:p>77680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2H58M44.723S">
            <text:p>12:58:44.7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694">
            <text:p>2694</text:p>
          </table:table-cell>
          <table:table-cell office:value-type="string">
            <text:p>Success</text:p>
          </table:table-cell>
          <table:table-cell office:value-type="float" office:value="38671">
            <text:p>38671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2H58M45.049S">
            <text:p>12:58:45.05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378">
            <text:p>237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2H58M37.356S">
            <text:p>12:58:37.3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070">
            <text:p>10070</text:p>
          </table:table-cell>
          <table:table-cell office:value-type="string">
            <text:p>Success</text:p>
          </table:table-cell>
          <table:table-cell office:value-type="float" office:value="76357">
            <text:p>76357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2H58M32.594S">
            <text:p>12:58:32.5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4839">
            <text:p>14839</text:p>
          </table:table-cell>
          <table:table-cell office:value-type="string">
            <text:p>Success</text:p>
          </table:table-cell>
          <table:table-cell office:value-type="float" office:value="77706">
            <text:p>77706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2H58M47.406S">
            <text:p>12:58:47.4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2H58M45.069S">
            <text:p>12:58:45.07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375">
            <text:p>2375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2H58M42.281S">
            <text:p>12:58:42.28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170">
            <text:p>517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2H58M47.4S">
            <text:p>12:58:47.4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2H58M47.428S">
            <text:p>12:58:47.4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2H58M32.595S">
            <text:p>12:58:32.6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4881">
            <text:p>14881</text:p>
          </table:table-cell>
          <table:table-cell office:value-type="string">
            <text:p>Success</text:p>
          </table:table-cell>
          <table:table-cell office:value-type="float" office:value="77702">
            <text:p>77702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2H58M40.821S">
            <text:p>12:58:40.8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661">
            <text:p>6661</text:p>
          </table:table-cell>
          <table:table-cell office:value-type="string">
            <text:p>Success</text:p>
          </table:table-cell>
          <table:table-cell office:value-type="float" office:value="76339">
            <text:p>76339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2H58M43.269S">
            <text:p>12:58:43.27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213">
            <text:p>4213</text:p>
          </table:table-cell>
          <table:table-cell office:value-type="string">
            <text:p>Success</text:p>
          </table:table-cell>
          <table:table-cell office:value-type="float" office:value="31314">
            <text:p>31314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2H58M32.581S">
            <text:p>12:58:32.5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4903">
            <text:p>14903</text:p>
          </table:table-cell>
          <table:table-cell office:value-type="string">
            <text:p>Success</text:p>
          </table:table-cell>
          <table:table-cell office:value-type="float" office:value="77680">
            <text:p>77680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2H58M39.334S">
            <text:p>12:58:39.3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8156">
            <text:p>8156</text:p>
          </table:table-cell>
          <table:table-cell office:value-type="string">
            <text:p>Success</text:p>
          </table:table-cell>
          <table:table-cell office:value-type="float" office:value="77701">
            <text:p>77701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2H58M47.485S">
            <text:p>12:58:47.4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2H58M47.435S">
            <text:p>12:58:47.4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2H58M47.474S">
            <text:p>12:58:47.4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2H58M47.459S">
            <text:p>12:58:47.4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2H58M47.513S">
            <text:p>12:58:47.5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2H58M47.595S">
            <text:p>12:58:47.6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2H58M47.591S">
            <text:p>12:58:47.5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2H58M47.612S">
            <text:p>12:58:47.6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2H58M47.601S">
            <text:p>12:58:47.6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2H58M40.034S">
            <text:p>12:58:40.0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620">
            <text:p>7620</text:p>
          </table:table-cell>
          <table:table-cell office:value-type="string">
            <text:p>Success</text:p>
          </table:table-cell>
          <table:table-cell office:value-type="float" office:value="46516">
            <text:p>46516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2H58M47.216S">
            <text:p>12:58:47.2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74">
            <text:p>47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2H58M47.692S">
            <text:p>12:58:47.69</text:p>
          </table:table-cell>
          <table:table-cell office:value-type="string">
            <text:p>TC0002_PlannerB 2-13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2H58M47.705S">
            <text:p>12:58:47.71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2H58M47.711S">
            <text:p>12:58:47.71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2H58M38.209S">
            <text:p>12:58:38.2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0854">
            <text:p>10854</text:p>
          </table:table-cell>
          <table:table-cell office:value-type="string">
            <text:p>Success</text:p>
          </table:table-cell>
          <table:table-cell office:value-type="float" office:value="47496">
            <text:p>47496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2H58M47.418S">
            <text:p>12:58:47.4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309">
            <text:p>230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2H58M49.728S">
            <text:p>12:58:49.73</text:p>
          </table:table-cell>
          <table:table-cell office:value-type="string">
            <text:p>TC0003_PlannerC 3-8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2H58M49.735S">
            <text:p>12:58:49.74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2H58M49.741S">
            <text:p>12:58:49.74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2H58M47.384S">
            <text:p>12:58:47.3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405">
            <text:p>240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2H58M47.236S">
            <text:p>12:58:47.2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556">
            <text:p>255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2H58M49.791S">
            <text:p>12:58:49.79</text:p>
          </table:table-cell>
          <table:table-cell office:value-type="string">
            <text:p>TC0003_PlannerC 3-1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2H58M49.793S">
            <text:p>12:58:49.79</text:p>
          </table:table-cell>
          <table:table-cell office:value-type="string">
            <text:p>TC0002_PlannerB 2-16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2H58M49.805S">
            <text:p>12:58:49.81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2H58M49.809S">
            <text:p>12:58:49.81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2H58M49.812S">
            <text:p>12:58:49.81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2H58M49.815S">
            <text:p>12:58:49.82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2H58M32.626S">
            <text:p>12:58:32.6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7522">
            <text:p>17522</text:p>
          </table:table-cell>
          <table:table-cell office:value-type="string">
            <text:p>Success</text:p>
          </table:table-cell>
          <table:table-cell office:value-type="float" office:value="50531">
            <text:p>50531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2H58M50.149S">
            <text:p>12:58:50.1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2H58M50.248S">
            <text:p>12:58:50.2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2H58M50.259S">
            <text:p>12:58:50.2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095">
            <text:p>1095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2H58M50.279S">
            <text:p>12:58:50.2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095">
            <text:p>1095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2H58M47.315S">
            <text:p>12:58:47.3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110">
            <text:p>311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2H58M50.425S">
            <text:p>12:58:50.43</text:p>
          </table:table-cell>
          <table:table-cell office:value-type="string">
            <text:p>TC0003_PlannerC 3-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2H58M50.432S">
            <text:p>12:58:50.43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2H58M50.437S">
            <text:p>12:58:50.44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2H58M45.069S">
            <text:p>12:58:45.0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606">
            <text:p>5606</text:p>
          </table:table-cell>
          <table:table-cell office:value-type="string">
            <text:p>Success</text:p>
          </table:table-cell>
          <table:table-cell office:value-type="float" office:value="32060">
            <text:p>32060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2H58M42.841S">
            <text:p>12:58:42.84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760">
            <text:p>8760</text:p>
          </table:table-cell>
          <table:table-cell office:value-type="string">
            <text:p>Success</text:p>
          </table:table-cell>
          <table:table-cell office:value-type="float" office:value="22129">
            <text:p>22129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2H58M43.267S">
            <text:p>12:58:43.27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344">
            <text:p>8344</text:p>
          </table:table-cell>
          <table:table-cell office:value-type="string">
            <text:p>Success</text:p>
          </table:table-cell>
          <table:table-cell office:value-type="float" office:value="31314">
            <text:p>31314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2H58M47.3S">
            <text:p>12:58:47.3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328">
            <text:p>4328</text:p>
          </table:table-cell>
          <table:table-cell office:value-type="string">
            <text:p>Success</text:p>
          </table:table-cell>
          <table:table-cell office:value-type="float" office:value="38671">
            <text:p>38671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2H58M44.725S">
            <text:p>12:58:44.7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908">
            <text:p>6908</text:p>
          </table:table-cell>
          <table:table-cell office:value-type="string">
            <text:p>Success</text:p>
          </table:table-cell>
          <table:table-cell office:value-type="float" office:value="38671">
            <text:p>38671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2H58M47.207S">
            <text:p>12:58:47.2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432">
            <text:p>4432</text:p>
          </table:table-cell>
          <table:table-cell office:value-type="string">
            <text:p>Success</text:p>
          </table:table-cell>
          <table:table-cell office:value-type="float" office:value="38671">
            <text:p>38671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2H58M45.055S">
            <text:p>12:58:45.0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590">
            <text:p>659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2H58M50.306S">
            <text:p>12:58:50.31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346">
            <text:p>134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2H58M40.045S">
            <text:p>12:58:40.0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616">
            <text:p>11616</text:p>
          </table:table-cell>
          <table:table-cell office:value-type="string">
            <text:p>Success</text:p>
          </table:table-cell>
          <table:table-cell office:value-type="float" office:value="46116">
            <text:p>46116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2H58M41.36S">
            <text:p>12:58:41.3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1120">
            <text:p>11120</text:p>
          </table:table-cell>
          <table:table-cell office:value-type="string">
            <text:p>Success</text:p>
          </table:table-cell>
          <table:table-cell office:value-type="float" office:value="45237">
            <text:p>45237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2H58M38.224S">
            <text:p>12:58:38.2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4258">
            <text:p>14258</text:p>
          </table:table-cell>
          <table:table-cell office:value-type="string">
            <text:p>Success</text:p>
          </table:table-cell>
          <table:table-cell office:value-type="float" office:value="46019">
            <text:p>46019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2H58M52.482S">
            <text:p>12:58:52.4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2H58M52.615S">
            <text:p>12:58:52.6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2H58M41.33S">
            <text:p>12:58:41.3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1365">
            <text:p>11365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2H58M52.697S">
            <text:p>12:58:52.7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2H58M52.71S">
            <text:p>12:58:52.7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2H58M51.634S">
            <text:p>12:58:51.6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46">
            <text:p>114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2H58M52.781S">
            <text:p>12:58:52.78</text:p>
          </table:table-cell>
          <table:table-cell office:value-type="string">
            <text:p>TC0003_PlannerC 3-18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2H58M52.793S">
            <text:p>12:58:52.79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2H58M52.803S">
            <text:p>12:58:52.80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2H58M51.641S">
            <text:p>12:58:51.6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417">
            <text:p>141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2H58M53.058S">
            <text:p>12:58:53.06</text:p>
          </table:table-cell>
          <table:table-cell office:value-type="string">
            <text:p>TC0003_PlannerC 3-11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2H58M53.066S">
            <text:p>12:58:53.07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2H58M53.07S">
            <text:p>12:58:53.07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2H58M41.327S">
            <text:p>12:58:41.3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2021">
            <text:p>12021</text:p>
          </table:table-cell>
          <table:table-cell office:value-type="string">
            <text:p>Success</text:p>
          </table:table-cell>
          <table:table-cell office:value-type="float" office:value="45174">
            <text:p>45174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2H58M53.35S">
            <text:p>12:58:53.3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2H58M53.361S">
            <text:p>12:58:53.3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2H58M53.372S">
            <text:p>12:58:53.37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2H58M52.727S">
            <text:p>12:58:52.73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65">
            <text:p>66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2H58M52.63S">
            <text:p>12:58:52.63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61">
            <text:p>76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2H58M51.63S">
            <text:p>12:58:51.6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768">
            <text:p>17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2H58M47.633S">
            <text:p>12:58:47.63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770">
            <text:p>5770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2H58M53.399S">
            <text:p>12:58:53.40</text:p>
          </table:table-cell>
          <table:table-cell office:value-type="string">
            <text:p>TC0003_PlannerC 3-19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2H58M53.413S">
            <text:p>12:58:53.41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2H58M53.419S">
            <text:p>12:58:53.42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2H58M44.714S">
            <text:p>12:58:44.7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9316">
            <text:p>9316</text:p>
          </table:table-cell>
          <table:table-cell office:value-type="string">
            <text:p>Success</text:p>
          </table:table-cell>
          <table:table-cell office:value-type="float" office:value="46315">
            <text:p>46315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2H58M54.032S">
            <text:p>12:58:54.0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2H58M54.078S">
            <text:p>12:58:54.0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2H58M54.111S">
            <text:p>12:58:54.1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137">
            <text:p>1137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2H58M54.124S">
            <text:p>12:58:54.1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137">
            <text:p>1137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2H58M47.627S">
            <text:p>12:58:47.63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631">
            <text:p>6631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2H58M47.236S">
            <text:p>12:58:47.2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024">
            <text:p>7024</text:p>
          </table:table-cell>
          <table:table-cell office:value-type="string">
            <text:p>Success</text:p>
          </table:table-cell>
          <table:table-cell office:value-type="float" office:value="38835">
            <text:p>38835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2H58M47.354S">
            <text:p>12:58:47.3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910">
            <text:p>6910</text:p>
          </table:table-cell>
          <table:table-cell office:value-type="string">
            <text:p>Success</text:p>
          </table:table-cell>
          <table:table-cell office:value-type="float" office:value="38839">
            <text:p>38839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2H58M54.265S">
            <text:p>12:58:54.2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2H58M54.503S">
            <text:p>12:58:54.50</text:p>
          </table:table-cell>
          <table:table-cell office:value-type="string">
            <text:p>TC0003_PlannerC 3-1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2H58M54.511S">
            <text:p>12:58:54.51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2H58M54.261S">
            <text:p>12:58:54.2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2H58M54.519S">
            <text:p>12:58:54.52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2H58M54.522S">
            <text:p>12:58:54.52</text:p>
          </table:table-cell>
          <table:table-cell office:value-type="string">
            <text:p>TC0003_PlannerC 3-10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2H58M54.538S">
            <text:p>12:58:54.54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2H58M54.543S">
            <text:p>12:58:54.54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2H58M47.628S">
            <text:p>12:58:47.63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971">
            <text:p>697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2H58M54.141S">
            <text:p>12:58:54.14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69">
            <text:p>46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2H58M51.653S">
            <text:p>12:58:51.6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971">
            <text:p>2971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2H58M51.662S">
            <text:p>12:58:51.6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974">
            <text:p>2974</text:p>
          </table:table-cell>
          <table:table-cell office:value-type="string">
            <text:p>Success</text:p>
          </table:table-cell>
          <table:table-cell office:value-type="float" office:value="76335">
            <text:p>76335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2H58M47.629S">
            <text:p>12:58:47.63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017">
            <text:p>7017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2H58M47.655S">
            <text:p>12:58:47.6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003">
            <text:p>7003</text:p>
          </table:table-cell>
          <table:table-cell office:value-type="string">
            <text:p>Success</text:p>
          </table:table-cell>
          <table:table-cell office:value-type="float" office:value="76335">
            <text:p>76335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2H58M54.636S">
            <text:p>12:58:54.6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179">
            <text:p>1179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2H58M54.658S">
            <text:p>12:58:54.6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179">
            <text:p>1179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2H58M54.689S">
            <text:p>12:58:54.6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179">
            <text:p>1179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2H58M54.689S">
            <text:p>12:58:54.6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179">
            <text:p>1179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2H58M54.742S">
            <text:p>12:58:54.7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179">
            <text:p>1179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2H58M54.738S">
            <text:p>12:58:54.7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179">
            <text:p>1179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2H58M43.101S">
            <text:p>12:58:43.1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2846">
            <text:p>12846</text:p>
          </table:table-cell>
          <table:table-cell office:value-type="string">
            <text:p>Success</text:p>
          </table:table-cell>
          <table:table-cell office:value-type="float" office:value="45712">
            <text:p>45712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2H58M54.624S">
            <text:p>12:58:54.6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333">
            <text:p>133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2H58M53.393S">
            <text:p>12:58:53.39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585">
            <text:p>2585</text:p>
          </table:table-cell>
          <table:table-cell office:value-type="string">
            <text:p>Success</text:p>
          </table:table-cell>
          <table:table-cell office:value-type="float" office:value="19287">
            <text:p>19287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2H58M53.393S">
            <text:p>12:58:53.39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601">
            <text:p>2601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2H58M55.949S">
            <text:p>12:58:55.9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2H58M44.693S">
            <text:p>12:58:44.6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1310">
            <text:p>11310</text:p>
          </table:table-cell>
          <table:table-cell office:value-type="string">
            <text:p>Success</text:p>
          </table:table-cell>
          <table:table-cell office:value-type="float" office:value="46630">
            <text:p>46630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2H58M51.602S">
            <text:p>12:58:51.6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432">
            <text:p>4432</text:p>
          </table:table-cell>
          <table:table-cell office:value-type="string">
            <text:p>Success</text:p>
          </table:table-cell>
          <table:table-cell office:value-type="float" office:value="38835">
            <text:p>38835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2H58M49.063S">
            <text:p>12:58:49.0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976">
            <text:p>6976</text:p>
          </table:table-cell>
          <table:table-cell office:value-type="string">
            <text:p>Success</text:p>
          </table:table-cell>
          <table:table-cell office:value-type="float" office:value="76339">
            <text:p>76339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2H58M54.779S">
            <text:p>12:58:54.78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268">
            <text:p>126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2H58M55.958S">
            <text:p>12:58:55.96</text:p>
          </table:table-cell>
          <table:table-cell office:value-type="string">
            <text:p>TC0002_PlannerB 2-20</text:p>
          </table:table-cell>
          <table:table-cell office:value-type="string">
            <text:p>/logout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2H58M56.006S">
            <text:p>12:58:56.0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2H58M52.484S">
            <text:p>12:58:52.4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580">
            <text:p>3580</text:p>
          </table:table-cell>
          <table:table-cell office:value-type="string">
            <text:p>Success</text:p>
          </table:table-cell>
          <table:table-cell office:value-type="float" office:value="76357">
            <text:p>76357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2H58M56.01S">
            <text:p>12:58:56.0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2H58M53.394S">
            <text:p>12:58:53.39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679">
            <text:p>2679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2H58M54.775S">
            <text:p>12:58:54.78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02">
            <text:p>130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2H58M56.052S">
            <text:p>12:58:56.05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2H58M56.082S">
            <text:p>12:58:56.08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2H58M56.069S">
            <text:p>12:58:56.0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2H58M56.041S">
            <text:p>12:58:56.0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2H58M56.068S">
            <text:p>12:58:56.0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2H58M47.453S">
            <text:p>12:58:47.4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729">
            <text:p>8729</text:p>
          </table:table-cell>
          <table:table-cell office:value-type="string">
            <text:p>Success</text:p>
          </table:table-cell>
          <table:table-cell office:value-type="float" office:value="49131">
            <text:p>49131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2H58M47.433S">
            <text:p>12:58:47.4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8752">
            <text:p>8752</text:p>
          </table:table-cell>
          <table:table-cell office:value-type="string">
            <text:p>Success</text:p>
          </table:table-cell>
          <table:table-cell office:value-type="float" office:value="47080">
            <text:p>47080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2H58M56.184S">
            <text:p>12:58:56.1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2H58M56.115S">
            <text:p>12:58:56.1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2H58M56.2S">
            <text:p>12:58:56.2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2H58M56.127S">
            <text:p>12:58:56.1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2H58M56.186S">
            <text:p>12:58:56.1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2H58M47.484S">
            <text:p>12:58:47.4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805">
            <text:p>8805</text:p>
          </table:table-cell>
          <table:table-cell office:value-type="string">
            <text:p>Success</text:p>
          </table:table-cell>
          <table:table-cell office:value-type="float" office:value="49279">
            <text:p>49279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2H58M56.244S">
            <text:p>12:58:56.2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2H58M56.26S">
            <text:p>12:58:56.2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2H58M56.277S">
            <text:p>12:58:56.2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2H58M56.314S">
            <text:p>12:58:56.3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2H58M56.29S">
            <text:p>12:58:56.2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2H58M44.927S">
            <text:p>12:58:44.9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1431">
            <text:p>11431</text:p>
          </table:table-cell>
          <table:table-cell office:value-type="string">
            <text:p>Success</text:p>
          </table:table-cell>
          <table:table-cell office:value-type="float" office:value="47082">
            <text:p>47082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2H58M51.613S">
            <text:p>12:58:51.6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749">
            <text:p>4749</text:p>
          </table:table-cell>
          <table:table-cell office:value-type="string">
            <text:p>Success</text:p>
          </table:table-cell>
          <table:table-cell office:value-type="float" office:value="48591">
            <text:p>48591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2H58M47.477S">
            <text:p>12:58:47.4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887">
            <text:p>8887</text:p>
          </table:table-cell>
          <table:table-cell office:value-type="string">
            <text:p>Success</text:p>
          </table:table-cell>
          <table:table-cell office:value-type="float" office:value="46697">
            <text:p>46697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2H58M47.304S">
            <text:p>12:58:47.3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9074">
            <text:p>9074</text:p>
          </table:table-cell>
          <table:table-cell office:value-type="string">
            <text:p>Success</text:p>
          </table:table-cell>
          <table:table-cell office:value-type="float" office:value="48295">
            <text:p>48295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2H58M46.551S">
            <text:p>12:58:46.5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9830">
            <text:p>9830</text:p>
          </table:table-cell>
          <table:table-cell office:value-type="string">
            <text:p>Success</text:p>
          </table:table-cell>
          <table:table-cell office:value-type="float" office:value="48169">
            <text:p>48169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2H58M56.328S">
            <text:p>12:58:56.3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2H58M56.359S">
            <text:p>12:58:56.3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2H58M56.382S">
            <text:p>12:58:56.3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2H58M56.358S">
            <text:p>12:58:56.3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2H58M43.08S">
            <text:p>12:58:43.0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3330">
            <text:p>13330</text:p>
          </table:table-cell>
          <table:table-cell office:value-type="string">
            <text:p>Success</text:p>
          </table:table-cell>
          <table:table-cell office:value-type="float" office:value="45036">
            <text:p>45036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2H58M56.364S">
            <text:p>12:58:56.3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2H58M56.379S">
            <text:p>12:58:56.3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2H58M56.362S">
            <text:p>12:58:56.3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2H58M51.646S">
            <text:p>12:58:51.6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771">
            <text:p>4771</text:p>
          </table:table-cell>
          <table:table-cell office:value-type="string">
            <text:p>Success</text:p>
          </table:table-cell>
          <table:table-cell office:value-type="float" office:value="45314">
            <text:p>45314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2H58M56.393S">
            <text:p>12:58:56.3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2H58M56.412S">
            <text:p>12:58:56.4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2H58M56.395S">
            <text:p>12:58:56.4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2H58M56.416S">
            <text:p>12:58:56.4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2H58M56.41S">
            <text:p>12:58:56.4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2H58M56.434S">
            <text:p>12:58:56.4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2H58M56.433S">
            <text:p>12:58:56.4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2H58M56.035S">
            <text:p>12:58:56.0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2H58M56.413S">
            <text:p>12:58:56.4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2H58M56.453S">
            <text:p>12:58:56.4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2H58M56.418S">
            <text:p>12:58:56.4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2H58M56.463S">
            <text:p>12:58:56.46</text:p>
          </table:table-cell>
          <table:table-cell office:value-type="string">
            <text:p>TC0003_PlannerC 3-14</text:p>
          </table:table-cell>
          <table:table-cell office:value-type="string">
            <text:p>/logout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2H58M47.446S">
            <text:p>12:58:47.4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9096">
            <text:p>9096</text:p>
          </table:table-cell>
          <table:table-cell office:value-type="string">
            <text:p>Success</text:p>
          </table:table-cell>
          <table:table-cell office:value-type="float" office:value="48099">
            <text:p>48099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2H58M56.44S">
            <text:p>12:58:56.4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2H58M56.526S">
            <text:p>12:58:56.53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2H58M56.515S">
            <text:p>12:58:56.5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2H58M56.436S">
            <text:p>12:58:56.4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2H58M56.457S">
            <text:p>12:58:56.4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2H58M47.408S">
            <text:p>12:58:47.4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9184">
            <text:p>9184</text:p>
          </table:table-cell>
          <table:table-cell office:value-type="string">
            <text:p>Success</text:p>
          </table:table-cell>
          <table:table-cell office:value-type="float" office:value="47274">
            <text:p>47274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2H58M56.567S">
            <text:p>12:58:56.57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2H58M47.485S">
            <text:p>12:58:47.4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9119">
            <text:p>9119</text:p>
          </table:table-cell>
          <table:table-cell office:value-type="string">
            <text:p>Success</text:p>
          </table:table-cell>
          <table:table-cell office:value-type="float" office:value="47864">
            <text:p>47864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2H58M56.543S">
            <text:p>12:58:56.5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2H58M53.403S">
            <text:p>12:58:53.4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206">
            <text:p>3206</text:p>
          </table:table-cell>
          <table:table-cell office:value-type="string">
            <text:p>Success</text:p>
          </table:table-cell>
          <table:table-cell office:value-type="float" office:value="43594">
            <text:p>43594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2H58M56.585S">
            <text:p>12:58:56.5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2H58M43.103S">
            <text:p>12:58:43.1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3522">
            <text:p>13522</text:p>
          </table:table-cell>
          <table:table-cell office:value-type="string">
            <text:p>Success</text:p>
          </table:table-cell>
          <table:table-cell office:value-type="float" office:value="47760">
            <text:p>47760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2H58M47.372S">
            <text:p>12:58:47.3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255">
            <text:p>9255</text:p>
          </table:table-cell>
          <table:table-cell office:value-type="string">
            <text:p>Success</text:p>
          </table:table-cell>
          <table:table-cell office:value-type="float" office:value="45220">
            <text:p>45220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2H58M43.062S">
            <text:p>12:58:43.0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3566">
            <text:p>13566</text:p>
          </table:table-cell>
          <table:table-cell office:value-type="string">
            <text:p>Success</text:p>
          </table:table-cell>
          <table:table-cell office:value-type="float" office:value="45912">
            <text:p>45912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2H58M54.6S">
            <text:p>12:58:54.6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030">
            <text:p>2030</text:p>
          </table:table-cell>
          <table:table-cell office:value-type="string">
            <text:p>Success</text:p>
          </table:table-cell>
          <table:table-cell office:value-type="float" office:value="43552">
            <text:p>43552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2H58M54.648S">
            <text:p>12:58:54.6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000">
            <text:p>2000</text:p>
          </table:table-cell>
          <table:table-cell office:value-type="string">
            <text:p>Success</text:p>
          </table:table-cell>
          <table:table-cell office:value-type="float" office:value="43595">
            <text:p>43595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2H58M47.491S">
            <text:p>12:58:47.4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9158">
            <text:p>9158</text:p>
          </table:table-cell>
          <table:table-cell office:value-type="string">
            <text:p>Success</text:p>
          </table:table-cell>
          <table:table-cell office:value-type="float" office:value="48065">
            <text:p>48065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2H58M56.606S">
            <text:p>12:58:56.6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2H58M56.604S">
            <text:p>12:58:56.6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2H58M56.628S">
            <text:p>12:58:56.6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2H58M56.63S">
            <text:p>12:58:56.6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2H58M56.627S">
            <text:p>12:58:56.6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2H58M56.631S">
            <text:p>12:58:56.6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2H58M56.649S">
            <text:p>12:58:56.6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2H58M56.65S">
            <text:p>12:58:56.6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2H58M56.669S">
            <text:p>12:58:56.6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2H58M56.611S">
            <text:p>12:58:56.6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2H58M56.679S">
            <text:p>12:58:56.6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2H58M56.594S">
            <text:p>12:58:56.5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2H58M56.724S">
            <text:p>12:58:56.7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6">
            <text:p>1306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2H58M44.985S">
            <text:p>12:58:44.9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1765">
            <text:p>11765</text:p>
          </table:table-cell>
          <table:table-cell office:value-type="string">
            <text:p>Success</text:p>
          </table:table-cell>
          <table:table-cell office:value-type="float" office:value="48068">
            <text:p>48068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2H58M44.915S">
            <text:p>12:58:44.9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1837">
            <text:p>11837</text:p>
          </table:table-cell>
          <table:table-cell office:value-type="string">
            <text:p>Success</text:p>
          </table:table-cell>
          <table:table-cell office:value-type="float" office:value="50172">
            <text:p>50172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2H58M44.903S">
            <text:p>12:58:44.9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1851">
            <text:p>11851</text:p>
          </table:table-cell>
          <table:table-cell office:value-type="string">
            <text:p>Success</text:p>
          </table:table-cell>
          <table:table-cell office:value-type="float" office:value="50028">
            <text:p>50028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2H58M56.709S">
            <text:p>12:58:56.7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2H58M56.73S">
            <text:p>12:58:56.7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2H58M56.689S">
            <text:p>12:58:56.6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2H58M44.983S">
            <text:p>12:58:44.9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1781">
            <text:p>11781</text:p>
          </table:table-cell>
          <table:table-cell office:value-type="string">
            <text:p>Success</text:p>
          </table:table-cell>
          <table:table-cell office:value-type="float" office:value="50027">
            <text:p>50027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2H58M56.757S">
            <text:p>12:58:56.7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2H58M56.766S">
            <text:p>12:58:56.7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2H58M56.764S">
            <text:p>12:58:56.7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306">
            <text:p>1306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2H58M56.749S">
            <text:p>12:58:56.7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306">
            <text:p>1306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2H58M56.706S">
            <text:p>12:58:56.7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2H58M54.26S">
            <text:p>12:58:54.2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577">
            <text:p>2577</text:p>
          </table:table-cell>
          <table:table-cell office:value-type="string">
            <text:p>Success</text:p>
          </table:table-cell>
          <table:table-cell office:value-type="float" office:value="43597">
            <text:p>43597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2H58M56.751S">
            <text:p>12:58:56.7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2H58M47.428S">
            <text:p>12:58:47.4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436">
            <text:p>9436</text:p>
          </table:table-cell>
          <table:table-cell office:value-type="string">
            <text:p>Success</text:p>
          </table:table-cell>
          <table:table-cell office:value-type="float" office:value="47221">
            <text:p>47221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2H58M56.8S">
            <text:p>12:58:56.8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2H58M56.733S">
            <text:p>12:58:56.7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2H58M56.753S">
            <text:p>12:58:56.7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2H58M39.354S">
            <text:p>12:58:39.3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7518">
            <text:p>17518</text:p>
          </table:table-cell>
          <table:table-cell office:value-type="string">
            <text:p>Success</text:p>
          </table:table-cell>
          <table:table-cell office:value-type="float" office:value="50562">
            <text:p>50562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2H58M50.677S">
            <text:p>12:58:50.6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210">
            <text:p>6210</text:p>
          </table:table-cell>
          <table:table-cell office:value-type="string">
            <text:p>Success</text:p>
          </table:table-cell>
          <table:table-cell office:value-type="float" office:value="48295">
            <text:p>48295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2H58M56.887S">
            <text:p>12:58:56.8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2H58M56.828S">
            <text:p>12:58:56.8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306">
            <text:p>1306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2H58M56.87S">
            <text:p>12:58:56.8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6">
            <text:p>1306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2H58M56.873S">
            <text:p>12:58:56.8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2H58M56.81S">
            <text:p>12:58:56.8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2H58M56.72S">
            <text:p>12:58:56.7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97">
            <text:p>19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2H58M56.722S">
            <text:p>12:58:56.7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2H58M56.875S">
            <text:p>12:58:56.8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2H58M56.866S">
            <text:p>12:58:56.8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2H58M56.94S">
            <text:p>12:58:56.9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2H58M56.908S">
            <text:p>12:58:56.9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1348">
            <text:p>1348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2H58M56.812S">
            <text:p>12:58:56.8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1306">
            <text:p>1306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2H58M56.912S">
            <text:p>12:58:56.9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1306">
            <text:p>1306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2H58M56.855S">
            <text:p>12:58:56.8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2H58M56.922S">
            <text:p>12:58:56.9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1348">
            <text:p>1348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2H58M56.949S">
            <text:p>12:58:56.9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2H58M56.838S">
            <text:p>12:58:56.8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2H58M56.903S">
            <text:p>12:58:56.9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2H58M56.906S">
            <text:p>12:58:56.9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306">
            <text:p>1306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2H58M56.98S">
            <text:p>12:58:56.9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48">
            <text:p>1348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2H58M56.974S">
            <text:p>12:58:56.9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48">
            <text:p>1348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2H58M56.988S">
            <text:p>12:58:56.9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2H58M56.904S">
            <text:p>12:58:56.9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1348">
            <text:p>1348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2H58M56.984S">
            <text:p>12:58:56.9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1390">
            <text:p>1390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2H58M57.01S">
            <text:p>12:58:57.0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390">
            <text:p>1390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2H58M56.977S">
            <text:p>12:58:56.9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1390">
            <text:p>1390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2H58M56.062S">
            <text:p>12:58:56.06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47">
            <text:p>114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2H58M56.049S">
            <text:p>12:58:56.0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92">
            <text:p>1192</text:p>
          </table:table-cell>
          <table:table-cell office:value-type="string">
            <text:p>Success</text:p>
          </table:table-cell>
          <table:table-cell office:value-type="float" office:value="43555">
            <text:p>43555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2H58M57.242S">
            <text:p>12:58:57.2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2H58M57.256S">
            <text:p>12:58:57.2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2H58M56.078S">
            <text:p>12:58:56.0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23">
            <text:p>1223</text:p>
          </table:table-cell>
          <table:table-cell office:value-type="string">
            <text:p>Success</text:p>
          </table:table-cell>
          <table:table-cell office:value-type="float" office:value="43557">
            <text:p>43557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2H58M57.302S">
            <text:p>12:58:57.3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2H58M57.316S">
            <text:p>12:58:57.3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2H58M56.966S">
            <text:p>12:58:56.97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50">
            <text:p>65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2H58M55.995S">
            <text:p>12:58:56.0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626">
            <text:p>2626</text:p>
          </table:table-cell>
          <table:table-cell office:value-type="string">
            <text:p>Success</text:p>
          </table:table-cell>
          <table:table-cell office:value-type="float" office:value="38835">
            <text:p>38835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2H58M55.981S">
            <text:p>12:58:55.9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650">
            <text:p>2650</text:p>
          </table:table-cell>
          <table:table-cell office:value-type="string">
            <text:p>Success</text:p>
          </table:table-cell>
          <table:table-cell office:value-type="float" office:value="38835">
            <text:p>38835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2H58M56.093S">
            <text:p>12:58:56.09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549">
            <text:p>2549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2H58M58.643S">
            <text:p>12:58:58.6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2H58M58.633S">
            <text:p>12:58:58.6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2H58M58.847S">
            <text:p>12:58:58.85</text:p>
          </table:table-cell>
          <table:table-cell office:value-type="string">
            <text:p>TC0003_PlannerC 3-20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2H58M58.623S">
            <text:p>12:58:58.6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2H58M58.858S">
            <text:p>12:58:58.86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2H58M58.878S">
            <text:p>12:58:58.88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2H58M58.868S">
            <text:p>12:58:58.87</text:p>
          </table:table-cell>
          <table:table-cell office:value-type="string">
            <text:p>TC0003_PlannerC 3-13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2H58M58.886S">
            <text:p>12:58:58.89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2H58M58.898S">
            <text:p>12:58:58.90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2H58M58.682S">
            <text:p>12:58:58.68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2H58M56.661S">
            <text:p>12:58:56.66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324">
            <text:p>2324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2H58M56.303S">
            <text:p>12:58:56.30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706">
            <text:p>270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2H58M58.987S">
            <text:p>12:58:58.9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2H58M57.084S">
            <text:p>12:58:57.08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939">
            <text:p>193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2H58M54.612S">
            <text:p>12:58:54.6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647">
            <text:p>4647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2H58M56.814S">
            <text:p>12:58:56.81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466">
            <text:p>246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2H58M56.975S">
            <text:p>12:58:56.98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324">
            <text:p>2324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2H58M56.39S">
            <text:p>12:58:56.39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912">
            <text:p>291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2H58M57.077S">
            <text:p>12:58:57.08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231">
            <text:p>2231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2H58M56.504S">
            <text:p>12:58:56.50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806">
            <text:p>280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2H58M57.039S">
            <text:p>12:58:57.04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274">
            <text:p>227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2H58M56.762S">
            <text:p>12:58:56.76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554">
            <text:p>2554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2H58M56.074S">
            <text:p>12:58:56.0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243">
            <text:p>3243</text:p>
          </table:table-cell>
          <table:table-cell office:value-type="string">
            <text:p>Success</text:p>
          </table:table-cell>
          <table:table-cell office:value-type="float" office:value="38671">
            <text:p>38671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2H58M59.316S">
            <text:p>12:58:59.3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2H58M59.259S">
            <text:p>12:58:59.2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2H58M59.318S">
            <text:p>12:58:59.3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2H58M59.345S">
            <text:p>12:58:59.35</text:p>
          </table:table-cell>
          <table:table-cell office:value-type="string">
            <text:p>TC0002_PlannerB 2-10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2H58M59.366S">
            <text:p>12:58:59.37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2H58M59.374S">
            <text:p>12:58:59.37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2H58M59.364S">
            <text:p>12:58:59.36</text:p>
          </table:table-cell>
          <table:table-cell office:value-type="string">
            <text:p>TC0003_PlannerC 3-16</text:p>
          </table:table-cell>
          <table:table-cell office:value-type="string">
            <text:p>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2H58M59.394S">
            <text:p>12:58:59.39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2H58M59.415S">
            <text:p>12:58:59.42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2H58M59.014S">
            <text:p>12:58:59.01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89">
            <text:p>58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2H58M56.994S">
            <text:p>12:58:56.99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643">
            <text:p>2643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2H58M56.301S">
            <text:p>12:58:56.30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360">
            <text:p>3360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2H58M59.313S">
            <text:p>12:58:59.3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72">
            <text:p>372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2H58M56.438S">
            <text:p>12:58:56.44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246">
            <text:p>3246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2H58M59.28S">
            <text:p>12:58:59.2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15">
            <text:p>415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2H58M59.301S">
            <text:p>12:58:59.3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402">
            <text:p>402</text:p>
          </table:table-cell>
          <table:table-cell office:value-type="string">
            <text:p>Success</text:p>
          </table:table-cell>
          <table:table-cell office:value-type="float" office:value="17014">
            <text:p>17014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2H58M57.032S">
            <text:p>12:58:57.03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676">
            <text:p>2676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2H58M57.076S">
            <text:p>12:58:57.08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637">
            <text:p>263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2H58M56.403S">
            <text:p>12:58:56.40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319">
            <text:p>3319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2H58M57.329S">
            <text:p>12:58:57.33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394">
            <text:p>2394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2H58M59.686S">
            <text:p>12:58:59.6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2H58M56.988S">
            <text:p>12:58:56.99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765">
            <text:p>2765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2H58M59.709S">
            <text:p>12:58:59.7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2H58M56.587S">
            <text:p>12:58:56.59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186">
            <text:p>318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2H58M57.018S">
            <text:p>12:58:57.02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758">
            <text:p>2758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2H58M56.759S">
            <text:p>12:58:56.76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024">
            <text:p>3024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2H58M59.723S">
            <text:p>12:58:59.7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2H58M59.333S">
            <text:p>12:58:59.33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54">
            <text:p>454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2H58M57.617S">
            <text:p>12:58:57.62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171">
            <text:p>2171</text:p>
          </table:table-cell>
          <table:table-cell office:value-type="string">
            <text:p>Success</text:p>
          </table:table-cell>
          <table:table-cell office:value-type="float" office:value="19287">
            <text:p>19287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2H58M59.726S">
            <text:p>12:58:59.7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2H58M56.248S">
            <text:p>12:58:56.25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547">
            <text:p>3547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2H58M56.547S">
            <text:p>12:58:56.55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253">
            <text:p>3253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2H58M59.801S">
            <text:p>12:58:59.8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2H58M59.756S">
            <text:p>12:58:59.7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2H58M59.796S">
            <text:p>12:58:59.8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2H58M59.785S">
            <text:p>12:58:59.7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2H58M59.703S">
            <text:p>12:58:59.7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928">
            <text:p>92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2H59M00.632S">
            <text:p>12:59:00.63</text:p>
          </table:table-cell>
          <table:table-cell office:value-type="string">
            <text:p>TC0002_PlannerB 2-3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2H59M00.646S">
            <text:p>12:59:00.65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2H59M00.652S">
            <text:p>12:59:00.65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2H58M59.698S">
            <text:p>12:58:59.7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972">
            <text:p>9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2H59M00.67S">
            <text:p>12:59:00.67</text:p>
          </table:table-cell>
          <table:table-cell office:value-type="string">
            <text:p>TC0002_PlannerB 2-11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2H59M00.679S">
            <text:p>12:59:00.68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2H59M00.685S">
            <text:p>12:59:00.69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2H58M59.686S">
            <text:p>12:58:59.6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024">
            <text:p>102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2H59M00.71S">
            <text:p>12:59:00.71</text:p>
          </table:table-cell>
          <table:table-cell office:value-type="string">
            <text:p>TC0002_PlannerB 2-7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2H59M00.737S">
            <text:p>12:59:00.74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2H59M00.769S">
            <text:p>12:59:00.77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2H58M59.315S">
            <text:p>12:58:59.3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478">
            <text:p>1478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2H59M00.794S">
            <text:p>12:59:00.7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2H58M59.025S">
            <text:p>12:58:59.0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046">
            <text:p>2046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2H58M56.989S">
            <text:p>12:58:56.99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084">
            <text:p>4084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2H59M01.043S">
            <text:p>12:59:01.04</text:p>
          </table:table-cell>
          <table:table-cell office:value-type="string">
            <text:p>TC0002_PlannerB 2-15</text:p>
          </table:table-cell>
          <table:table-cell office:value-type="string">
            <text:p>/logout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2H58M56.571S">
            <text:p>12:58:56.57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505">
            <text:p>4505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2H58M56.919S">
            <text:p>12:58:56.92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174">
            <text:p>4174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2H58M56.464S">
            <text:p>12:58:56.46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630">
            <text:p>4630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2H59M01.086S">
            <text:p>12:59:01.09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2H59M01.075S">
            <text:p>12:59:01.0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2H59M01.099S">
            <text:p>12:59:01.10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2H59M01.095S">
            <text:p>12:59:01.1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2H59M01.092S">
            <text:p>12:59:01.0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2H59M01.094S">
            <text:p>12:59:01.0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2H58M59.01S">
            <text:p>12:58:59.0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228">
            <text:p>2228</text:p>
          </table:table-cell>
          <table:table-cell office:value-type="string">
            <text:p>Success</text:p>
          </table:table-cell>
          <table:table-cell office:value-type="float" office:value="40080">
            <text:p>40080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2H59M01.072S">
            <text:p>12:59:01.0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2H59M01.238S">
            <text:p>12:59:01.2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2H59M01.24S">
            <text:p>12:59:01.24</text:p>
          </table:table-cell>
          <table:table-cell office:value-type="string">
            <text:p>TC0002_PlannerB 2-5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2H59M01.259S">
            <text:p>12:59:01.26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2H59M01.265S">
            <text:p>12:59:01.27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2H59M01.251S">
            <text:p>12:59:01.2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2H58M58.977S">
            <text:p>12:58:58.9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721">
            <text:p>2721</text:p>
          </table:table-cell>
          <table:table-cell office:value-type="string">
            <text:p>Success</text:p>
          </table:table-cell>
          <table:table-cell office:value-type="float" office:value="38972">
            <text:p>38972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2H58M56.617S">
            <text:p>12:58:56.62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148">
            <text:p>514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2H58M59.639S">
            <text:p>12:58:59.6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173">
            <text:p>2173</text:p>
          </table:table-cell>
          <table:table-cell office:value-type="string">
            <text:p>Success</text:p>
          </table:table-cell>
          <table:table-cell office:value-type="float" office:value="17014">
            <text:p>17014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2H58M59.743S">
            <text:p>12:58:59.74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081">
            <text:p>2081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2H58M56.868S">
            <text:p>12:58:56.87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975">
            <text:p>4975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2H58M56.731S">
            <text:p>12:58:56.73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125">
            <text:p>5125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2H58M59.304S">
            <text:p>12:58:59.3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556">
            <text:p>2556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2H58M59.834S">
            <text:p>12:58:59.83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026">
            <text:p>202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2H58M59.714S">
            <text:p>12:58:59.7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154">
            <text:p>2154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2H58M59.786S">
            <text:p>12:58:59.79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086">
            <text:p>2086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2H58M59.309S">
            <text:p>12:58:59.3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564">
            <text:p>2564</text:p>
          </table:table-cell>
          <table:table-cell office:value-type="string">
            <text:p>Success</text:p>
          </table:table-cell>
          <table:table-cell office:value-type="float" office:value="17014">
            <text:p>17014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2H58M59.791S">
            <text:p>12:58:59.79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090">
            <text:p>2090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2H58M59.789S">
            <text:p>12:58:59.7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097">
            <text:p>2097</text:p>
          </table:table-cell>
          <table:table-cell office:value-type="string">
            <text:p>Success</text:p>
          </table:table-cell>
          <table:table-cell office:value-type="float" office:value="38675">
            <text:p>38675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2H58M59.766S">
            <text:p>12:58:59.77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116">
            <text:p>211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2H59M01.127S">
            <text:p>12:59:01.13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74">
            <text:p>774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2H58M59.778S">
            <text:p>12:58:59.7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125">
            <text:p>2125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2H59M01.845S">
            <text:p>12:59:01.8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2H59M01.857S">
            <text:p>12:59:01.8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2H59M01.813S">
            <text:p>12:59:01.8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2H59M01.985S">
            <text:p>12:59:01.99</text:p>
          </table:table-cell>
          <table:table-cell office:value-type="string">
            <text:p>TC0002_PlannerB 2-2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2H59M01.996S">
            <text:p>12:59:02.00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2H59M02.003S">
            <text:p>12:59:02.00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2H59M01.904S">
            <text:p>12:59:01.90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2H59M02.079S">
            <text:p>12:59:02.08</text:p>
          </table:table-cell>
          <table:table-cell office:value-type="string">
            <text:p>TC0002_PlannerB 2-18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2H59M02.092S">
            <text:p>12:59:02.09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2H59M02.098S">
            <text:p>12:59:02.10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2H59M01.899S">
            <text:p>12:59:01.9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67">
            <text:p>26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2H59M02.168S">
            <text:p>12:59:02.17</text:p>
          </table:table-cell>
          <table:table-cell office:value-type="string">
            <text:p>TC0003_PlannerC 3-7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2H59M02.184S">
            <text:p>12:59:02.18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2H59M02.19S">
            <text:p>12:59:02.19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2H58M59.605S">
            <text:p>12:58:59.6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723">
            <text:p>2723</text:p>
          </table:table-cell>
          <table:table-cell office:value-type="string">
            <text:p>Success</text:p>
          </table:table-cell>
          <table:table-cell office:value-type="float" office:value="33812">
            <text:p>33812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2H59M01.86S">
            <text:p>12:59:01.8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80">
            <text:p>48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2H59M02.342S">
            <text:p>12:59:02.34</text:p>
          </table:table-cell>
          <table:table-cell office:value-type="string">
            <text:p>TC0002_PlannerB 2-9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2H59M02.349S">
            <text:p>12:59:02.35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2H59M02.355S">
            <text:p>12:59:02.36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2H58M59.788S">
            <text:p>12:58:59.7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614">
            <text:p>2614</text:p>
          </table:table-cell>
          <table:table-cell office:value-type="string">
            <text:p>Success</text:p>
          </table:table-cell>
          <table:table-cell office:value-type="float" office:value="33812">
            <text:p>33812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2H59M01.875S">
            <text:p>12:59:01.8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11">
            <text:p>61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2H59M02.486S">
            <text:p>12:59:02.49</text:p>
          </table:table-cell>
          <table:table-cell office:value-type="string">
            <text:p>TC0002_PlannerB 2-1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2H59M01.869S">
            <text:p>12:59:01.8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35">
            <text:p>63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2H59M02.499S">
            <text:p>12:59:02.50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2H59M02.51S">
            <text:p>12:59:02.51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2H59M02.506S">
            <text:p>12:59:02.51</text:p>
          </table:table-cell>
          <table:table-cell office:value-type="string">
            <text:p>TC0002_PlannerB 2-8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2H59M02.517S">
            <text:p>12:59:02.52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2H59M02.524S">
            <text:p>12:59:02.52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2H58M57.211S">
            <text:p>12:58:57.21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456">
            <text:p>5456</text:p>
          </table:table-cell>
          <table:table-cell office:value-type="string">
            <text:p>Success</text:p>
          </table:table-cell>
          <table:table-cell office:value-type="float" office:value="29883">
            <text:p>29883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2H59M01.277S">
            <text:p>12:59:01.28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392">
            <text:p>139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2H59M02.671S">
            <text:p>12:59:02.6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2H58M59.662S">
            <text:p>12:58:59.6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182">
            <text:p>3182</text:p>
          </table:table-cell>
          <table:table-cell office:value-type="string">
            <text:p>Success</text:p>
          </table:table-cell>
          <table:table-cell office:value-type="float" office:value="34587">
            <text:p>34587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2H59M02.845S">
            <text:p>12:59:02.8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2H59M02.871S">
            <text:p>12:59:02.8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2H59M01.112S">
            <text:p>12:59:01.11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838">
            <text:p>183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2H59M01.1S">
            <text:p>12:59:01.10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873">
            <text:p>1873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2H59M01.765S">
            <text:p>12:59:01.7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218">
            <text:p>1218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2H59M02.984S">
            <text:p>12:59:02.9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2H59M03.115S">
            <text:p>12:59:03.12</text:p>
          </table:table-cell>
          <table:table-cell office:value-type="string">
            <text:p>TC0002_PlannerB 2-19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2H59M03.123S">
            <text:p>12:59:03.12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2H59M03.129S">
            <text:p>12:59:03.13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2H58M59.836S">
            <text:p>12:58:59.84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462">
            <text:p>3462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2H58M59.775S">
            <text:p>12:58:59.7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529">
            <text:p>3529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2H58M59.827S">
            <text:p>12:58:59.83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485">
            <text:p>3485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2H58M57.278S">
            <text:p>12:58:57.28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051">
            <text:p>6051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2H59M02.668S">
            <text:p>12:59:02.6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61">
            <text:p>661</text:p>
          </table:table-cell>
          <table:table-cell office:value-type="string">
            <text:p>Success</text:p>
          </table:table-cell>
          <table:table-cell office:value-type="float" office:value="38895">
            <text:p>38895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2H59M02.688S">
            <text:p>12:59:02.69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42">
            <text:p>642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2H59M03.334S">
            <text:p>12:59:03.3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2H59M03.331S">
            <text:p>12:59:03.3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2H59M03.644S">
            <text:p>12:59:03.64</text:p>
          </table:table-cell>
          <table:table-cell office:value-type="string">
            <text:p>TC0003_PlannerC 3-4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2H59M03.655S">
            <text:p>12:59:03.66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2H59M03.663S">
            <text:p>12:59:03.66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2H59M01.902S">
            <text:p>12:59:01.9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819">
            <text:p>1819</text:p>
          </table:table-cell>
          <table:table-cell office:value-type="string">
            <text:p>Success</text:p>
          </table:table-cell>
          <table:table-cell office:value-type="float" office:value="26366">
            <text:p>26366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2H59M01.862S">
            <text:p>12:59:01.8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076">
            <text:p>2076</text:p>
          </table:table-cell>
          <table:table-cell office:value-type="string">
            <text:p>Success</text:p>
          </table:table-cell>
          <table:table-cell office:value-type="float" office:value="27245">
            <text:p>27245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2H59M01.826S">
            <text:p>12:59:01.8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155">
            <text:p>2155</text:p>
          </table:table-cell>
          <table:table-cell office:value-type="string">
            <text:p>Success</text:p>
          </table:table-cell>
          <table:table-cell office:value-type="float" office:value="27243">
            <text:p>27243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2H59M01.873S">
            <text:p>12:59:01.8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140">
            <text:p>2140</text:p>
          </table:table-cell>
          <table:table-cell office:value-type="string">
            <text:p>Success</text:p>
          </table:table-cell>
          <table:table-cell office:value-type="float" office:value="27243">
            <text:p>27243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2H59M03.306S">
            <text:p>12:59:03.3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44">
            <text:p>7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2H59M04.051S">
            <text:p>12:59:04.05</text:p>
          </table:table-cell>
          <table:table-cell office:value-type="string">
            <text:p>TC0002_PlannerB 2-17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2H59M04.062S">
            <text:p>12:59:04.06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2H59M04.071S">
            <text:p>12:59:04.07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2H59M01.7S">
            <text:p>12:59:01.7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426">
            <text:p>2426</text:p>
          </table:table-cell>
          <table:table-cell office:value-type="string">
            <text:p>Success</text:p>
          </table:table-cell>
          <table:table-cell office:value-type="float" office:value="18424">
            <text:p>18424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2H58M59.841S">
            <text:p>12:58:59.84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296">
            <text:p>4296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2H59M02.33S">
            <text:p>12:59:02.3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836">
            <text:p>1836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2H59M01.121S">
            <text:p>12:59:01.12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046">
            <text:p>3046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2H59M01.905S">
            <text:p>12:59:01.91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274">
            <text:p>2274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2H59M04.127S">
            <text:p>12:59:04.1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2H59M04.167S">
            <text:p>12:59:04.1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2H59M04.21S">
            <text:p>12:59:04.21</text:p>
          </table:table-cell>
          <table:table-cell office:value-type="string">
            <text:p>TC0001_PlannerA 1-2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2H59M04.231S">
            <text:p>12:59:04.23</text:p>
          </table:table-cell>
          <table:table-cell office:value-type="string">
            <text:p>TC0001_PlannerA 1-2</text:p>
          </table:table-cell>
          <table:table-cell office:value-type="string">
            <text:p>/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2H59M04.256S">
            <text:p>12:59:04.26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2H59M04.23S">
            <text:p>12:59:04.23</text:p>
          </table:table-cell>
          <table:table-cell office:value-type="string">
            <text:p>TC0001_PlannerA 1-10</text:p>
          </table:table-cell>
          <table:table-cell office:value-type="string">
            <text:p>/logout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2H59M04.27S">
            <text:p>12:59:04.27</text:p>
          </table:table-cell>
          <table:table-cell office:value-type="string">
            <text:p>TC0001_PlannerA 1-10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2H59M01.9S">
            <text:p>12:59:01.9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390">
            <text:p>2390</text:p>
          </table:table-cell>
          <table:table-cell office:value-type="string">
            <text:p>Success</text:p>
          </table:table-cell>
          <table:table-cell office:value-type="float" office:value="28223">
            <text:p>28223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2H59M04.288S">
            <text:p>12:59:04.29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2H59M02.404S">
            <text:p>12:59:02.4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997">
            <text:p>1997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2H59M04.015S">
            <text:p>12:59:04.0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89">
            <text:p>389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2H59M04.404S">
            <text:p>12:59:04.4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2H59M04.402S">
            <text:p>12:59:04.4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2H59M04.428S">
            <text:p>12:59:04.43</text:p>
          </table:table-cell>
          <table:table-cell office:value-type="string">
            <text:p>TC0001_PlannerA 1-11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2H59M01.906S">
            <text:p>12:59:01.91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538">
            <text:p>2538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2H59M04.426S">
            <text:p>12:59:04.43</text:p>
          </table:table-cell>
          <table:table-cell office:value-type="string">
            <text:p>TC0001_PlannerA 1-3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2H59M04.447S">
            <text:p>12:59:04.45</text:p>
          </table:table-cell>
          <table:table-cell office:value-type="string">
            <text:p>TC0001_PlannerA 1-11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2H59M04.449S">
            <text:p>12:59:04.45</text:p>
          </table:table-cell>
          <table:table-cell office:value-type="string">
            <text:p>TC0001_PlannerA 1-3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2H59M04.457S">
            <text:p>12:59:04.46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2H59M04.46S">
            <text:p>12:59:04.46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2H59M02.951S">
            <text:p>12:59:02.9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585">
            <text:p>1585</text:p>
          </table:table-cell>
          <table:table-cell office:value-type="string">
            <text:p>Success</text:p>
          </table:table-cell>
          <table:table-cell office:value-type="float" office:value="26170">
            <text:p>26170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2H59M01.883S">
            <text:p>12:59:01.8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697">
            <text:p>2697</text:p>
          </table:table-cell>
          <table:table-cell office:value-type="string">
            <text:p>Success</text:p>
          </table:table-cell>
          <table:table-cell office:value-type="float" office:value="30137">
            <text:p>30137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2H59M03.333S">
            <text:p>12:59:03.3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14">
            <text:p>1314</text:p>
          </table:table-cell>
          <table:table-cell office:value-type="string">
            <text:p>Success</text:p>
          </table:table-cell>
          <table:table-cell office:value-type="float" office:value="24209">
            <text:p>24209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2H59M02.975S">
            <text:p>12:59:02.9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679">
            <text:p>1679</text:p>
          </table:table-cell>
          <table:table-cell office:value-type="string">
            <text:p>Success</text:p>
          </table:table-cell>
          <table:table-cell office:value-type="float" office:value="26170">
            <text:p>26170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2H59M04.138S">
            <text:p>12:59:04.1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20">
            <text:p>520</text:p>
          </table:table-cell>
          <table:table-cell office:value-type="string">
            <text:p>Success</text:p>
          </table:table-cell>
          <table:table-cell office:value-type="float" office:value="24164">
            <text:p>24164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2H59M03.299S">
            <text:p>12:59:03.3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63">
            <text:p>1363</text:p>
          </table:table-cell>
          <table:table-cell office:value-type="string">
            <text:p>Success</text:p>
          </table:table-cell>
          <table:table-cell office:value-type="float" office:value="24164">
            <text:p>24164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2H59M03.981S">
            <text:p>12:59:03.9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87">
            <text:p>687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2H59M04.669S">
            <text:p>12:59:04.6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2H59M04.169S">
            <text:p>12:59:04.1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37">
            <text:p>537</text:p>
          </table:table-cell>
          <table:table-cell office:value-type="string">
            <text:p>Success</text:p>
          </table:table-cell>
          <table:table-cell office:value-type="float" office:value="24164">
            <text:p>24164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2H59M03.939S">
            <text:p>12:59:03.9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68">
            <text:p>768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2H59M03.348S">
            <text:p>12:59:03.3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360">
            <text:p>1360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2H59M04.29S">
            <text:p>12:59:04.2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43">
            <text:p>443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2H59M03.314S">
            <text:p>12:59:03.3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47">
            <text:p>1447</text:p>
          </table:table-cell>
          <table:table-cell office:value-type="string">
            <text:p>Success</text:p>
          </table:table-cell>
          <table:table-cell office:value-type="float" office:value="24164">
            <text:p>24164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2H59M04.709S">
            <text:p>12:59:04.7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2H59M02.881S">
            <text:p>12:59:02.88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896">
            <text:p>1896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2H59M04.7S">
            <text:p>12:59:04.70</text:p>
          </table:table-cell>
          <table:table-cell office:value-type="string">
            <text:p>TC0001_PlannerA 1-1</text:p>
          </table:table-cell>
          <table:table-cell office:value-type="string">
            <text:p>/logout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2H59M04.735S">
            <text:p>12:59:04.7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2H59M04.181S">
            <text:p>12:59:04.1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15">
            <text:p>615</text:p>
          </table:table-cell>
          <table:table-cell office:value-type="string">
            <text:p>Success</text:p>
          </table:table-cell>
          <table:table-cell office:value-type="float" office:value="24164">
            <text:p>24164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2H59M04.778S">
            <text:p>12:59:04.7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2H59M04.786S">
            <text:p>12:59:04.79</text:p>
          </table:table-cell>
          <table:table-cell office:value-type="string">
            <text:p>TC0001_PlannerA 1-1</text:p>
          </table:table-cell>
          <table:table-cell office:value-type="string">
            <text:p>/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2H59M04.816S">
            <text:p>12:59:04.82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2H59M04.71S">
            <text:p>12:59:04.7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4142">
            <text:p>24142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2H59M04.446S">
            <text:p>12:59:04.4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94">
            <text:p>394</text:p>
          </table:table-cell>
          <table:table-cell office:value-type="string">
            <text:p>Success</text:p>
          </table:table-cell>
          <table:table-cell office:value-type="float" office:value="24164">
            <text:p>24164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2H59M04.794S">
            <text:p>12:59:04.79</text:p>
          </table:table-cell>
          <table:table-cell office:value-type="string">
            <text:p>TC0001_PlannerA 1-6</text:p>
          </table:table-cell>
          <table:table-cell office:value-type="string">
            <text:p>/logout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2H59M04.764S">
            <text:p>12:59:04.76</text:p>
          </table:table-cell>
          <table:table-cell office:value-type="string">
            <text:p>TC0001_PlannerA 1-14</text:p>
          </table:table-cell>
          <table:table-cell office:value-type="string">
            <text:p>/logout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2H59M04.843S">
            <text:p>12:59:04.84</text:p>
          </table:table-cell>
          <table:table-cell office:value-type="string">
            <text:p>TC0001_PlannerA 1-6</text:p>
          </table:table-cell>
          <table:table-cell office:value-type="string">
            <text:p>/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2H59M03.722S">
            <text:p>12:59:03.7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54">
            <text:p>1154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2H59M04.851S">
            <text:p>12:59:04.85</text:p>
          </table:table-cell>
          <table:table-cell office:value-type="string">
            <text:p>TC0001_PlannerA 1-14</text:p>
          </table:table-cell>
          <table:table-cell office:value-type="string">
            <text:p>/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2H59M04.872S">
            <text:p>12:59:04.87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2H59M04.878S">
            <text:p>12:59:04.8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2H59M04.879S">
            <text:p>12:59:04.88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2H59M04.899S">
            <text:p>12:59:04.90</text:p>
          </table:table-cell>
          <table:table-cell office:value-type="string">
            <text:p>TC0001_PlannerA 1-18</text:p>
          </table:table-cell>
          <table:table-cell office:value-type="string">
            <text:p>/logout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2H59M04.959S">
            <text:p>12:59:04.96</text:p>
          </table:table-cell>
          <table:table-cell office:value-type="string">
            <text:p>TC0001_PlannerA 1-18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2H59M04.968S">
            <text:p>12:59:04.97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2H59M04.648S">
            <text:p>12:59:04.6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30">
            <text:p>430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2H59M04.762S">
            <text:p>12:59:04.7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2H59M04.655S">
            <text:p>12:59:04.6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67">
            <text:p>467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2H59M05.082S">
            <text:p>12:59:05.0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2H59M05.078S">
            <text:p>12:59:05.0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2H59M04.802S">
            <text:p>12:59:04.80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34">
            <text:p>334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2H59M04.583S">
            <text:p>12:59:04.5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2H59M04.707S">
            <text:p>12:59:04.7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45">
            <text:p>445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2H59M04.664S">
            <text:p>12:59:04.6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90">
            <text:p>490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2H59M05.123S">
            <text:p>12:59:05.1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2H59M04.659S">
            <text:p>12:59:04.6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13">
            <text:p>513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2H59M04.537S">
            <text:p>12:59:04.5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38">
            <text:p>638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2H59M05.169S">
            <text:p>12:59:05.17</text:p>
          </table:table-cell>
          <table:table-cell office:value-type="string">
            <text:p>TC0001_PlannerA 1-13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2H59M05.19S">
            <text:p>12:59:05.19</text:p>
          </table:table-cell>
          <table:table-cell office:value-type="string">
            <text:p>TC0001_PlannerA 1-13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2H59M05.154S">
            <text:p>12:59:05.1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2H59M05.199S">
            <text:p>12:59:05.20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2H59M05.124S">
            <text:p>12:59:05.12</text:p>
          </table:table-cell>
          <table:table-cell office:value-type="string">
            <text:p>TC0001_PlannerA 1-8</text:p>
          </table:table-cell>
          <table:table-cell office:value-type="string">
            <text:p>/logout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2H59M05.156S">
            <text:p>12:59:05.1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2H59M05.177S">
            <text:p>12:59:05.1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2H59M05.133S">
            <text:p>12:59:05.13</text:p>
          </table:table-cell>
          <table:table-cell office:value-type="string">
            <text:p>TC0001_PlannerA 1-9</text:p>
          </table:table-cell>
          <table:table-cell office:value-type="string">
            <text:p>/logout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2H59M05.137S">
            <text:p>12:59:05.1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4175">
            <text:p>24175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2H59M04.797S">
            <text:p>12:59:04.8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53">
            <text:p>453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2H59M04.827S">
            <text:p>12:59:04.8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24">
            <text:p>424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2H59M05.14S">
            <text:p>12:59:05.1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2H59M05.204S">
            <text:p>12:59:05.20</text:p>
          </table:table-cell>
          <table:table-cell office:value-type="string">
            <text:p>TC0001_PlannerA 1-15</text:p>
          </table:table-cell>
          <table:table-cell office:value-type="string">
            <text:p>/logout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2H59M05.235S">
            <text:p>12:59:05.24</text:p>
          </table:table-cell>
          <table:table-cell office:value-type="string">
            <text:p>TC0001_PlannerA 1-16</text:p>
          </table:table-cell>
          <table:table-cell office:value-type="string">
            <text:p>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2H59M05.237S">
            <text:p>12:59:05.24</text:p>
          </table:table-cell>
          <table:table-cell office:value-type="string">
            <text:p>TC0001_PlannerA 1-9</text:p>
          </table:table-cell>
          <table:table-cell office:value-type="string">
            <text:p>/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2H59M05.265S">
            <text:p>12:59:05.27</text:p>
          </table:table-cell>
          <table:table-cell office:value-type="string">
            <text:p>TC0001_PlannerA 1-15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2H59M05.236S">
            <text:p>12:59:05.24</text:p>
          </table:table-cell>
          <table:table-cell office:value-type="string">
            <text:p>TC0001_PlannerA 1-20</text:p>
          </table:table-cell>
          <table:table-cell office:value-type="string">
            <text:p>/logout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2H59M05.234S">
            <text:p>12:59:05.23</text:p>
          </table:table-cell>
          <table:table-cell office:value-type="string">
            <text:p>TC0001_PlannerA 1-8</text:p>
          </table:table-cell>
          <table:table-cell office:value-type="string">
            <text:p>/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2H59M05.282S">
            <text:p>12:59:05.28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2H59M05.173S">
            <text:p>12:59:05.1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2H59M05.251S">
            <text:p>12:59:05.2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2H59M05.29S">
            <text:p>12:59:05.29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2H59M05.253S">
            <text:p>12:59:05.2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2H59M05.272S">
            <text:p>12:59:05.27</text:p>
          </table:table-cell>
          <table:table-cell office:value-type="string">
            <text:p>TC0001_PlannerA 1-16</text:p>
          </table:table-cell>
          <table:table-cell office:value-type="string">
            <text:p>/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2H59M05.317S">
            <text:p>12:59:05.32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2H59M05.32S">
            <text:p>12:59:05.32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2H59M04.842S">
            <text:p>12:59:04.8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03">
            <text:p>503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2H59M05.318S">
            <text:p>12:59:05.32</text:p>
          </table:table-cell>
          <table:table-cell office:value-type="string">
            <text:p>TC0001_PlannerA 1-19</text:p>
          </table:table-cell>
          <table:table-cell office:value-type="string">
            <text:p>/logout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2H59M05.317S">
            <text:p>12:59:05.32</text:p>
          </table:table-cell>
          <table:table-cell office:value-type="string">
            <text:p>TC0001_PlannerA 1-4</text:p>
          </table:table-cell>
          <table:table-cell office:value-type="string">
            <text:p>/logout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2H59M05.306S">
            <text:p>12:59:05.31</text:p>
          </table:table-cell>
          <table:table-cell office:value-type="string">
            <text:p>TC0001_PlannerA 1-20</text:p>
          </table:table-cell>
          <table:table-cell office:value-type="string">
            <text:p>/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2H59M05.317S">
            <text:p>12:59:05.32</text:p>
          </table:table-cell>
          <table:table-cell office:value-type="string">
            <text:p>TC0001_PlannerA 1-5</text:p>
          </table:table-cell>
          <table:table-cell office:value-type="string">
            <text:p>/logout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2H59M05.259S">
            <text:p>12:59:05.26</text:p>
          </table:table-cell>
          <table:table-cell office:value-type="string">
            <text:p>TC0001_PlannerA 1-17</text:p>
          </table:table-cell>
          <table:table-cell office:value-type="string">
            <text:p>/logout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2H59M05.355S">
            <text:p>12:59:05.36</text:p>
          </table:table-cell>
          <table:table-cell office:value-type="string">
            <text:p>TC0001_PlannerA 1-5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2H59M05.345S">
            <text:p>12:59:05.3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2H59M05.348S">
            <text:p>12:59:05.35</text:p>
          </table:table-cell>
          <table:table-cell office:value-type="string">
            <text:p>TC0001_PlannerA 1-19</text:p>
          </table:table-cell>
          <table:table-cell office:value-type="string">
            <text:p>/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2H59M05.353S">
            <text:p>12:59:05.35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2H59M05.249S">
            <text:p>12:59:05.2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2H59M05.381S">
            <text:p>12:59:05.38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2H59M05.351S">
            <text:p>12:59:05.35</text:p>
          </table:table-cell>
          <table:table-cell office:value-type="string">
            <text:p>TC0001_PlannerA 1-4</text:p>
          </table:table-cell>
          <table:table-cell office:value-type="string">
            <text:p>/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2H59M05.358S">
            <text:p>12:59:05.36</text:p>
          </table:table-cell>
          <table:table-cell office:value-type="string">
            <text:p>TC0001_PlannerA 1-17</text:p>
          </table:table-cell>
          <table:table-cell office:value-type="string">
            <text:p>/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2H59M05.4S">
            <text:p>12:59:05.40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2H59M05.398S">
            <text:p>12:59:05.40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2H59M05.382S">
            <text:p>12:59:05.38</text:p>
          </table:table-cell>
          <table:table-cell office:value-type="string">
            <text:p>TC0001_PlannerA 1-7</text:p>
          </table:table-cell>
          <table:table-cell office:value-type="string">
            <text:p>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2H59M05.382S">
            <text:p>12:59:05.38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2H59M05.408S">
            <text:p>12:59:05.41</text:p>
          </table:table-cell>
          <table:table-cell office:value-type="string">
            <text:p>TC0001_PlannerA 1-7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2H59M05.391S">
            <text:p>12:59:05.3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2H59M05.419S">
            <text:p>12:59:05.42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2H59M05.421S">
            <text:p>12:59:05.42</text:p>
          </table:table-cell>
          <table:table-cell office:value-type="string">
            <text:p>TC0001_PlannerA 1-1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2H59M05.429S">
            <text:p>12:59:05.43</text:p>
          </table:table-cell>
          <table:table-cell office:value-type="string">
            <text:p>TC0001_PlannerA 1-1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2H59M05.435S">
            <text:p>12:59:05.44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6:0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4T16:08:26.33</dc:date>
    <meta:document-statistic meta:table-count="1" meta:cell-count="13727" meta:object-count="0"/>
    <meta:generator>OpenOffice.org/3.2$Win32 OpenOffice.org_project/320m12$Build-9483</meta:generator>
  </office:meta>
</office:document-meta>
</file>